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3.8_20_GeV_20_Summary">
      <style:table-properties table:display="true" style:writing-mode="lr-tb"/>
    </style:style>
    <style:style style:name="ta2" style:family="table" style:master-page-name="PageStyle_5f_0p5_5f_3p8">
      <style:table-properties table:display="true" style:writing-mode="lr-tb"/>
    </style:style>
    <style:style style:name="ta3" style:family="table" style:master-page-name="PageStyle_5f_4.9_20_GeV_20_Summary">
      <style:table-properties table:display="true" style:writing-mode="lr-tb"/>
    </style:style>
    <style:style style:name="ta4" style:family="table" style:master-page-name="PageStyle_5f_0p5_5f_4p9">
      <style:table-properties table:display="true" style:writing-mode="lr-tb"/>
    </style:style>
    <style:style style:name="ta5" style:family="table" style:master-page-name="PageStyle_5f_Time_20_of_20_runs_20_3p8">
      <style:table-properties table:display="false" style:writing-mode="lr-tb"/>
    </style:style>
    <style:style style:name="ta6" style:family="table" style:master-page-name="PageStyle_5f_Time_20_of_20_runs_20_49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6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.8 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3.8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4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9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9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9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6.79deg LH2</text:p>
          </table:table-cell>
          <table:table-cell table:style-name="ce11"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6" office:value-type="string" calcext:value-type="string">
            <text:p>@ 12uA (mC)</text:p>
          </table:table-cell>
          <table:table-cell table:style-name="ce11" table:formula="of:=[$0p5_3p8.C11]" office:value-type="float" office:value="159.1" calcext:value-type="float">
            <text:p>159.1</text:p>
          </table:table-cell>
          <table:table-cell table:style-name="ce11" table:formula="of:=[$0p5_3p8.D11]" office:value-type="float" office:value="14760" calcext:value-type="float">
            <text:p>14760.0</text:p>
          </table:table-cell>
          <table:table-cell table:style-name="ce11" table:formula="of:=[$0p5_3p8.F11]" office:value-type="float" office:value="14940" calcext:value-type="float">
            <text:p>14940.0</text:p>
          </table:table-cell>
          <table:table-cell table:style-name="ce11"/>
          <table:table-cell table:style-name="ce18" table:formula="of:=[.D7]/3600/[.E20]" office:value-type="percentage" office:value="0.0363716038562664" calcext:value-type="percentage">
            <text:p>3.6%</text:p>
          </table:table-cell>
          <table:table-cell table:style-name="ce20"/>
          <table:table-cell table:style-name="ce11" table:formula="of:=[$0p5_3p8.C11]" office:value-type="float" office:value="159.1" calcext:value-type="float">
            <text:p>159.1</text:p>
          </table:table-cell>
          <table:table-cell table:style-name="ce24" table:formula="of:=[.B7]/[.G20]" office:value-type="percentage" office:value="0.0221331886537846" calcext:value-type="percentage">
            <text:p>2.2%</text:p>
          </table:table-cell>
          <table:table-cell table:style-name="ce24" table:formula="of:=[.I7]/[.F7]" office:value-type="percentage" office:value="0.608529355517307" calcext:value-type="percentage">
            <text:p>60.9%</text:p>
          </table:table-cell>
          <table:table-cell/>
          <table:table-cell table:style-name="ce27" office:value-type="float" office:value="252" calcext:value-type="float">
            <text:p>252</text:p>
          </table:table-cell>
          <table:table-cell table:style-name="ce24" table:formula="of:=[.L7]/[.K20]" office:value-type="percentage" office:value="0.0306755934266585" calcext:value-type="percentage">
            <text:p>3.1%</text:p>
          </table:table-cell>
          <table:table-cell table:style-name="ce29" table:formula="of:=[.M7]/[.I7]" office:value-type="percentage" office:value="1.38595454575015" calcext:value-type="percentage">
            <text:p>138.6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3p8.C24]" office:value-type="float" office:value="576.21" calcext:value-type="float">
            <text:p>576.2</text:p>
          </table:table-cell>
          <table:table-cell table:style-name="ce11" table:formula="of:=[$0p5_3p8.D24]" office:value-type="float" office:value="36941" calcext:value-type="float">
            <text:p>36941.0</text:p>
          </table:table-cell>
          <table:table-cell table:style-name="ce11" table:formula="of:=[$0p5_3p8.F24]" office:value-type="float" office:value="39391" calcext:value-type="float">
            <text:p>39391.0</text:p>
          </table:table-cell>
          <table:table-cell table:style-name="ce11"/>
          <table:table-cell table:style-name="ce18" table:formula="of:=[.D9]/3600/[.E20]" office:value-type="percentage" office:value="0.0958978478917129" calcext:value-type="percentage">
            <text:p>9.6%</text:p>
          </table:table-cell>
          <table:table-cell table:style-name="ce20"/>
          <table:table-cell table:style-name="ce11" table:formula="of:=[$0p5_3p8.C24]" office:value-type="float" office:value="576.21" calcext:value-type="float">
            <text:p>576.2</text:p>
          </table:table-cell>
          <table:table-cell table:style-name="ce24" table:formula="of:=[.B9]/[.G20]" office:value-type="percentage" office:value="0.0801594257334836" calcext:value-type="percentage">
            <text:p>8.0%</text:p>
          </table:table-cell>
          <table:table-cell table:style-name="ce24" table:formula="of:=[.I9]/[.F9]" office:value-type="percentage" office:value="0.835883468667607" calcext:value-type="percentage">
            <text:p>83.6%</text:p>
          </table:table-cell>
          <table:table-cell/>
          <table:table-cell table:style-name="ce27" office:value-type="float" office:value="854" calcext:value-type="float">
            <text:p>854</text:p>
          </table:table-cell>
          <table:table-cell table:style-name="ce24" table:formula="of:=[.L9]/[.K20]" office:value-type="percentage" office:value="0.103956177723676" calcext:value-type="percentage">
            <text:p>10.4%</text:p>
          </table:table-cell>
          <table:table-cell table:style-name="ce29" table:formula="of:=[.M9]/[.I9]" office:value-type="percentage" office:value="1.29686779530224" calcext:value-type="percentage">
            <text:p>129.7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8uA (mC)</text:p>
          </table:table-cell>
          <table:table-cell table:style-name="ce11" table:formula="of:=[$0p5_3p8.C39]" office:value-type="float" office:value="720.61" calcext:value-type="float">
            <text:p>720.6</text:p>
          </table:table-cell>
          <table:table-cell table:style-name="ce11" table:formula="of:=[$0p5_3p8.D39]" office:value-type="float" office:value="45780" calcext:value-type="float">
            <text:p>45780.0</text:p>
          </table:table-cell>
          <table:table-cell table:style-name="ce11" table:formula="of:=[$0p5_3p8.F39]" office:value-type="float" office:value="46260" calcext:value-type="float">
            <text:p>46260.0</text:p>
          </table:table-cell>
          <table:table-cell table:style-name="ce11"/>
          <table:table-cell table:style-name="ce18" table:formula="of:=[.D11]/3600/[.E20]" office:value-type="percentage" office:value="0.11262050832603" calcext:value-type="percentage">
            <text:p>11.3%</text:p>
          </table:table-cell>
          <table:table-cell table:style-name="ce20"/>
          <table:table-cell table:style-name="ce11" table:formula="of:=[$0p5_3p8.C39]" office:value-type="float" office:value="720.61" calcext:value-type="float">
            <text:p>720.6</text:p>
          </table:table-cell>
          <table:table-cell table:style-name="ce24" table:formula="of:=[.B11]/[.G20]" office:value-type="percentage" office:value="0.100247624612217" calcext:value-type="percentage">
            <text:p>10.0%</text:p>
          </table:table-cell>
          <table:table-cell table:style-name="ce24" table:formula="of:=[.I11]/[.F11]" office:value-type="percentage" office:value="0.890136495583966" calcext:value-type="percentage">
            <text:p>89.0%</text:p>
          </table:table-cell>
          <table:table-cell/>
          <table:table-cell table:style-name="ce27" office:value-type="float" office:value="968" calcext:value-type="float">
            <text:p>968</text:p>
          </table:table-cell>
          <table:table-cell table:style-name="ce24" table:formula="of:=[.L11]/[.K20]" office:value-type="percentage" office:value="0.117833231892879" calcext:value-type="percentage">
            <text:p>11.8%</text:p>
          </table:table-cell>
          <table:table-cell table:style-name="ce29" table:formula="of:=[.M11]/[.I11]" office:value-type="percentage" office:value="1.17542168553806" calcext:value-type="percentage">
            <text:p>117.5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0uA (mC)</text:p>
          </table:table-cell>
          <table:table-cell table:style-name="ce11" table:formula="of:=[$0p5_3p8.C48]" office:value-type="float" office:value="375.416" calcext:value-type="float">
            <text:p>375.4</text:p>
          </table:table-cell>
          <table:table-cell table:style-name="ce11" table:formula="of:=[$0p5_3p8.D48]" office:value-type="float" office:value="20520" calcext:value-type="float">
            <text:p>20520.0</text:p>
          </table:table-cell>
          <table:table-cell table:style-name="ce11" table:formula="of:=[$0p5_3p8.F48]" office:value-type="float" office:value="21840" calcext:value-type="float">
            <text:p>21840.0</text:p>
          </table:table-cell>
          <table:table-cell table:style-name="ce11"/>
          <table:table-cell table:style-name="ce18" table:formula="of:=[.D13]/3600/[.E20]" office:value-type="percentage" office:value="0.0531697341513292" calcext:value-type="percentage">
            <text:p>5.3%</text:p>
          </table:table-cell>
          <table:table-cell table:style-name="ce20"/>
          <table:table-cell table:style-name="ce11" table:formula="of:=[$0p5_3p8.C48]" office:value-type="float" office:value="375.416" calcext:value-type="float">
            <text:p>375.4</text:p>
          </table:table-cell>
          <table:table-cell table:style-name="ce24" table:formula="of:=[.B13]/[.G20]" office:value-type="percentage" office:value="0.0522259783258907" calcext:value-type="percentage">
            <text:p>5.2%</text:p>
          </table:table-cell>
          <table:table-cell table:style-name="ce24" table:formula="of:=[.I13]/[.F13]" office:value-type="percentage" office:value="0.982250130821559" calcext:value-type="percentage">
            <text:p>98.2%</text:p>
          </table:table-cell>
          <table:table-cell/>
          <table:table-cell table:style-name="ce27" office:value-type="float" office:value="471" calcext:value-type="float">
            <text:p>471</text:p>
          </table:table-cell>
          <table:table-cell table:style-name="ce24" table:formula="of:=[.L13]/[.K20]" office:value-type="percentage" office:value="0.057334144856969" calcext:value-type="percentage">
            <text:p>5.7%</text:p>
          </table:table-cell>
          <table:table-cell table:style-name="ce29" table:formula="of:=[.M13]/[.I13]" office:value-type="percentage" office:value="1.09780891990578" calcext:value-type="percentage">
            <text:p>109.8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60]" office:value-type="float" office:value="822.88" calcext:value-type="float">
            <text:p>822.9</text:p>
          </table:table-cell>
          <table:table-cell table:style-name="ce11" table:formula="of:=[$0p5_3p8.D60]" office:value-type="float" office:value="35737" calcext:value-type="float">
            <text:p>35737.0</text:p>
          </table:table-cell>
          <table:table-cell table:style-name="ce11" table:formula="of:=[$0p5_3p8.F60]" office:value-type="float" office:value="36998" calcext:value-type="float">
            <text:p>36998.0</text:p>
          </table:table-cell>
          <table:table-cell table:style-name="ce11"/>
          <table:table-cell table:style-name="ce18" table:formula="of:=[.D15]/3600/[.E20]" office:value-type="percentage" office:value="0.0900720615444542" calcext:value-type="percentage">
            <text:p>9.0%</text:p>
          </table:table-cell>
          <table:table-cell table:style-name="ce20"/>
          <table:table-cell table:style-name="ce11" table:formula="of:=[$0p5_3p8.C60]" office:value-type="float" office:value="822.88" calcext:value-type="float">
            <text:p>822.9</text:p>
          </table:table-cell>
          <table:table-cell table:style-name="ce24" table:formula="of:=[.B15]/[.G20]" office:value-type="percentage" office:value="0.114474910618644" calcext:value-type="percentage">
            <text:p>11.4%</text:p>
          </table:table-cell>
          <table:table-cell table:style-name="ce24" table:formula="of:=[.I15]/[.F15]" office:value-type="percentage" office:value="1.27092584155128" calcext:value-type="percentage">
            <text:p>127.1%</text:p>
          </table:table-cell>
          <table:table-cell/>
          <table:table-cell table:style-name="ce27" office:value-type="float" office:value="951" calcext:value-type="float">
            <text:p>951</text:p>
          </table:table-cell>
          <table:table-cell table:style-name="ce24" table:formula="of:=[.L15]/[.K20]" office:value-type="percentage" office:value="0.115763846622033" calcext:value-type="percentage">
            <text:p>11.6%</text:p>
          </table:table-cell>
          <table:table-cell table:style-name="ce29" table:formula="of:=[.M15]/[.I15]" office:value-type="percentage" office:value="1.01125955020557" calcext:value-type="percentage">
            <text:p>101.1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2uA (mC)</text:p>
          </table:table-cell>
          <table:table-cell table:style-name="ce11" table:formula="of:=[$0p5_3p8.C72]" office:value-type="float" office:value="1071.72" calcext:value-type="float">
            <text:p>1071.7</text:p>
          </table:table-cell>
          <table:table-cell table:style-name="ce11" table:formula="of:=[$0p5_3p8.D72]" office:value-type="float" office:value="34535" calcext:value-type="float">
            <text:p>34535.0</text:p>
          </table:table-cell>
          <table:table-cell table:style-name="ce11" table:formula="of:=[$0p5_3p8.F72]" office:value-type="float" office:value="34878" calcext:value-type="float">
            <text:p>34878.0</text:p>
          </table:table-cell>
          <table:table-cell table:style-name="ce11"/>
          <table:table-cell table:style-name="ce18" table:formula="of:=[.D17]/3600/[.E20]" office:value-type="percentage" office:value="0.0849108968740871" calcext:value-type="percentage">
            <text:p>8.5%</text:p>
          </table:table-cell>
          <table:table-cell table:style-name="ce20"/>
          <table:table-cell table:style-name="ce11" table:formula="of:=[$0p5_3p8.C72]" office:value-type="float" office:value="1071.72" calcext:value-type="float">
            <text:p>1071.7</text:p>
          </table:table-cell>
          <table:table-cell table:style-name="ce24" table:formula="of:=[.B17]/[.G20]" office:value-type="percentage" office:value="0.149092274946789" calcext:value-type="percentage">
            <text:p>14.9%</text:p>
          </table:table-cell>
          <table:table-cell table:style-name="ce24" table:formula="of:=[.I17]/[.F17]" office:value-type="percentage" office:value="1.75586739082352" calcext:value-type="percentage">
            <text:p>175.6%</text:p>
          </table:table-cell>
          <table:table-cell/>
          <table:table-cell table:style-name="ce27" office:value-type="float" office:value="1062" calcext:value-type="float">
            <text:p>1062</text:p>
          </table:table-cell>
          <table:table-cell table:style-name="ce24" table:formula="of:=[.L17]/[.K20]" office:value-type="percentage" office:value="0.129275715155204" calcext:value-type="percentage">
            <text:p>12.9%</text:p>
          </table:table-cell>
          <table:table-cell table:style-name="ce29" table:formula="of:=[.M17]/[.I17]" office:value-type="percentage" office:value="0.867085267840622" calcext:value-type="percentage">
            <text:p>86.7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77]" office:value-type="float" office:value="327.8" calcext:value-type="float">
            <text:p>327.8</text:p>
          </table:table-cell>
          <table:table-cell table:style-name="ce11" table:formula="of:=[$0p5_3p8.D77]" office:value-type="float" office:value="9587" calcext:value-type="float">
            <text:p>9587.0</text:p>
          </table:table-cell>
          <table:table-cell table:style-name="ce11" table:formula="of:=[$0p5_3p8.F77]" office:value-type="float" office:value="9689" calcext:value-type="float">
            <text:p>9689.0</text:p>
          </table:table-cell>
          <table:table-cell table:style-name="ce11"/>
          <table:table-cell table:style-name="ce18" table:formula="of:=[.D19]/3600/[.E20]" office:value-type="percentage" office:value="0.0235879832505599" calcext:value-type="percentage">
            <text:p>2.4%</text:p>
          </table:table-cell>
          <table:table-cell table:style-name="ce20"/>
          <table:table-cell table:style-name="ce11" table:formula="of:=[$0p5_3p8.C77]" office:value-type="float" office:value="327.8" calcext:value-type="float">
            <text:p>327.8</text:p>
          </table:table-cell>
          <table:table-cell table:style-name="ce24" table:formula="of:=[.B19]/[.G20]" office:value-type="percentage" office:value="0.0456018808341332" calcext:value-type="percentage">
            <text:p>4.6%</text:p>
          </table:table-cell>
          <table:table-cell table:style-name="ce24" table:formula="of:=[.I19]/[.F19]" office:value-type="percentage" office:value="1.93326747563511" calcext:value-type="percentage">
            <text:p>193.3%</text:p>
          </table:table-cell>
          <table:table-cell/>
          <table:table-cell table:style-name="ce27" office:value-type="float" office:value="301" calcext:value-type="float">
            <text:p>301</text:p>
          </table:table-cell>
          <table:table-cell table:style-name="ce24" table:formula="of:=[.L19]/[.K20]" office:value-type="percentage" office:value="0.0366402921485088" calcext:value-type="percentage">
            <text:p>3.7%</text:p>
          </table:table-cell>
          <table:table-cell table:style-name="ce29" table:formula="of:=[.M19]/[.I19]" office:value-type="percentage" office:value="0.803482037983911" calcext:value-type="percentage">
            <text:p>80.3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7:.D19])" office:value-type="float" office:value="203996" calcext:value-type="float">
            <text:p>203996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20]/3600/[.E20]" office:value-type="percentage" office:value="0.49663063589444" calcext:value-type="percentage">
            <text:p>49.7%</text:p>
          </table:table-cell>
          <table:table-cell table:style-name="ce21" table:formula="of:=(([.E20]*60*60)*(0.000035)*1000)/2" office:value-type="float" office:value="7188.3" calcext:value-type="float">
            <text:p>7188.3</text:p>
          </table:table-cell>
          <table:table-cell table:style-name="ce22" table:formula="of:=SUM([.H7:.H19])" office:value-type="float" office:value="4053.736" calcext:value-type="float">
            <text:p>4053.7</text:p>
          </table:table-cell>
          <table:table-cell table:style-name="ce25" table:formula="of:=[.H20]/[.G20]" office:value-type="percentage" office:value="0.563935283724942" calcext:value-type="percentage">
            <text:p>56.4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7:.L19])" office:value-type="float" office:value="4859" calcext:value-type="float">
            <text:p>4859</text:p>
          </table:table-cell>
          <table:table-cell table:style-name="ce25" table:formula="of:=[.L20]/[.K20]" office:value-type="percentage" office:value="0.591479001825928" calcext:value-type="percentage">
            <text:p>59.1%</text:p>
          </table:table-cell>
          <table:table-cell table:style-name="ce30"/>
          <table:table-cell table:style-name="ce23" table:number-columns-repeated="3"/>
          <table:table-cell table:style-name="ce25"/>
          <table:table-cell table:style-name="ce23" table:number-columns-repeated="14"/>
          <table:table-cell table:number-columns-repeated="992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Dummy</text:p>
          </table:table-cell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2" table:formula="of:=[$0p5_3p8.C85]" office:value-type="float" office:value="415.73" calcext:value-type="float">
            <text:p>415.7</text:p>
          </table:table-cell>
          <table:table-cell table:style-name="ce12" table:formula="of:=[$0p5_3p8.D85]" office:value-type="float" office:value="15720" calcext:value-type="float">
            <text:p>15720.0</text:p>
          </table:table-cell>
          <table:table-cell table:style-name="ce12" table:formula="of:=[$0p5_3p8.F85]" office:value-type="float" office:value="19260" calcext:value-type="float">
            <text:p>19260.0</text:p>
          </table:table-cell>
          <table:table-cell table:style-name="ce12" office:value-type="float" office:value="7.7" calcext:value-type="float">
            <text:p>7.7</text:p>
          </table:table-cell>
          <table:table-cell table:style-name="ce19" table:formula="of:=[.D23]/3600/[.E23]" office:value-type="percentage" office:value="0.694805194805195" calcext:value-type="percentage">
            <text:p>69.5%</text:p>
          </table:table-cell>
          <table:table-cell table:style-name="ce21" table:formula="of:=(([.E23]*60*60)*(0.000035)*1000)/2" office:value-type="float" office:value="485.1" calcext:value-type="float">
            <text:p>485.1</text:p>
          </table:table-cell>
          <table:table-cell table:style-name="ce12" table:formula="of:=[$0p5_3p8.C85]" office:value-type="float" office:value="415.73" calcext:value-type="float">
            <text:p>415.7</text:p>
          </table:table-cell>
          <table:table-cell table:style-name="ce25" table:formula="of:=[.B23]/[.G23]" office:value-type="percentage" office:value="0.856998556998557" calcext:value-type="percentage">
            <text:p>85.7%</text:p>
          </table:table-cell>
          <table:table-cell table:style-name="ce25" table:formula="of:=[.I23]/[.F23]" office:value-type="percentage" office:value="1.23343717549325" calcext:value-type="percentage">
            <text:p>123.3%</text:p>
          </table:table-cell>
          <table:table-cell table:style-name="ce23" table:number-columns-repeated="2"/>
          <table:table-cell table:style-name="ce25"/>
          <table:table-cell table:style-name="ce30"/>
          <table:table-cell table:style-name="ce23" table:number-columns-repeated="3"/>
          <table:table-cell table:style-name="ce19"/>
          <table:table-cell table:style-name="ce23" table:number-columns-repeated="14"/>
          <table:table-cell table:number-columns-repeated="992"/>
        </table:table-row>
        <table:table-row table:style-name="ro1">
          <table:table-cell table:style-name="ce7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5" office:value-type="string" calcext:value-type="string">
            <text:p>9.79deg LH2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ce5"/>
          <table:table-cell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101]" office:value-type="float" office:value="1052.69" calcext:value-type="float">
            <text:p>1052.7</text:p>
          </table:table-cell>
          <table:table-cell table:style-name="ce11" table:formula="of:=[$0p5_3p8.D101]" office:value-type="float" office:value="50760" calcext:value-type="float">
            <text:p>50760.0</text:p>
          </table:table-cell>
          <table:table-cell table:style-name="ce11" table:formula="of:=[$0p5_3p8.F101]" office:value-type="float" office:value="51360" calcext:value-type="float">
            <text:p>51360.0</text:p>
          </table:table-cell>
          <table:table-cell table:style-name="ce11"/>
          <table:table-cell table:style-name="ce18" table:formula="of:=[.D26]/3600/[.E33]" office:value-type="percentage" office:value="0.125036517674555" calcext:value-type="percentage">
            <text:p>12.5%</text:p>
          </table:table-cell>
          <table:table-cell table:style-name="ce20"/>
          <table:table-cell table:style-name="ce11" table:formula="of:=[$0p5_3p8.C101]" office:value-type="float" office:value="1052.69" calcext:value-type="float">
            <text:p>1052.7</text:p>
          </table:table-cell>
          <table:table-cell table:style-name="ce24" table:formula="of:=[.B26]/[.G33]" office:value-type="percentage" office:value="0.146444917435277" calcext:value-type="percentage">
            <text:p>14.6%</text:p>
          </table:table-cell>
          <table:table-cell table:style-name="ce24" table:formula="of:=[.I26]/[.F26]" office:value-type="percentage" office:value="1.17121717846017" calcext:value-type="percentage">
            <text:p>117.1%</text:p>
          </table:table-cell>
          <table:table-cell/>
          <table:table-cell table:style-name="ce27" office:value-type="float" office:value="1318" calcext:value-type="float">
            <text:p>1318</text:p>
          </table:table-cell>
          <table:table-cell table:style-name="ce24" table:formula="of:=[.L26]/[.K33]" office:value-type="percentage" office:value="0.160438222763238" calcext:value-type="percentage">
            <text:p>16.0%</text:p>
          </table:table-cell>
          <table:table-cell table:style-name="ce29" table:formula="of:=[.M26]/[.I26]" office:value-type="percentage" office:value="1.09555336964252" calcext:value-type="percentage">
            <text:p>109.6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109]" office:value-type="float" office:value="691.054" calcext:value-type="float">
            <text:p>691.1</text:p>
          </table:table-cell>
          <table:table-cell table:style-name="ce11" table:formula="of:=[$0p5_3p8.D109]" office:value-type="float" office:value="24420" calcext:value-type="float">
            <text:p>24420.0</text:p>
          </table:table-cell>
          <table:table-cell table:style-name="ce11" table:formula="of:=[$0p5_3p8.F109]" office:value-type="float" office:value="25500" calcext:value-type="float">
            <text:p>25500.0</text:p>
          </table:table-cell>
          <table:table-cell table:style-name="ce11"/>
          <table:table-cell table:style-name="ce18" table:formula="of:=[.D28]/3600/[.E33]" office:value-type="percentage" office:value="0.0620800467426234" calcext:value-type="percentage">
            <text:p>6.2%</text:p>
          </table:table-cell>
          <table:table-cell table:style-name="ce20"/>
          <table:table-cell table:style-name="ce11" table:formula="of:=[$0p5_3p8.C109]" office:value-type="float" office:value="691.054" calcext:value-type="float">
            <text:p>691.1</text:p>
          </table:table-cell>
          <table:table-cell table:style-name="ce24" table:formula="of:=[.B28]/[.G33]" office:value-type="percentage" office:value="0.0961359431298082" calcext:value-type="percentage">
            <text:p>9.6%</text:p>
          </table:table-cell>
          <table:table-cell table:style-name="ce24" table:formula="of:=[.I28]/[.F28]" office:value-type="percentage" office:value="1.54858039215686" calcext:value-type="percentage">
            <text:p>154.9%</text:p>
          </table:table-cell>
          <table:table-cell/>
          <table:table-cell table:style-name="ce27" office:value-type="float" office:value="804" calcext:value-type="float">
            <text:p>804</text:p>
          </table:table-cell>
          <table:table-cell table:style-name="ce24" table:formula="of:=[.L28]/[.K33]" office:value-type="percentage" office:value="0.0978697504564821" calcext:value-type="percentage">
            <text:p>9.8%</text:p>
          </table:table-cell>
          <table:table-cell table:style-name="ce29" table:formula="of:=[.M28]/[.I28]" office:value-type="percentage" office:value="1.01803495415167" calcext:value-type="percentage">
            <text:p>101.8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40uA (mC)</text:p>
          </table:table-cell>
          <table:table-cell table:style-name="ce11" table:formula="of:=[$0p5_3p8.C118]" office:value-type="float" office:value="720.53" calcext:value-type="float">
            <text:p>720.5</text:p>
          </table:table-cell>
          <table:table-cell table:style-name="ce11" table:formula="of:=[$0p5_3p8.D118]" office:value-type="float" office:value="21720" calcext:value-type="float">
            <text:p>21720.0</text:p>
          </table:table-cell>
          <table:table-cell table:style-name="ce11" table:formula="of:=[$0p5_3p8.F118]" office:value-type="float" office:value="28980" calcext:value-type="float">
            <text:p>28980.0</text:p>
          </table:table-cell>
          <table:table-cell table:style-name="ce11"/>
          <table:table-cell table:style-name="ce18" table:formula="of:=[.D30]/3600/[.E33]" office:value-type="percentage" office:value="0.0705521472392638" calcext:value-type="percentage">
            <text:p>7.1%</text:p>
          </table:table-cell>
          <table:table-cell table:style-name="ce20"/>
          <table:table-cell table:style-name="ce11" table:formula="of:=[$0p5_3p8.C118]" office:value-type="float" office:value="720.53" calcext:value-type="float">
            <text:p>720.5</text:p>
          </table:table-cell>
          <table:table-cell table:style-name="ce24" table:formula="of:=[.B30]/[.G33]" office:value-type="percentage" office:value="0.100236495416162" calcext:value-type="percentage">
            <text:p>10.0%</text:p>
          </table:table-cell>
          <table:table-cell table:style-name="ce24" table:formula="of:=[.I30]/[.F30]" office:value-type="percentage" office:value="1.42074336981169" calcext:value-type="percentage">
            <text:p>142.1%</text:p>
          </table:table-cell>
          <table:table-cell/>
          <table:table-cell table:style-name="ce27" office:value-type="float" office:value="771" calcext:value-type="float">
            <text:p>771</text:p>
          </table:table-cell>
          <table:table-cell table:style-name="ce24" table:formula="of:=[.L30]/[.K33]" office:value-type="percentage" office:value="0.0938527084601339" calcext:value-type="percentage">
            <text:p>9.4%</text:p>
          </table:table-cell>
          <table:table-cell table:style-name="ce29" table:formula="of:=[.M30]/[.I30]" office:value-type="percentage" office:value="0.936312747871678" calcext:value-type="percentage">
            <text:p>93.6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50uA (mC)</text:p>
          </table:table-cell>
          <table:table-cell table:style-name="ce11" table:formula="of:=[$0p5_3p8.C134]" office:value-type="float" office:value="2054.41" calcext:value-type="float">
            <text:p>2054.4</text:p>
          </table:table-cell>
          <table:table-cell table:style-name="ce11" table:formula="of:=[$0p5_3p8.D134]" office:value-type="float" office:value="45780" calcext:value-type="float">
            <text:p>45780.0</text:p>
          </table:table-cell>
          <table:table-cell table:style-name="ce11" table:formula="of:=[$0p5_3p8.F134]" office:value-type="float" office:value="46860" calcext:value-type="float">
            <text:p>46860.0</text:p>
          </table:table-cell>
          <table:table-cell table:style-name="ce11"/>
          <table:table-cell table:style-name="ce18" table:formula="of:=[.D32]/3600/[.E33]" office:value-type="percentage" office:value="0.114081215308209" calcext:value-type="percentage">
            <text:p>11.4%</text:p>
          </table:table-cell>
          <table:table-cell table:style-name="ce20"/>
          <table:table-cell table:style-name="ce11" table:formula="of:=[$0p5_3p8.C134]" office:value-type="float" office:value="2054.41" calcext:value-type="float">
            <text:p>2054.4</text:p>
          </table:table-cell>
          <table:table-cell table:style-name="ce24" table:formula="of:=[.B32]/[.G33]" office:value-type="percentage" office:value="0.285799145834203" calcext:value-type="percentage">
            <text:p>28.6%</text:p>
          </table:table-cell>
          <table:table-cell table:style-name="ce24" table:formula="of:=[.I32]/[.F32]" office:value-type="percentage" office:value="2.50522529114078" calcext:value-type="percentage">
            <text:p>250.5%</text:p>
          </table:table-cell>
          <table:table-cell/>
          <table:table-cell table:style-name="ce27" office:value-type="float" office:value="2168" calcext:value-type="float">
            <text:p>2168</text:p>
          </table:table-cell>
          <table:table-cell table:style-name="ce24" table:formula="of:=[.L32]/[.K33]" office:value-type="percentage" office:value="0.263907486305539" calcext:value-type="percentage">
            <text:p>26.4%</text:p>
          </table:table-cell>
          <table:table-cell table:style-name="ce29" table:formula="of:=[.M32]/[.I32]" office:value-type="percentage" office:value="0.92340194207101" calcext:value-type="percentage">
            <text:p>92.3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26:.D32])" office:value-type="float" office:value="152700" calcext:value-type="float">
            <text:p>152700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33]/3600/[.E33]" office:value-type="percentage" office:value="0.371749926964651" calcext:value-type="percentage">
            <text:p>37.2%</text:p>
          </table:table-cell>
          <table:table-cell table:style-name="ce21" table:formula="of:=(([.E33]*60*60)*(0.000035)*1000)/2" office:value-type="float" office:value="7188.3" calcext:value-type="float">
            <text:p>7188.3</text:p>
          </table:table-cell>
          <table:table-cell table:style-name="ce22" table:formula="of:=SUM([.H26:.H32])" office:value-type="float" office:value="4518.684" calcext:value-type="float">
            <text:p>4518.7</text:p>
          </table:table-cell>
          <table:table-cell table:style-name="ce25" table:formula="of:=[.H33]/[.G33]" office:value-type="percentage" office:value="0.62861650181545" calcext:value-type="percentage">
            <text:p>62.9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26:.L32])" office:value-type="float" office:value="5061" calcext:value-type="float">
            <text:p>5061</text:p>
          </table:table-cell>
          <table:table-cell table:style-name="ce25" table:formula="of:=[.L33]/[.K33]" office:value-type="percentage" office:value="0.616068167985393" calcext:value-type="percentage">
            <text:p>61.6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9.79deg Dummy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2" table:formula="of:=[$0p5_3p8.C141]" office:value-type="float" office:value="624.82" calcext:value-type="float">
            <text:p>624.8</text:p>
          </table:table-cell>
          <table:table-cell table:style-name="ce12" table:formula="of:=[$0p5_3p8.D141]" office:value-type="float" office:value="10440" calcext:value-type="float">
            <text:p>10440.0</text:p>
          </table:table-cell>
          <table:table-cell table:style-name="ce12" table:formula="of:=[$0p5_3p8.F141]" office:value-type="float" office:value="10560" calcext:value-type="float">
            <text:p>10560.0</text:p>
          </table:table-cell>
          <table:table-cell table:style-name="ce12" office:value-type="float" office:value="7.7" calcext:value-type="float">
            <text:p>7.7</text:p>
          </table:table-cell>
          <table:table-cell table:style-name="ce19" table:formula="of:=[.D36]/3600/[.E36]" office:value-type="percentage" office:value="0.380952380952381" calcext:value-type="percentage">
            <text:p>38.1%</text:p>
          </table:table-cell>
          <table:table-cell table:style-name="ce21" table:formula="of:=(([.E36]*60*60)*(0.000035)*1000)/2" office:value-type="float" office:value="485.1" calcext:value-type="float">
            <text:p>485.1</text:p>
          </table:table-cell>
          <table:table-cell table:style-name="ce12" table:formula="of:=[$0p5_3p8.C141]" office:value-type="float" office:value="624.82" calcext:value-type="float">
            <text:p>624.8</text:p>
          </table:table-cell>
          <table:table-cell table:style-name="ce25" table:formula="of:=[.B36]/[.G36]" office:value-type="percentage" office:value="1.28802308802309" calcext:value-type="percentage">
            <text:p>128.8%</text:p>
          </table:table-cell>
          <table:table-cell table:style-name="ce25" table:formula="of:=[.I36]/[.F36]" office:value-type="percentage" office:value="3.38106060606061" calcext:value-type="percentage">
            <text:p>338.1%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6"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79deg PT2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2uA (mC)</text:p>
          </table:table-cell>
          <table:table-cell table:style-name="ce11" table:formula="of:=[$0p5_3p8.C41]" office:value-type="float" office:value="70.57" calcext:value-type="float">
            <text:p>70.6</text:p>
          </table:table-cell>
          <table:table-cell table:style-name="ce11" table:formula="of:=[$0p5_3p8.D41]" office:value-type="float" office:value="3780" calcext:value-type="float">
            <text:p>3780.0</text:p>
          </table:table-cell>
          <table:table-cell table:style-name="ce11" table:formula="of:=[$0p5_3p8.F41]" office:value-type="float" office:value="0" calcext:value-type="float">
            <text:p>0.0</text:p>
          </table:table-cell>
          <table:table-cell table:style-name="ce11"/>
          <table:table-cell table:style-name="ce18" table:formula="of:=[.D39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41]" office:value-type="float" office:value="70.57" calcext:value-type="float">
            <text:p>70.6</text:p>
          </table:table-cell>
          <table:table-cell table:style-name="ce24" table:formula="of:=[.B39]/[.G55]" office:value-type="percentage" office:value="0.196027777777778" calcext:value-type="percentage">
            <text:p>19.6%</text:p>
          </table:table-cell>
          <table:table-cell table:style-name="ce24" table:formula="of:=[.I39]/[.F39]" office:value-type="string" office:string-value="" calcext:value-type="error">
            <text:p>#DIV/0!</text:p>
          </table:table-cell>
          <table:table-cell/>
          <table:table-cell table:style-name="ce27" office:value-type="float" office:value="252" calcext:value-type="float">
            <text:p>252</text:p>
          </table:table-cell>
          <table:table-cell table:style-name="ce24" table:formula="of:=[.L39]/[.K55]" office:value-type="string" office:string-value="" calcext:value-type="error">
            <text:p>#DIV/0!</text:p>
          </table:table-cell>
          <table:table-cell table:style-name="ce29" table:formula="of:=[.M39]/[.I3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3p8.C54]" office:value-type="float" office:value="82.46" calcext:value-type="float">
            <text:p>82.5</text:p>
          </table:table-cell>
          <table:table-cell table:style-name="ce11" table:formula="of:=[$0p5_3p8.D54]" office:value-type="float" office:value="3480" calcext:value-type="float">
            <text:p>3480.0</text:p>
          </table:table-cell>
          <table:table-cell table:style-name="ce11" table:formula="of:=[$0p5_3p8.F54]" office:value-type="float" office:value="0" calcext:value-type="float">
            <text:p>0.0</text:p>
          </table:table-cell>
          <table:table-cell table:style-name="ce11"/>
          <table:table-cell table:style-name="ce18" table:formula="of:=[.D41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54]" office:value-type="float" office:value="82.46" calcext:value-type="float">
            <text:p>82.5</text:p>
          </table:table-cell>
          <table:table-cell table:style-name="ce24" table:formula="of:=[.B41]/[.G55]" office:value-type="percentage" office:value="0.229055555555555" calcext:value-type="percentage">
            <text:p>22.9%</text:p>
          </table:table-cell>
          <table:table-cell table:style-name="ce24" table:formula="of:=[.I41]/[.F41]" office:value-type="string" office:string-value="" calcext:value-type="error">
            <text:p>#DIV/0!</text:p>
          </table:table-cell>
          <table:table-cell/>
          <table:table-cell table:style-name="ce27" office:value-type="float" office:value="854" calcext:value-type="float">
            <text:p>854</text:p>
          </table:table-cell>
          <table:table-cell table:style-name="ce24" table:formula="of:=[.L41]/[.K55]" office:value-type="string" office:string-value="" calcext:value-type="error">
            <text:p>#DIV/0!</text:p>
          </table:table-cell>
          <table:table-cell table:style-name="ce29" table:formula="of:=[.M41]/[.I4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8uA (mC)</text:p>
          </table:table-cell>
          <table:table-cell table:style-name="ce11" table:formula="of:=[$0p5_3p8.C69]" office:value-type="float" office:value="109.3" calcext:value-type="float">
            <text:p>109.3</text:p>
          </table:table-cell>
          <table:table-cell table:style-name="ce11" table:formula="of:=[$0p5_3p8.D69]" office:value-type="float" office:value="3360" calcext:value-type="float">
            <text:p>3360.0</text:p>
          </table:table-cell>
          <table:table-cell table:style-name="ce11" table:formula="of:=[$0p5_3p8.F69]" office:value-type="float" office:value="0" calcext:value-type="float">
            <text:p>0.0</text:p>
          </table:table-cell>
          <table:table-cell table:style-name="ce11"/>
          <table:table-cell table:style-name="ce18" table:formula="of:=[.D43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69]" office:value-type="float" office:value="109.3" calcext:value-type="float">
            <text:p>109.3</text:p>
          </table:table-cell>
          <table:table-cell table:style-name="ce24" table:formula="of:=[.B43]/[.G55]" office:value-type="percentage" office:value="0.303611111111111" calcext:value-type="percentage">
            <text:p>30.4%</text:p>
          </table:table-cell>
          <table:table-cell table:style-name="ce24" table:formula="of:=[.I43]/[.F43]" office:value-type="string" office:string-value="" calcext:value-type="error">
            <text:p>#DIV/0!</text:p>
          </table:table-cell>
          <table:table-cell/>
          <table:table-cell table:style-name="ce27" office:value-type="float" office:value="968" calcext:value-type="float">
            <text:p>968</text:p>
          </table:table-cell>
          <table:table-cell table:style-name="ce24" table:formula="of:=[.L43]/[.K55]" office:value-type="string" office:string-value="" calcext:value-type="error">
            <text:p>#DIV/0!</text:p>
          </table:table-cell>
          <table:table-cell table:style-name="ce29" table:formula="of:=[.M43]/[.I4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0uA (mC)</text:p>
          </table:table-cell>
          <table:table-cell table:style-name="ce11" table:formula="of:=[$0p5_3p8.C78]" office:value-type="float" office:value="0" calcext:value-type="float">
            <text:p>0.0</text:p>
          </table:table-cell>
          <table:table-cell table:style-name="ce11" table:formula="of:=[$0p5_3p8.D78]" office:value-type="float" office:value="0" calcext:value-type="float">
            <text:p>0.0</text:p>
          </table:table-cell>
          <table:table-cell table:style-name="ce11" table:formula="of:=[$0p5_3p8.F78]" office:value-type="float" office:value="0" calcext:value-type="float">
            <text:p>0.0</text:p>
          </table:table-cell>
          <table:table-cell table:style-name="ce11"/>
          <table:table-cell table:style-name="ce18" table:formula="of:=[.D45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78]" office:value-type="float" office:value="0" calcext:value-type="float">
            <text:p>0.0</text:p>
          </table:table-cell>
          <table:table-cell table:style-name="ce24" table:formula="of:=[.B45]/[.G55]" office:value-type="percentage" office:value="0" calcext:value-type="percentage">
            <text:p>0.0%</text:p>
          </table:table-cell>
          <table:table-cell table:style-name="ce24" table:formula="of:=[.I45]/[.F45]" office:value-type="string" office:string-value="" calcext:value-type="error">
            <text:p>#DIV/0!</text:p>
          </table:table-cell>
          <table:table-cell/>
          <table:table-cell table:style-name="ce27" office:value-type="float" office:value="471" calcext:value-type="float">
            <text:p>471</text:p>
          </table:table-cell>
          <table:table-cell table:style-name="ce24" table:formula="of:=[.L45]/[.K55]" office:value-type="string" office:string-value="" calcext:value-type="error">
            <text:p>#DIV/0!</text:p>
          </table:table-cell>
          <table:table-cell table:style-name="ce29" table:formula="of:=[.M45]/[.I4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102]" office:value-type="float" office:value="0" calcext:value-type="float">
            <text:p>0.0</text:p>
          </table:table-cell>
          <table:table-cell table:style-name="ce11" table:formula="of:=[$0p5_3p8.D102]" office:value-type="float" office:value="0" calcext:value-type="float">
            <text:p>0.0</text:p>
          </table:table-cell>
          <table:table-cell table:style-name="ce11" table:formula="of:=[$0p5_3p8.F102]" office:value-type="float" office:value="0" calcext:value-type="float">
            <text:p>0.0</text:p>
          </table:table-cell>
          <table:table-cell table:style-name="ce11"/>
          <table:table-cell table:style-name="ce18" table:formula="of:=[.D47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102]" office:value-type="float" office:value="0" calcext:value-type="float">
            <text:p>0.0</text:p>
          </table:table-cell>
          <table:table-cell table:style-name="ce24" table:formula="of:=[.B47]/[.G55]" office:value-type="percentage" office:value="0" calcext:value-type="percentage">
            <text:p>0.0%</text:p>
          </table:table-cell>
          <table:table-cell table:style-name="ce24" table:formula="of:=[.I47]/[.F47]" office:value-type="string" office:string-value="" calcext:value-type="error">
            <text:p>#DIV/0!</text:p>
          </table:table-cell>
          <table:table-cell/>
          <table:table-cell table:style-name="ce27" office:value-type="float" office:value="951" calcext:value-type="float">
            <text:p>951</text:p>
          </table:table-cell>
          <table:table-cell table:style-name="ce24" table:formula="of:=[.L47]/[.K55]" office:value-type="string" office:string-value="" calcext:value-type="error">
            <text:p>#DIV/0!</text:p>
          </table:table-cell>
          <table:table-cell table:style-name="ce29" table:formula="of:=[.M47]/[.I4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2uA (mC)</text:p>
          </table:table-cell>
          <table:table-cell table:style-name="ce11" table:formula="of:=[$0p5_3p8.C113]" office:value-type="float" office:value="81.89" calcext:value-type="float">
            <text:p>81.9</text:p>
          </table:table-cell>
          <table:table-cell table:style-name="ce11" table:formula="of:=[$0p5_3p8.D113]" office:value-type="float" office:value="2400" calcext:value-type="float">
            <text:p>2400.0</text:p>
          </table:table-cell>
          <table:table-cell table:style-name="ce11" table:formula="of:=[$0p5_3p8.F113]" office:value-type="float" office:value="0" calcext:value-type="float">
            <text:p>0.0</text:p>
          </table:table-cell>
          <table:table-cell table:style-name="ce11"/>
          <table:table-cell table:style-name="ce18" table:formula="of:=[.D49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113]" office:value-type="float" office:value="81.89" calcext:value-type="float">
            <text:p>81.9</text:p>
          </table:table-cell>
          <table:table-cell table:style-name="ce24" table:formula="of:=[.B49]/[.G55]" office:value-type="percentage" office:value="0.227472222222222" calcext:value-type="percentage">
            <text:p>22.7%</text:p>
          </table:table-cell>
          <table:table-cell table:style-name="ce24" table:formula="of:=[.I49]/[.F49]" office:value-type="string" office:string-value="" calcext:value-type="error">
            <text:p>#DIV/0!</text:p>
          </table:table-cell>
          <table:table-cell/>
          <table:table-cell table:style-name="ce27" office:value-type="float" office:value="1062" calcext:value-type="float">
            <text:p>1062</text:p>
          </table:table-cell>
          <table:table-cell table:style-name="ce24" table:formula="of:=[.L49]/[.K55]" office:value-type="string" office:string-value="" calcext:value-type="error">
            <text:p>#DIV/0!</text:p>
          </table:table-cell>
          <table:table-cell table:style-name="ce29" table:formula="of:=[.M49]/[.I4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121]" office:value-type="float" office:value="148.31" calcext:value-type="float">
            <text:p>148.3</text:p>
          </table:table-cell>
          <table:table-cell table:style-name="ce11" table:formula="of:=[$0p5_3p8.D121]" office:value-type="float" office:value="3240" calcext:value-type="float">
            <text:p>3240.0</text:p>
          </table:table-cell>
          <table:table-cell table:style-name="ce11" table:formula="of:=[$0p5_3p8.F121]" office:value-type="float" office:value="0" calcext:value-type="float">
            <text:p>0.0</text:p>
          </table:table-cell>
          <table:table-cell table:style-name="ce11"/>
          <table:table-cell table:style-name="ce18" table:formula="of:=[.D51]/3600/[.E5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121]" office:value-type="float" office:value="148.31" calcext:value-type="float">
            <text:p>148.3</text:p>
          </table:table-cell>
          <table:table-cell table:style-name="ce24" table:formula="of:=[.B51]/[.G55]" office:value-type="percentage" office:value="0.411972222222222" calcext:value-type="percentage">
            <text:p>41.2%</text:p>
          </table:table-cell>
          <table:table-cell table:style-name="ce24" table:formula="of:=[.I51]/[.F51]" office:value-type="string" office:string-value="" calcext:value-type="error">
            <text:p>#DIV/0!</text:p>
          </table:table-cell>
          <table:table-cell/>
          <table:table-cell table:style-name="ce27" office:value-type="float" office:value="301" calcext:value-type="float">
            <text:p>301</text:p>
          </table:table-cell>
          <table:table-cell table:style-name="ce24" table:formula="of:=[.L51]/[.K55]" office:value-type="string" office:string-value="" calcext:value-type="error">
            <text:p>#DIV/0!</text:p>
          </table:table-cell>
          <table:table-cell table:style-name="ce29" table:formula="of:=[.M51]/[.I51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39:.D51])" office:value-type="float" office:value="0" calcext:value-type="float">
            <text:p>0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52]/3600/[.E52]" office:value-type="percentage" office:value="0" calcext:value-type="percentage">
            <text:p>0.0%</text:p>
          </table:table-cell>
          <table:table-cell table:style-name="ce21" table:formula="of:=(([.E52]*60*60)*(0.000035)*1000)/2" office:value-type="float" office:value="7188.3" calcext:value-type="float">
            <text:p>7188.3</text:p>
          </table:table-cell>
          <table:table-cell table:style-name="ce22" table:formula="of:=SUM([.H39:.H51])" office:value-type="float" office:value="492.53" calcext:value-type="float">
            <text:p>492.5</text:p>
          </table:table-cell>
          <table:table-cell table:style-name="ce25" table:formula="of:=[.H52]/[.G52]" office:value-type="percentage" office:value="0.0685182866602674" calcext:value-type="percentage">
            <text:p>6.9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39:.L51])" office:value-type="float" office:value="4859" calcext:value-type="float">
            <text:p>4859</text:p>
          </table:table-cell>
          <table:table-cell table:style-name="ce25" table:formula="of:=[.L52]/[.K52]" office:value-type="percentage" office:value="0.591479001825928" calcext:value-type="percentage">
            <text:p>59.1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6.79deg PT2 Dummy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1" table:formula="of:=[$0p5_3p8.C148]" office:value-type="float" office:value="0" calcext:value-type="float">
            <text:p>0.0</text:p>
          </table:table-cell>
          <table:table-cell table:style-name="ce11" table:formula="of:=[$0p5_3p8.D148]" office:value-type="float" office:value="0" calcext:value-type="float">
            <text:p>0.0</text:p>
          </table:table-cell>
          <table:table-cell table:style-name="ce11" table:formula="of:=[$0p5_3p8.F148]" office:value-type="float" office:value="0" calcext:value-type="float">
            <text:p>0.0</text:p>
          </table:table-cell>
          <table:table-cell table:style-name="ce11" table:formula="of:=[$0p5_3p8.G148]" office:value-type="float" office:value="5" calcext:value-type="float">
            <text:p>5.0</text:p>
          </table:table-cell>
          <table:table-cell table:style-name="ce18" table:formula="of:=[.D55]/3600/[.E55]" office:value-type="percentage" office:value="0" calcext:value-type="percentage">
            <text:p>0.0%</text:p>
          </table:table-cell>
          <table:table-cell table:style-name="ce20" table:formula="of:=[.E55]*3600*0.00002*1000" office:value-type="float" office:value="360" calcext:value-type="float">
            <text:p>360</text:p>
          </table:table-cell>
          <table:table-cell table:style-name="ce11" table:formula="of:=[$0p5_3p8.C147]" office:value-type="float" office:value="0" calcext:value-type="float">
            <text:p>0.0</text:p>
          </table:table-cell>
          <table:table-cell table:style-name="ce24" table:formula="of:=[.B55]/[.G55]" office:value-type="percentage" office:value="0" calcext:value-type="percentage">
            <text:p>0.0%</text:p>
          </table:table-cell>
          <table:table-cell table:style-name="ce24" table:formula="of:=[.I55]/[.F5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24"/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3p8" table:style-name="ta2"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1" office:value-type="string" calcext:value-type="string">
            <text:p>3.8 GeV KAON-LT physics setting</text:p>
          </table:table-cell>
          <table:table-cell table:style-name="ce2" table:number-columns-repeated="4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3" office:value-type="string" calcext:value-type="string">
            <text:p>Current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41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6.79deg LH2</text:p>
          </table:table-cell>
          <table:table-cell table:number-columns-repeated="6"/>
          <table:table-cell table:style-name="ce6" office:value-type="string" calcext:value-type="string">
            <text:p>@ 12uA (mC)</text:p>
          </table:table-cell>
          <table:table-cell table:number-columns-repeated="1016"/>
        </table:table-row>
        <table:table-row table:style-name="ro1">
          <table:table-cell/>
          <table:table-cell table:style-name="ce27" office:value-type="float" office:value="6694" calcext:value-type="float">
            <text:p>6694</text:p>
          </table:table-cell>
          <table:table-cell table:style-name="ce27" office:value-type="float" office:value="38.54" calcext:value-type="float">
            <text:p>38.54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5" calcext:value-type="float">
            <text:p>6695</text:p>
          </table:table-cell>
          <table:table-cell table:style-name="ce27" office:value-type="float" office:value="42.9" calcext:value-type="float">
            <text:p>42.9</text:p>
          </table:table-cell>
          <table:table-cell table:style-name="ce27" office:value-type="float" office:value="3780" calcext:value-type="float">
            <text:p>378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6" calcext:value-type="float">
            <text:p>6696</text:p>
          </table:table-cell>
          <table:table-cell table:style-name="ce27" office:value-type="float" office:value="37.93" calcext:value-type="float">
            <text:p>37.93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7" calcext:value-type="float">
            <text:p>6697</text:p>
          </table:table-cell>
          <table:table-cell table:style-name="ce27" office:value-type="float" office:value="39.73" calcext:value-type="float">
            <text:p>39.73</text:p>
          </table:table-cell>
          <table:table-cell table:style-name="ce27" office:value-type="float" office:value="4260" calcext:value-type="float">
            <text:p>42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7:.C10])" office:value-type="float" office:value="159.1" calcext:value-type="float">
            <text:p>159.1</text:p>
          </table:table-cell>
          <table:table-cell table:style-name="ce34" table:formula="of:=SUM([.D7:.D10])" office:value-type="float" office:value="14760" calcext:value-type="float">
            <text:p>14760</text:p>
          </table:table-cell>
          <table:table-cell table:style-name="ce13" office:value-type="float" office:value="12" calcext:value-type="float">
            <text:p>12</text:p>
          </table:table-cell>
          <table:table-cell table:style-name="ce32" office:value-type="float" office:value="14940" calcext:value-type="float">
            <text:p>14940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11]/3600/[.G11]" office:value-type="percentage" office:value="0.10375" calcext:value-type="percentage">
            <text:p>10.4%</text:p>
          </table:table-cell>
          <table:table-cell table:style-name="ce37" table:formula="of:=[.G11]*3600*0.000012*1000" office:value-type="float" office:value="1728" calcext:value-type="float">
            <text:p>1728</text:p>
          </table:table-cell>
          <table:table-cell table:style-name="ce39" table:formula="of:=[.C11]/[.I11]" office:value-type="percentage" office:value="0.0920717592592593" calcext:value-type="percentage">
            <text:p>9.2%</text:p>
          </table:table-cell>
          <table:table-cell table:style-name="ce39" table:formula="of:=[.J11]/[.H11]" office:value-type="percentage" office:value="0.88743864346274" calcext:value-type="percentage">
            <text:p>88.7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number-columns-repeated="7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33.03" calcext:value-type="float">
            <text:p>33.03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53.83" calcext:value-type="float">
            <text:p>53.83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3" calcext:value-type="float">
            <text:p>6643</text:p>
          </table:table-cell>
          <table:table-cell table:style-name="ce2" office:value-type="float" office:value="55.04" calcext:value-type="float">
            <text:p>55.04</text:p>
          </table:table-cell>
          <table:table-cell table:style-name="ce2" office:value-type="float" office:value="3581" calcext:value-type="float">
            <text:p>358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8" calcext:value-type="float">
            <text:p>6648</text:p>
          </table:table-cell>
          <table:table-cell table:style-name="ce2" office:value-type="float" office:value="55.38" calcext:value-type="float">
            <text:p>55.38</text:p>
          </table:table-cell>
          <table:table-cell table:style-name="ce2" office:value-type="float" office:value="3636" calcext:value-type="float">
            <text:p>363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59.19" calcext:value-type="float">
            <text:p>59.19</text:p>
          </table:table-cell>
          <table:table-cell table:style-name="ce2" office:value-type="float" office:value="3797" calcext:value-type="float">
            <text:p>37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4" calcext:value-type="float">
            <text:p>6654</text:p>
          </table:table-cell>
          <table:table-cell table:style-name="ce2" office:value-type="float" office:value="81.02" calcext:value-type="float">
            <text:p>81.02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5" calcext:value-type="float">
            <text:p>6655</text:p>
          </table:table-cell>
          <table:table-cell table:style-name="ce2" office:value-type="float" office:value="25.36" calcext:value-type="float">
            <text:p>25.36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1" calcext:value-type="float">
            <text:p>6661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2" calcext:value-type="float">
            <text:p>6662</text:p>
          </table:table-cell>
          <table:table-cell table:style-name="ce2" office:value-type="float" office:value="54.92" calcext:value-type="float">
            <text:p>54.92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7" calcext:value-type="float">
            <text:p>6667</text:p>
          </table:table-cell>
          <table:table-cell table:style-name="ce2" office:value-type="float" office:value="50.16" calcext:value-type="float">
            <text:p>50.16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8" calcext:value-type="float">
            <text:p>6668</text:p>
          </table:table-cell>
          <table:table-cell table:style-name="ce2" office:value-type="float" office:value="52.58" calcext:value-type="float">
            <text:p>52.58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3:.C23])" office:value-type="float" office:value="576.21" calcext:value-type="float">
            <text:p>576.21</text:p>
          </table:table-cell>
          <table:table-cell table:style-name="ce34" table:formula="of:=SUM([.D13:.D23])" office:value-type="float" office:value="36941" calcext:value-type="float">
            <text:p>3694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9391" calcext:value-type="float">
            <text:p>39391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24]/3600/[.G24]" office:value-type="percentage" office:value="0.273548611111111" calcext:value-type="percentage">
            <text:p>27.4%</text:p>
          </table:table-cell>
          <table:table-cell table:style-name="ce37" table:formula="of:=[.G24]*3600*0.000016*1000" office:value-type="float" office:value="2304" calcext:value-type="float">
            <text:p>2304</text:p>
          </table:table-cell>
          <table:table-cell table:style-name="ce39" table:formula="of:=[.C24]/[.I24]" office:value-type="percentage" office:value="0.250091145833333" calcext:value-type="percentage">
            <text:p>25.0%</text:p>
          </table:table-cell>
          <table:table-cell table:style-name="ce39" table:formula="of:=[.J24]/[.H24]" office:value-type="percentage" office:value="0.914247543855195" calcext:value-type="percentage">
            <text:p>91.4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/>
          <table:table-cell table:style-name="ce34" table:number-columns-repeated="3"/>
          <table:table-cell table:style-name="ce32"/>
          <table:table-cell table:style-name="ce34"/>
          <table:table-cell table:style-name="ce6" office:value-type="string" calcext:value-type="string">
            <text:p>@ 18uA (mC)</text:p>
          </table:table-cell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4" calcext:value-type="float">
            <text:p>6684</text:p>
          </table:table-cell>
          <table:table-cell table:style-name="ce33" office:value-type="float" office:value="65.92" calcext:value-type="float">
            <text:p>65.92</text:p>
          </table:table-cell>
          <table:table-cell table:style-name="ce33" office:value-type="float" office:value="3780" calcext:value-type="float">
            <text:p>378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5" calcext:value-type="float">
            <text:p>6685</text:p>
          </table:table-cell>
          <table:table-cell table:style-name="ce33" office:value-type="float" office:value="9.88" calcext:value-type="float">
            <text:p>9.88</text:p>
          </table:table-cell>
          <table:table-cell table:style-name="ce33" office:value-type="float" office:value="2040" calcext:value-type="float">
            <text:p>204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7" calcext:value-type="float">
            <text:p>6687</text:p>
          </table:table-cell>
          <table:table-cell table:style-name="ce33" office:value-type="float" office:value="46.78" calcext:value-type="float">
            <text:p>46.78</text:p>
          </table:table-cell>
          <table:table-cell table:style-name="ce33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8" calcext:value-type="float">
            <text:p>6688</text:p>
          </table:table-cell>
          <table:table-cell table:style-name="ce33" office:value-type="float" office:value="66.42" calcext:value-type="float">
            <text:p>66.42</text:p>
          </table:table-cell>
          <table:table-cell table:style-name="ce33" office:value-type="float" office:value="4020" calcext:value-type="float">
            <text:p>402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9" calcext:value-type="float">
            <text:p>6689</text:p>
          </table:table-cell>
          <table:table-cell table:style-name="ce33" office:value-type="float" office:value="55.72" calcext:value-type="float">
            <text:p>55.72</text:p>
          </table:table-cell>
          <table:table-cell table:style-name="ce33" office:value-type="float" office:value="3420" calcext:value-type="float">
            <text:p>342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0" calcext:value-type="float">
            <text:p>6690</text:p>
          </table:table-cell>
          <table:table-cell table:style-name="ce33" office:value-type="float" office:value="62.25" calcext:value-type="float">
            <text:p>62.25</text:p>
          </table:table-cell>
          <table:table-cell table:style-name="ce33" office:value-type="float" office:value="3660" calcext:value-type="float">
            <text:p>366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1" calcext:value-type="float">
            <text:p>6691</text:p>
          </table:table-cell>
          <table:table-cell table:style-name="ce33" office:value-type="float" office:value="70.91" calcext:value-type="float">
            <text:p>70.91</text:p>
          </table:table-cell>
          <table:table-cell table:style-name="ce33" office:value-type="float" office:value="4500" calcext:value-type="float">
            <text:p>450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2" calcext:value-type="float">
            <text:p>6692</text:p>
          </table:table-cell>
          <table:table-cell table:style-name="ce33" office:value-type="float" office:value="57.69" calcext:value-type="float">
            <text:p>57.69</text:p>
          </table:table-cell>
          <table:table-cell table:style-name="ce33" office:value-type="float" office:value="3720" calcext:value-type="float">
            <text:p>372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4" calcext:value-type="float">
            <text:p>6704</text:p>
          </table:table-cell>
          <table:table-cell table:style-name="ce33" office:value-type="float" office:value="58.02" calcext:value-type="float">
            <text:p>58.02</text:p>
          </table:table-cell>
          <table:table-cell table:style-name="ce33" office:value-type="float" office:value="3480" calcext:value-type="float">
            <text:p>348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5" calcext:value-type="float">
            <text:p>6705</text:p>
          </table:table-cell>
          <table:table-cell table:style-name="ce33" office:value-type="float" office:value="58.51" calcext:value-type="float">
            <text:p>58.51</text:p>
          </table:table-cell>
          <table:table-cell table:style-name="ce33" office:value-type="float" office:value="3420" calcext:value-type="float">
            <text:p>342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6" calcext:value-type="float">
            <text:p>6706</text:p>
          </table:table-cell>
          <table:table-cell table:style-name="ce33" office:value-type="float" office:value="56.4" calcext:value-type="float">
            <text:p>56.4</text:p>
          </table:table-cell>
          <table:table-cell table:style-name="ce33" office:value-type="float" office:value="3300" calcext:value-type="float">
            <text:p>330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7" calcext:value-type="float">
            <text:p>6707</text:p>
          </table:table-cell>
          <table:table-cell table:style-name="ce33" office:value-type="float" office:value="77.25" calcext:value-type="float">
            <text:p>77.25</text:p>
          </table:table-cell>
          <table:table-cell table:style-name="ce33" office:value-type="float" office:value="4440" calcext:value-type="float">
            <text:p>444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8" calcext:value-type="float">
            <text:p>6708</text:p>
          </table:table-cell>
          <table:table-cell table:style-name="ce33" office:value-type="float" office:value="34.86" calcext:value-type="float">
            <text:p>34.86</text:p>
          </table:table-cell>
          <table:table-cell table:style-name="ce33" office:value-type="float" office:value="2760" calcext:value-type="float">
            <text:p>2760</text:p>
          </table:table-cell>
          <table:table-cell table:style-name="ce33"/>
          <table:table-cell table:style-name="ce32"/>
          <table:table-cell table:style-name="ce34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26:.C38])" office:value-type="float" office:value="720.61" calcext:value-type="float">
            <text:p>720.61</text:p>
          </table:table-cell>
          <table:table-cell table:style-name="ce34" table:formula="of:=SUM([.D26:.D38])" office:value-type="float" office:value="45780" calcext:value-type="float">
            <text:p>45780</text:p>
          </table:table-cell>
          <table:table-cell table:style-name="ce34" office:value-type="float" office:value="18" calcext:value-type="float">
            <text:p>18</text:p>
          </table:table-cell>
          <table:table-cell table:style-name="ce32" office:value-type="float" office:value="46260" calcext:value-type="float">
            <text:p>46260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39]/3600/[.G39]" office:value-type="percentage" office:value="0.32125" calcext:value-type="percentage">
            <text:p>32.1%</text:p>
          </table:table-cell>
          <table:table-cell table:style-name="ce37" table:formula="of:=[.G39]*3600*0.000018*1000" office:value-type="float" office:value="2592" calcext:value-type="float">
            <text:p>2592</text:p>
          </table:table-cell>
          <table:table-cell table:style-name="ce39" table:formula="of:=[.C39]/[.I39]" office:value-type="percentage" office:value="0.278013117283951" calcext:value-type="percentage">
            <text:p>27.8%</text:p>
          </table:table-cell>
          <table:table-cell table:style-name="ce39" table:formula="of:=[.J39]/[.H39]" office:value-type="percentage" office:value="0.865410481817745" calcext:value-type="percentage">
            <text:p>86.5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/>
          <table:table-cell table:style-name="ce34" table:number-columns-repeated="3"/>
          <table:table-cell table:style-name="ce32"/>
          <table:table-cell table:style-name="ce34"/>
          <table:table-cell table:style-name="ce6" office:value-type="string" calcext:value-type="string">
            <text:p>@ 20uA (mC)</text:p>
          </table:table-cell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4" calcext:value-type="float">
            <text:p>6674</text:p>
          </table:table-cell>
          <table:table-cell table:style-name="ce33" office:value-type="float" office:value="70.57" calcext:value-type="float">
            <text:p>70.57</text:p>
          </table:table-cell>
          <table:table-cell table:style-name="ce33" office:value-type="float" office:value="3780" calcext:value-type="float">
            <text:p>378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5" calcext:value-type="float">
            <text:p>6675</text:p>
          </table:table-cell>
          <table:table-cell table:style-name="ce33" office:value-type="float" office:value="69.35" calcext:value-type="float">
            <text:p>69.35</text:p>
          </table:table-cell>
          <table:table-cell table:style-name="ce33" office:value-type="float" office:value="3660" calcext:value-type="float">
            <text:p>366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6" calcext:value-type="float">
            <text:p>6676</text:p>
          </table:table-cell>
          <table:table-cell table:style-name="ce33" office:value-type="float" office:value="71.36" calcext:value-type="float">
            <text:p>71.36</text:p>
          </table:table-cell>
          <table:table-cell table:style-name="ce33" office:value-type="float" office:value="3600" calcext:value-type="float">
            <text:p>360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0" calcext:value-type="float">
            <text:p>6680</text:p>
          </table:table-cell>
          <table:table-cell table:style-name="ce33" office:value-type="float" office:value="19.056" calcext:value-type="float">
            <text:p>19.056</text:p>
          </table:table-cell>
          <table:table-cell table:style-name="ce33" office:value-type="float" office:value="1080" calcext:value-type="float">
            <text:p>108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1" calcext:value-type="float">
            <text:p>668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2" calcext:value-type="float">
            <text:p>6682</text:p>
          </table:table-cell>
          <table:table-cell table:style-name="ce33" office:value-type="float" office:value="70.42" calcext:value-type="float">
            <text:p>70.42</text:p>
          </table:table-cell>
          <table:table-cell table:style-name="ce33" office:value-type="float" office:value="3600" calcext:value-type="float">
            <text:p>360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3" calcext:value-type="float">
            <text:p>6683</text:p>
          </table:table-cell>
          <table:table-cell table:style-name="ce33" office:value-type="float" office:value="6.66" calcext:value-type="float">
            <text:p>6.66</text:p>
          </table:table-cell>
          <table:table-cell table:style-name="ce33" office:value-type="float" office:value="1260" calcext:value-type="float">
            <text:p>1260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41:.C47])" office:value-type="float" office:value="375.416" calcext:value-type="float">
            <text:p>375.416</text:p>
          </table:table-cell>
          <table:table-cell table:style-name="ce34" table:formula="of:=SUM([.D41:.D47])" office:value-type="float" office:value="20520" calcext:value-type="float">
            <text:p>20520</text:p>
          </table:table-cell>
          <table:table-cell table:style-name="ce34" office:value-type="float" office:value="20" calcext:value-type="float">
            <text:p>20</text:p>
          </table:table-cell>
          <table:table-cell table:style-name="ce32" office:value-type="float" office:value="21840" calcext:value-type="float">
            <text:p>21840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48]/3600/[.G48]" office:value-type="percentage" office:value="0.151666666666667" calcext:value-type="percentage">
            <text:p>15.2%</text:p>
          </table:table-cell>
          <table:table-cell table:style-name="ce37" table:formula="of:=[.G48]*3600*0.00002*1000" office:value-type="float" office:value="2880" calcext:value-type="float">
            <text:p>2880</text:p>
          </table:table-cell>
          <table:table-cell table:style-name="ce39" table:formula="of:=[.C48]/[.I48]" office:value-type="percentage" office:value="0.130352777777778" calcext:value-type="percentage">
            <text:p>13.0%</text:p>
          </table:table-cell>
          <table:table-cell table:style-name="ce39" table:formula="of:=[.J48]/[.H48]" office:value-type="percentage" office:value="0.859468864468864" calcext:value-type="percentage">
            <text:p>85.9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24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86.54" calcext:value-type="float">
            <text:p>86.54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5" calcext:value-type="float">
            <text:p>6645</text:p>
          </table:table-cell>
          <table:table-cell table:style-name="ce2" office:value-type="float" office:value="83.13" calcext:value-type="float">
            <text:p>83.13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82.51" calcext:value-type="float">
            <text:p>82.51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1" calcext:value-type="float">
            <text:p>6651</text:p>
          </table:table-cell>
          <table:table-cell table:style-name="ce2" office:value-type="float" office:value="90.58" calcext:value-type="float">
            <text:p>90.58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6" calcext:value-type="float">
            <text:p>6656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7" calcext:value-type="float">
            <text:p>6657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63" calcext:value-type="float">
            <text:p>6663</text:p>
          </table:table-cell>
          <table:table-cell table:style-name="ce2" office:value-type="float" office:value="94.36" calcext:value-type="float">
            <text:p>94.36</text:p>
          </table:table-cell>
          <table:table-cell table:style-name="ce2" office:value-type="float" office:value="4020" calcext:value-type="float">
            <text:p>40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4" calcext:value-type="float">
            <text:p>6664</text:p>
          </table:table-cell>
          <table:table-cell table:style-name="ce2" office:value-type="float" office:value="74.89" calcext:value-type="float">
            <text:p>74.89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9" calcext:value-type="float">
            <text:p>6669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1" calcext:value-type="float">
            <text:p>6671</text:p>
          </table:table-cell>
          <table:table-cell table:style-name="ce2" office:value-type="float" office:value="66.11" calcext:value-type="float">
            <text:p>66.11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50:.C59])" office:value-type="float" office:value="822.88" calcext:value-type="float">
            <text:p>822.88</text:p>
          </table:table-cell>
          <table:table-cell table:style-name="ce34" table:formula="of:=SUM([.D50:.D59])" office:value-type="float" office:value="35737" calcext:value-type="float">
            <text:p>357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998" calcext:value-type="float">
            <text:p>36998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60]/3600/[.G60]" office:value-type="percentage" office:value="0.256930555555556" calcext:value-type="percentage">
            <text:p>25.7%</text:p>
          </table:table-cell>
          <table:table-cell table:style-name="ce37" table:formula="of:=[.G60]*3600*0.000024*1000" office:value-type="float" office:value="3456" calcext:value-type="float">
            <text:p>3456</text:p>
          </table:table-cell>
          <table:table-cell table:style-name="ce39" table:formula="of:=[.C60]/[.I60]" office:value-type="percentage" office:value="0.238101851851852" calcext:value-type="percentage">
            <text:p>23.8%</text:p>
          </table:table-cell>
          <table:table-cell table:style-name="ce39" table:formula="of:=[.J60]/[.H60]" office:value-type="percentage" office:value="0.926716759464476" calcext:value-type="percentage">
            <text:p>92.7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4" table:number-columns-repeated="3"/>
          <table:table-cell table:style-name="ce32"/>
          <table:table-cell table:style-name="ce34"/>
          <table:table-cell table:style-name="ce6" office:value-type="string" calcext:value-type="string">
            <text:p>@ 32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6" calcext:value-type="float">
            <text:p>6646</text:p>
          </table:table-cell>
          <table:table-cell table:style-name="ce2" office:value-type="float" office:value="103.66" calcext:value-type="float">
            <text:p>103.66</text:p>
          </table:table-cell>
          <table:table-cell table:style-name="ce2" office:value-type="float" office:value="3383" calcext:value-type="float">
            <text:p>33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7" calcext:value-type="float">
            <text:p>6647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2" calcext:value-type="float">
            <text:p>6652</text:p>
          </table:table-cell>
          <table:table-cell table:style-name="ce2" office:value-type="float" office:value="113.44" calcext:value-type="float">
            <text:p>113.4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3" calcext:value-type="float">
            <text:p>6653</text:p>
          </table:table-cell>
          <table:table-cell table:style-name="ce2" office:value-type="float" office:value="105.81" calcext:value-type="float">
            <text:p>105.81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8" calcext:value-type="float">
            <text:p>6658</text:p>
          </table:table-cell>
          <table:table-cell table:style-name="ce2" office:value-type="float" office:value="101.14" calcext:value-type="float">
            <text:p>101.1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9" calcext:value-type="float">
            <text:p>6659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5" calcext:value-type="float">
            <text:p>6665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2" calcext:value-type="float">
            <text:p>6672</text:p>
          </table:table-cell>
          <table:table-cell table:style-name="ce2" office:value-type="float" office:value="122.77" calcext:value-type="float">
            <text:p>122.77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3" calcext:value-type="float">
            <text:p>6673</text:p>
          </table:table-cell>
          <table:table-cell table:style-name="ce2" office:value-type="float" office:value="100.98" calcext:value-type="float">
            <text:p>100.98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62:.C71])" office:value-type="float" office:value="1071.72" calcext:value-type="float">
            <text:p>1071.72</text:p>
          </table:table-cell>
          <table:table-cell table:style-name="ce34" table:formula="of:=SUM([.D62:.D71])" office:value-type="float" office:value="34535" calcext:value-type="float">
            <text:p>34535</text:p>
          </table:table-cell>
          <table:table-cell table:style-name="ce34" office:value-type="float" office:value="32" calcext:value-type="float">
            <text:p>32</text:p>
          </table:table-cell>
          <table:table-cell table:style-name="ce32" office:value-type="float" office:value="34878" calcext:value-type="float">
            <text:p>34878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72]/3600/[.G72]" office:value-type="percentage" office:value="0.242208333333333" calcext:value-type="percentage">
            <text:p>24.2%</text:p>
          </table:table-cell>
          <table:table-cell table:style-name="ce37" table:formula="of:=[.G72]*3600*0.000032*1000" office:value-type="float" office:value="4608" calcext:value-type="float">
            <text:p>4608</text:p>
          </table:table-cell>
          <table:table-cell table:style-name="ce39" table:formula="of:=[.C72]/[.I72]" office:value-type="percentage" office:value="0.232578125" calcext:value-type="percentage">
            <text:p>23.3%</text:p>
          </table:table-cell>
          <table:table-cell table:style-name="ce39" table:formula="of:=[.J72]/[.H72]" office:value-type="percentage" office:value="0.960239979356614" calcext:value-type="percentage">
            <text:p>96.0%</text:p>
          </table:table-cell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35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128.84" calcext:value-type="float">
            <text:p>128.84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table:number-columns-repeated="3"/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87.44" calcext:value-type="float">
            <text:p>87.44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1" calcext:value-type="float">
            <text:p>6641</text:p>
          </table:table-cell>
          <table:table-cell table:style-name="ce2" office:value-type="float" office:value="111.52" calcext:value-type="float">
            <text:p>111.52</text:p>
          </table:table-cell>
          <table:table-cell table:style-name="ce2" office:value-type="float" office:value="3223" calcext:value-type="float">
            <text:p>3223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74:.C76])" office:value-type="float" office:value="327.8" calcext:value-type="float">
            <text:p>327.8</text:p>
          </table:table-cell>
          <table:table-cell table:style-name="ce34" table:formula="of:=SUM([.D74:.D76])" office:value-type="float" office:value="9587" calcext:value-type="float">
            <text:p>9587</text:p>
          </table:table-cell>
          <table:table-cell table:style-name="ce34" office:value-type="float" office:value="35" calcext:value-type="float">
            <text:p>35</text:p>
          </table:table-cell>
          <table:table-cell table:style-name="ce32" office:value-type="float" office:value="9689" calcext:value-type="float">
            <text:p>9689</text:p>
          </table:table-cell>
          <table:table-cell table:style-name="ce34" office:value-type="float" office:value="40" calcext:value-type="float">
            <text:p>40</text:p>
          </table:table-cell>
          <table:table-cell table:style-name="ce35" table:formula="of:=[.F77]/3600/[.G77]" office:value-type="percentage" office:value="0.0672847222222222" calcext:value-type="percentage">
            <text:p>6.7%</text:p>
          </table:table-cell>
          <table:table-cell table:style-name="ce37" table:formula="of:=[.G77]*3600*0.000035*1000" office:value-type="float" office:value="5040" calcext:value-type="float">
            <text:p>5040</text:p>
          </table:table-cell>
          <table:table-cell table:style-name="ce39" table:formula="of:=[.C77]/[.I77]" office:value-type="percentage" office:value="0.0650396825396825" calcext:value-type="percentage">
            <text:p>6.5%</text:p>
          </table:table-cell>
          <table:table-cell table:style-name="ce39" table:formula="of:=[.J77]/[.H77]" office:value-type="percentage" office:value="0.966633737817554" calcext:value-type="percentage">
            <text:p>96.7%</text:p>
          </table:table-cell>
          <table:table-cell table:number-columns-repeated="1013"/>
        </table:table-row>
        <table:table-row table:style-name="ro6">
          <table:table-cell table:style-name="ce2" table:number-columns-repeated="8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6.79deg Dummy</text:p>
          </table:table-cell>
          <table:table-cell table:style-name="ce2" table:number-columns-repeated="6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699" calcext:value-type="float">
            <text:p>6699</text:p>
          </table:table-cell>
          <table:table-cell table:style-name="ce2" office:value-type="float" office:value="123.64" calcext:value-type="float">
            <text:p>123.64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1" calcext:value-type="float">
            <text:p>6701</text:p>
          </table:table-cell>
          <table:table-cell table:style-name="ce2" office:value-type="float" office:value="64.15" calcext:value-type="float">
            <text:p>64.15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2" calcext:value-type="float">
            <text:p>670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40" calcext:value-type="float">
            <text:p>5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3" calcext:value-type="float">
            <text:p>6703</text:p>
          </table:table-cell>
          <table:table-cell table:style-name="ce2" office:value-type="float" office:value="120.34" calcext:value-type="float">
            <text:p>120.3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80:.C84])" office:value-type="float" office:value="415.73" calcext:value-type="float">
            <text:p>415.73</text:p>
          </table:table-cell>
          <table:table-cell table:style-name="ce34" table:formula="of:=SUM([.D80:.D84])" office:value-type="float" office:value="15720" calcext:value-type="float">
            <text:p>15720</text:p>
          </table:table-cell>
          <table:table-cell table:style-name="ce34" office:value-type="float" office:value="35" calcext:value-type="float">
            <text:p>35</text:p>
          </table:table-cell>
          <table:table-cell table:style-name="ce32" office:value-type="float" office:value="19260" calcext:value-type="float">
            <text:p>19260</text:p>
          </table:table-cell>
          <table:table-cell table:style-name="ce34" office:value-type="float" office:value="5" calcext:value-type="float">
            <text:p>5</text:p>
          </table:table-cell>
          <table:table-cell table:style-name="ce35" table:formula="of:=[.F85]/3600/[.G85]" office:value-type="percentage" office:value="1.07" calcext:value-type="percentage">
            <text:p>107.0%</text:p>
          </table:table-cell>
          <table:table-cell table:style-name="ce37" table:formula="of:=[.G85]*3600*0.000035*1000" office:value-type="float" office:value="630" calcext:value-type="float">
            <text:p>630</text:p>
          </table:table-cell>
          <table:table-cell table:style-name="ce39" table:formula="of:=[.C85]/[.I85]" office:value-type="percentage" office:value="0.659888888888889" calcext:value-type="percentage">
            <text:p>66.0%</text:p>
          </table:table-cell>
          <table:table-cell table:style-name="ce39" table:formula="of:=[.J85]/[.H85]" office:value-type="percentage" office:value="0.616718587746625" calcext:value-type="percentage">
            <text:p>61.7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 office:value-type="string" calcext:value-type="string">
            <text:p>@ 24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9.79deg LH2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63.83" calcext:value-type="float">
            <text:p>63.83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74.77" calcext:value-type="float">
            <text:p>74.77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5" calcext:value-type="float">
            <text:p>6745</text:p>
          </table:table-cell>
          <table:table-cell table:style-name="ce2" office:value-type="float" office:value="78.02" calcext:value-type="float">
            <text:p>78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6" calcext:value-type="float">
            <text:p>6746</text:p>
          </table:table-cell>
          <table:table-cell table:style-name="ce2" office:value-type="float" office:value="81.03" calcext:value-type="float">
            <text:p>81.03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7" calcext:value-type="float">
            <text:p>6747</text:p>
          </table:table-cell>
          <table:table-cell table:style-name="ce2" office:value-type="float" office:value="81.55" calcext:value-type="float">
            <text:p>81.55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8" calcext:value-type="float">
            <text:p>6748</text:p>
          </table:table-cell>
          <table:table-cell table:style-name="ce2" office:value-type="float" office:value="83.45" calcext:value-type="float">
            <text:p>83.4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9" calcext:value-type="float">
            <text:p>6749</text:p>
          </table:table-cell>
          <table:table-cell table:style-name="ce2" office:value-type="float" office:value="85.48" calcext:value-type="float">
            <text:p>85.48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83.46" calcext:value-type="float">
            <text:p>83.46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1" calcext:value-type="float">
            <text:p>6751</text:p>
          </table:table-cell>
          <table:table-cell table:style-name="ce2" office:value-type="float" office:value="82.62" calcext:value-type="float">
            <text:p>82.6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2" calcext:value-type="float">
            <text:p>67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3" calcext:value-type="float">
            <text:p>6753</text:p>
          </table:table-cell>
          <table:table-cell table:style-name="ce2" office:value-type="float" office:value="48.47" calcext:value-type="float">
            <text:p>48.47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4" calcext:value-type="float">
            <text:p>6754</text:p>
          </table:table-cell>
          <table:table-cell table:style-name="ce2" office:value-type="float" office:value="78.45" calcext:value-type="float">
            <text:p>78.45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5" calcext:value-type="float">
            <text:p>6755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87:.C100])" office:value-type="float" office:value="1052.69" calcext:value-type="float">
            <text:p>1052.69</text:p>
          </table:table-cell>
          <table:table-cell table:style-name="ce34" table:formula="of:=SUM([.D87:.D100])" office:value-type="float" office:value="50760" calcext:value-type="float">
            <text:p>50760</text:p>
          </table:table-cell>
          <table:table-cell table:style-name="ce34" office:value-type="float" office:value="24" calcext:value-type="float">
            <text:p>24</text:p>
          </table:table-cell>
          <table:table-cell table:style-name="ce32" office:value-type="float" office:value="51360" calcext:value-type="float">
            <text:p>51360</text:p>
          </table:table-cell>
          <table:table-cell table:style-name="ce34" office:value-type="float" office:value="42.8" calcext:value-type="float">
            <text:p>42.8</text:p>
          </table:table-cell>
          <table:table-cell table:style-name="ce35" table:formula="of:=[.F101]/3600/[.G101]" office:value-type="percentage" office:value="0.333333333333333" calcext:value-type="percentage">
            <text:p>33.3%</text:p>
          </table:table-cell>
          <table:table-cell table:style-name="ce37" table:formula="of:=[.G101]*3600*0.000024*1000" office:value-type="float" office:value="3697.92" calcext:value-type="float">
            <text:p>3697.92</text:p>
          </table:table-cell>
          <table:table-cell table:style-name="ce39" table:formula="of:=[.C101]/[.I101]" office:value-type="percentage" office:value="0.284670841986847" calcext:value-type="percentage">
            <text:p>28.5%</text:p>
          </table:table-cell>
          <table:table-cell table:style-name="ce39" table:formula="of:=[.J101]/[.H101]" office:value-type="percentage" office:value="0.85401252596054" calcext:value-type="percentage">
            <text:p>85.4%</text:p>
          </table:table-cell>
          <table:table-cell table:number-columns-repeated="1013"/>
        </table:table-row>
        <table:table-row table:style-name="ro6">
          <table:table-cell table:style-name="ce32"/>
          <table:table-cell table:number-columns-repeated="3"/>
          <table:table-cell table:style-name="ce34"/>
          <table:table-cell table:style-name="ce32"/>
          <table:table-cell table:style-name="ce34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1" calcext:value-type="float">
            <text:p>6711</text:p>
          </table:table-cell>
          <table:table-cell table:style-name="ce2" office:value-type="float" office:value="135.66" calcext:value-type="float">
            <text:p>135.66</text:p>
          </table:table-cell>
          <table:table-cell table:style-name="ce2" office:value-type="float" office:value="7620" calcext:value-type="float">
            <text:p>762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2" calcext:value-type="float">
            <text:p>6712</text:p>
          </table:table-cell>
          <table:table-cell table:style-name="ce2" office:value-type="float" office:value="101.282" calcext:value-type="float">
            <text:p>101.282</text:p>
          </table:table-cell>
          <table:table-cell table:style-name="ce2" office:value-type="float" office:value="3180" calcext:value-type="float">
            <text:p>318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3" calcext:value-type="float">
            <text:p>6713</text:p>
          </table:table-cell>
          <table:table-cell table:style-name="ce2" office:value-type="float" office:value="106.622" calcext:value-type="float">
            <text:p>106.622</text:p>
          </table:table-cell>
          <table:table-cell table:style-name="ce2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4" calcext:value-type="float">
            <text:p>6714</text:p>
          </table:table-cell>
          <table:table-cell table:style-name="ce2" office:value-type="float" office:value="99.62" calcext:value-type="float">
            <text:p>99.62</text:p>
          </table:table-cell>
          <table:table-cell table:style-name="ce2" office:value-type="float" office:value="2880" calcext:value-type="float">
            <text:p>288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5" calcext:value-type="float">
            <text:p>6715</text:p>
          </table:table-cell>
          <table:table-cell table:style-name="ce2" office:value-type="float" office:value="133.86" calcext:value-type="float">
            <text:p>133.86</text:p>
          </table:table-cell>
          <table:table-cell table:style-name="ce2" office:value-type="float" office:value="3900" calcext:value-type="float">
            <text:p>390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6" calcext:value-type="float">
            <text:p>6716</text:p>
          </table:table-cell>
          <table:table-cell table:style-name="ce2" office:value-type="float" office:value="114.01" calcext:value-type="float">
            <text:p>114.01</text:p>
          </table:table-cell>
          <table:table-cell table:style-name="ce2" office:value-type="float" office:value="3300" calcext:value-type="float">
            <text:p>330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03:.C108])" office:value-type="float" office:value="691.054" calcext:value-type="float">
            <text:p>691.054</text:p>
          </table:table-cell>
          <table:table-cell table:style-name="ce34" table:formula="of:=SUM([.D103:.D108])" office:value-type="float" office:value="24420" calcext:value-type="float">
            <text:p>24420</text:p>
          </table:table-cell>
          <table:table-cell table:style-name="ce34" office:value-type="float" office:value="35" calcext:value-type="float">
            <text:p>35</text:p>
          </table:table-cell>
          <table:table-cell table:style-name="ce32" office:value-type="float" office:value="25500" calcext:value-type="float">
            <text:p>25500</text:p>
          </table:table-cell>
          <table:table-cell table:style-name="ce34" office:value-type="float" office:value="42.8" calcext:value-type="float">
            <text:p>42.8</text:p>
          </table:table-cell>
          <table:table-cell table:style-name="ce35" table:formula="of:=[.F109]/3600/[.G109]" office:value-type="percentage" office:value="0.165498442367601" calcext:value-type="percentage">
            <text:p>16.5%</text:p>
          </table:table-cell>
          <table:table-cell table:style-name="ce37" table:formula="of:=[.G109]*3600*0.000035*1000" office:value-type="float" office:value="5392.8" calcext:value-type="float">
            <text:p>5392.8</text:p>
          </table:table-cell>
          <table:table-cell table:style-name="ce39" table:formula="of:=[.C109]/[.I109]" office:value-type="percentage" office:value="0.128143821391485" calcext:value-type="percentage">
            <text:p>12.8%</text:p>
          </table:table-cell>
          <table:table-cell table:style-name="ce39" table:formula="of:=[.J109]/[.H109]" office:value-type="percentage" office:value="0.774290196078431" calcext:value-type="percentage">
            <text:p>77.4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4" table:number-columns-repeated="3"/>
          <table:table-cell table:style-name="ce32"/>
          <table:table-cell table:style-name="ce34"/>
          <table:table-cell table:style-name="ce6" office:value-type="string" calcext:value-type="string">
            <text:p>@ 4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4" calcext:value-type="float">
            <text:p>6724</text:p>
          </table:table-cell>
          <table:table-cell table:style-name="ce33" office:value-type="float" office:value="8.8" calcext:value-type="float">
            <text:p>8.8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5" calcext:value-type="float">
            <text:p>6725</text:p>
          </table:table-cell>
          <table:table-cell table:style-name="ce33" office:value-type="float" office:value="142.55" calcext:value-type="float">
            <text:p>142.55</text:p>
          </table:table-cell>
          <table:table-cell table:style-name="ce33" office:value-type="float" office:value="3960" calcext:value-type="float">
            <text:p>396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6" calcext:value-type="float">
            <text:p>6726</text:p>
          </table:table-cell>
          <table:table-cell table:style-name="ce33" office:value-type="float" office:value="81.89" calcext:value-type="float">
            <text:p>81.89</text:p>
          </table:table-cell>
          <table:table-cell table:style-name="ce33" office:value-type="float" office:value="2400" calcext:value-type="float">
            <text:p>240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7" calcext:value-type="float">
            <text:p>672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920" calcext:value-type="float">
            <text:p>192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8" calcext:value-type="float">
            <text:p>6728</text:p>
          </table:table-cell>
          <table:table-cell table:style-name="ce33" office:value-type="float" office:value="137.49" calcext:value-type="float">
            <text:p>137.49</text:p>
          </table:table-cell>
          <table:table-cell table:style-name="ce33" office:value-type="float" office:value="3840" calcext:value-type="float">
            <text:p>384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9" calcext:value-type="float">
            <text:p>6729</text:p>
          </table:table-cell>
          <table:table-cell table:style-name="ce33" office:value-type="float" office:value="135.67" calcext:value-type="float">
            <text:p>135.67</text:p>
          </table:table-cell>
          <table:table-cell table:style-name="ce33" office:value-type="float" office:value="3660" calcext:value-type="float">
            <text:p>366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0" calcext:value-type="float">
            <text:p>6730</text:p>
          </table:table-cell>
          <table:table-cell table:style-name="ce33" office:value-type="float" office:value="160.13" calcext:value-type="float">
            <text:p>160.13</text:p>
          </table:table-cell>
          <table:table-cell table:style-name="ce33" office:value-type="float" office:value="4140" calcext:value-type="float">
            <text:p>4140</text:p>
          </table:table-cell>
          <table:table-cell table:style-name="ce33"/>
          <table:table-cell table:style-name="ce2"/>
          <table:table-cell table:style-name="ce33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11:.C117])" office:value-type="float" office:value="720.53" calcext:value-type="float">
            <text:p>720.53</text:p>
          </table:table-cell>
          <table:table-cell table:style-name="ce34" table:formula="of:=SUM([.D111:.D117])" office:value-type="float" office:value="21720" calcext:value-type="float">
            <text:p>21720</text:p>
          </table:table-cell>
          <table:table-cell table:style-name="ce34" office:value-type="float" office:value="40" calcext:value-type="float">
            <text:p>40</text:p>
          </table:table-cell>
          <table:table-cell table:style-name="ce32" office:value-type="float" office:value="28980" calcext:value-type="float">
            <text:p>28980</text:p>
          </table:table-cell>
          <table:table-cell table:style-name="ce34" office:value-type="float" office:value="42.8" calcext:value-type="float">
            <text:p>42.8</text:p>
          </table:table-cell>
          <table:table-cell table:style-name="ce35" table:formula="of:=[.F118]/3600/[.G118]" office:value-type="percentage" office:value="0.188084112149533" calcext:value-type="percentage">
            <text:p>18.8%</text:p>
          </table:table-cell>
          <table:table-cell table:style-name="ce37" table:formula="of:=[.G118]*3600*0.00004*1000" office:value-type="float" office:value="6163.2" calcext:value-type="float">
            <text:p>6163.2</text:p>
          </table:table-cell>
          <table:table-cell table:style-name="ce39" table:formula="of:=[.C118]/[.I118]" office:value-type="percentage" office:value="0.116908424195223" calcext:value-type="percentage">
            <text:p>11.7%</text:p>
          </table:table-cell>
          <table:table-cell table:style-name="ce39" table:formula="of:=[.J118]/[.H118]" office:value-type="percentage" office:value="0.621575224292615" calcext:value-type="percentage">
            <text:p>62.2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4" table:number-columns-repeated="3"/>
          <table:table-cell table:style-name="ce32"/>
          <table:table-cell table:style-name="ce34"/>
          <table:table-cell table:style-name="ce6" office:value-type="string" calcext:value-type="string">
            <text:p>@ 5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8" calcext:value-type="float">
            <text:p>6718</text:p>
          </table:table-cell>
          <table:table-cell table:style-name="ce33" office:value-type="float" office:value="161.64" calcext:value-type="float">
            <text:p>161.64</text:p>
          </table:table-cell>
          <table:table-cell table:style-name="ce33" office:value-type="float" office:value="3480" calcext:value-type="float">
            <text:p>348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9" calcext:value-type="float">
            <text:p>6719</text:p>
          </table:table-cell>
          <table:table-cell table:style-name="ce33" office:value-type="float" office:value="148.31" calcext:value-type="float">
            <text:p>148.31</text:p>
          </table:table-cell>
          <table:table-cell table:style-name="ce33" office:value-type="float" office:value="3240" calcext:value-type="float">
            <text:p>324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0" calcext:value-type="float">
            <text:p>6720</text:p>
          </table:table-cell>
          <table:table-cell table:style-name="ce33" office:value-type="float" office:value="147.41" calcext:value-type="float">
            <text:p>147.41</text:p>
          </table:table-cell>
          <table:table-cell table:style-name="ce33" office:value-type="float" office:value="3420" calcext:value-type="float">
            <text:p>342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1" calcext:value-type="float">
            <text:p>6721</text:p>
          </table:table-cell>
          <table:table-cell table:style-name="ce33" office:value-type="float" office:value="109.87" calcext:value-type="float">
            <text:p>109.87</text:p>
          </table:table-cell>
          <table:table-cell table:style-name="ce33" office:value-type="float" office:value="2580" calcext:value-type="float">
            <text:p>258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6" calcext:value-type="float">
            <text:p>6736</text:p>
          </table:table-cell>
          <table:table-cell table:style-name="ce33" office:value-type="float" office:value="131.92" calcext:value-type="float">
            <text:p>131.92</text:p>
          </table:table-cell>
          <table:table-cell table:style-name="ce33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7" calcext:value-type="float">
            <text:p>6737</text:p>
          </table:table-cell>
          <table:table-cell table:style-name="ce33" office:value-type="float" office:value="59.22" calcext:value-type="float">
            <text:p>59.22</text:p>
          </table:table-cell>
          <table:table-cell table:style-name="ce33" office:value-type="float" office:value="2160" calcext:value-type="float">
            <text:p>216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8" calcext:value-type="float">
            <text:p>6738</text:p>
          </table:table-cell>
          <table:table-cell table:style-name="ce33" office:value-type="float" office:value="135.7" calcext:value-type="float">
            <text:p>135.7</text:p>
          </table:table-cell>
          <table:table-cell table:style-name="ce33" office:value-type="float" office:value="3240" calcext:value-type="float">
            <text:p>324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9" calcext:value-type="float">
            <text:p>6739</text:p>
          </table:table-cell>
          <table:table-cell table:style-name="ce33" office:value-type="float" office:value="150.12" calcext:value-type="float">
            <text:p>150.12</text:p>
          </table:table-cell>
          <table:table-cell table:style-name="ce33" office:value-type="float" office:value="3240" calcext:value-type="float">
            <text:p>324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0" calcext:value-type="float">
            <text:p>6740</text:p>
          </table:table-cell>
          <table:table-cell table:style-name="ce33" office:value-type="float" office:value="159.77" calcext:value-type="float">
            <text:p>159.77</text:p>
          </table:table-cell>
          <table:table-cell table:style-name="ce33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4"/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1" calcext:value-type="float">
            <text:p>6741</text:p>
          </table:table-cell>
          <table:table-cell table:style-name="ce33" office:value-type="float" office:value="172.68" calcext:value-type="float">
            <text:p>172.68</text:p>
          </table:table-cell>
          <table:table-cell table:style-name="ce33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4"/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2" calcext:value-type="float">
            <text:p>6742</text:p>
          </table:table-cell>
          <table:table-cell table:style-name="ce33" office:value-type="float" office:value="174.88" calcext:value-type="float">
            <text:p>174.88</text:p>
          </table:table-cell>
          <table:table-cell table:style-name="ce33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3" calcext:value-type="float">
            <text:p>6743</text:p>
          </table:table-cell>
          <table:table-cell table:style-name="ce33" office:value-type="float" office:value="160.26" calcext:value-type="float">
            <text:p>160.26</text:p>
          </table:table-cell>
          <table:table-cell table:style-name="ce33" office:value-type="float" office:value="3420" calcext:value-type="float">
            <text:p>342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56" calcext:value-type="float">
            <text:p>6756</text:p>
          </table:table-cell>
          <table:table-cell table:style-name="ce33" office:value-type="float" office:value="184.81" calcext:value-type="float">
            <text:p>184.81</text:p>
          </table:table-cell>
          <table:table-cell table:style-name="ce33" office:value-type="float" office:value="3780" calcext:value-type="float">
            <text:p>378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57" calcext:value-type="float">
            <text:p>6757</text:p>
          </table:table-cell>
          <table:table-cell table:style-name="ce33" office:value-type="float" office:value="157.82" calcext:value-type="float">
            <text:p>157.82</text:p>
          </table:table-cell>
          <table:table-cell table:style-name="ce33" office:value-type="float" office:value="3060" calcext:value-type="float">
            <text:p>3060</text:p>
          </table:table-cell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20:.C133])" office:value-type="float" office:value="2054.41" calcext:value-type="float">
            <text:p>2054.41</text:p>
          </table:table-cell>
          <table:table-cell table:style-name="ce34" table:formula="of:=SUM([.D120:.D133])" office:value-type="float" office:value="45780" calcext:value-type="float">
            <text:p>45780</text:p>
          </table:table-cell>
          <table:table-cell table:style-name="ce34" office:value-type="float" office:value="50" calcext:value-type="float">
            <text:p>50</text:p>
          </table:table-cell>
          <table:table-cell table:style-name="ce32" office:value-type="float" office:value="46860" calcext:value-type="float">
            <text:p>46860</text:p>
          </table:table-cell>
          <table:table-cell table:style-name="ce34" office:value-type="float" office:value="42.8" calcext:value-type="float">
            <text:p>42.8</text:p>
          </table:table-cell>
          <table:table-cell table:style-name="ce35" table:formula="of:=[.F134]/3600/[.G134]" office:value-type="percentage" office:value="0.304127725856698" calcext:value-type="percentage">
            <text:p>30.4%</text:p>
          </table:table-cell>
          <table:table-cell table:style-name="ce37" table:formula="of:=[.G134]*3600*0.00005*1000" office:value-type="float" office:value="7704" calcext:value-type="float">
            <text:p>7704</text:p>
          </table:table-cell>
          <table:table-cell table:style-name="ce39" table:formula="of:=[.C134]/[.I134]" office:value-type="percentage" office:value="0.266667964693666" calcext:value-type="percentage">
            <text:p>26.7%</text:p>
          </table:table-cell>
          <table:table-cell table:style-name="ce39" table:formula="of:=[.J134]/[.H134]" office:value-type="percentage" office:value="0.876828851899274" calcext:value-type="percentage">
            <text:p>87.7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4" table:number-columns-repeated="3"/>
          <table:table-cell table:style-name="ce32"/>
          <table:table-cell table:style-name="ce34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9.79deg Dummy</text:p>
          </table:table-cell>
          <table:table-cell table:style-name="ce2" office:value-type="float" office:value="6732" calcext:value-type="float">
            <text:p>6732</text:p>
          </table:table-cell>
          <table:table-cell table:style-name="ce2" office:value-type="float" office:value="135.77" calcext:value-type="float">
            <text:p>135.7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33" calcext:value-type="float">
            <text:p>6733</text:p>
          </table:table-cell>
          <table:table-cell table:style-name="ce2" office:value-type="float" office:value="145.45" calcext:value-type="float">
            <text:p>145.4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34" calcext:value-type="float">
            <text:p>6734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58" calcext:value-type="float">
            <text:p>6758</text:p>
          </table:table-cell>
          <table:table-cell table:style-name="ce2" office:value-type="float" office:value="117.46" calcext:value-type="float">
            <text:p>117.46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59" calcext:value-type="float">
            <text:p>6759</text:p>
          </table:table-cell>
          <table:table-cell table:style-name="ce2" office:value-type="float" office:value="120.52" calcext:value-type="float">
            <text:p>120.52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36:.C140])" office:value-type="float" office:value="624.82" calcext:value-type="float">
            <text:p>624.82</text:p>
          </table:table-cell>
          <table:table-cell table:style-name="ce34" table:formula="of:=SUM([.D136:.D140])" office:value-type="float" office:value="10440" calcext:value-type="float">
            <text:p>10440</text:p>
          </table:table-cell>
          <table:table-cell table:style-name="ce34"/>
          <table:table-cell table:style-name="ce32" office:value-type="float" office:value="10560" calcext:value-type="float">
            <text:p>10560</text:p>
          </table:table-cell>
          <table:table-cell table:style-name="ce34" office:value-type="float" office:value="3" calcext:value-type="float">
            <text:p>3</text:p>
          </table:table-cell>
          <table:table-cell table:style-name="ce35" table:formula="of:=[.F141]/3600/[.G141]" office:value-type="percentage" office:value="0.977777777777778" calcext:value-type="percentage">
            <text:p>97.8%</text:p>
          </table:table-cell>
          <table:table-cell table:style-name="ce37" table:formula="of:=[.G141]*3600*0.00003*1000" office:value-type="float" office:value="324" calcext:value-type="float">
            <text:p>324</text:p>
          </table:table-cell>
          <table:table-cell table:style-name="ce39" table:formula="of:=[.C141]/[.I141]" office:value-type="percentage" office:value="1.92845679012346" calcext:value-type="percentage">
            <text:p>192.8%</text:p>
          </table:table-cell>
          <table:table-cell table:style-name="ce39" table:formula="of:=[.J141]/[.H141]" office:value-type="percentage" office:value="1.97228535353535" calcext:value-type="percentage">
            <text:p>197.2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6.79deg PT2 LH2</text:p>
          </table:table-cell>
          <table:table-cell table:style-name="ce33" table:number-columns-repeated="4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/>
          <table:table-cell table:style-name="ce34" table:formula="of:=SUM([.C143])" office:value-type="float" office:value="0" calcext:value-type="float">
            <text:p>0</text:p>
          </table:table-cell>
          <table:table-cell table:style-name="ce34" table:formula="of:=SUM([.D143])" office:value-type="float" office:value="0" calcext:value-type="float">
            <text:p>0</text:p>
          </table:table-cell>
          <table:table-cell table:style-name="ce34"/>
          <table:table-cell table:style-name="ce32"/>
          <table:table-cell table:style-name="ce34" office:value-type="float" office:value="71.3" calcext:value-type="float">
            <text:p>71.3</text:p>
          </table:table-cell>
          <table:table-cell table:style-name="ce35" table:formula="of:=[.F144]/3600/[.G144]" office:value-type="percentage" office:value="0" calcext:value-type="percentage">
            <text:p>0.0%</text:p>
          </table:table-cell>
          <table:table-cell table:style-name="ce37" table:formula="of:=[.G144]*3600*0.000016*1000" office:value-type="float" office:value="4106.88" calcext:value-type="float">
            <text:p>4106.88</text:p>
          </table:table-cell>
          <table:table-cell table:style-name="ce39" table:formula="of:=[.C144]/[.I144]" office:value-type="percentage" office:value="0" calcext:value-type="percentage">
            <text:p>0.0%</text:p>
          </table:table-cell>
          <table:table-cell table:style-name="ce39" table:formula="of:=[.J144]/[.H14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6.79deg PT2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46:.C147])" office:value-type="float" office:value="0" calcext:value-type="float">
            <text:p>0</text:p>
          </table:table-cell>
          <table:table-cell table:style-name="ce34" table:formula="of:=SUM([.D146:.D147])" office:value-type="float" office:value="0" calcext:value-type="float">
            <text:p>0</text:p>
          </table:table-cell>
          <table:table-cell table:style-name="ce34"/>
          <table:table-cell table:style-name="ce32"/>
          <table:table-cell table:style-name="ce34" office:value-type="float" office:value="5" calcext:value-type="float">
            <text:p>5</text:p>
          </table:table-cell>
          <table:table-cell table:style-name="ce35" table:formula="of:=[.F148]/3600/[.G148]" office:value-type="percentage" office:value="0" calcext:value-type="percentage">
            <text:p>0.0%</text:p>
          </table:table-cell>
          <table:table-cell table:style-name="ce37" table:formula="of:=[.G148]*3600*0.00002*1000" office:value-type="float" office:value="360" calcext:value-type="float">
            <text:p>360</text:p>
          </table:table-cell>
          <table:table-cell table:style-name="ce39" table:formula="of:=[.C148]/[.I148]" office:value-type="percentage" office:value="0" calcext:value-type="percentage">
            <text:p>0.0%</text:p>
          </table:table-cell>
          <table:table-cell table:style-name="ce39" table:formula="of:=[.J148]/[.H148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9 GeV Summary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4.9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4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9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9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9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6"/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8.86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/>
          <table:table-cell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1" table:formula="of:=[$0p5_4p9.C8]" office:value-type="float" office:value="0" calcext:value-type="float">
            <text:p>0.0</text:p>
          </table:table-cell>
          <table:table-cell table:style-name="ce11" table:formula="of:=[$0p5_4p9.D8]" office:value-type="float" office:value="0" calcext:value-type="float">
            <text:p>0.0</text:p>
          </table:table-cell>
          <table:table-cell table:style-name="ce11" table:formula="of:=[$0p5_4p9.E8]" office:value-type="float" office:value="0" calcext:value-type="float">
            <text:p>0.0</text:p>
          </table:table-cell>
          <table:table-cell table:style-name="ce11"/>
          <table:table-cell table:style-name="ce18" table:formula="of:=[.D7]/3600/[.E8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9]" office:value-type="float" office:value="0" calcext:value-type="float">
            <text:p>0.0</text:p>
          </table:table-cell>
          <table:table-cell table:style-name="ce24" table:formula="of:=[.B7]/[.G8]" office:value-type="percentage" office:value="0" calcext:value-type="percentage">
            <text:p>0.0%</text:p>
          </table:table-cell>
          <table:table-cell table:style-name="ce24" table:formula="of:=[.I7]/[.F7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[.L7]/[.K8]" office:value-type="percentage" office:value="0" calcext:value-type="percentage">
            <text:p>0.0%</text:p>
          </table:table-cell>
          <table:table-cell table:style-name="ce29" table:formula="of:=[.M7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#REF!)" office:value-type="string" office:string-value="" calcext:value-type="error">
            <text:p>#REF!</text:p>
          </table:table-cell>
          <table:table-cell table:style-name="ce12" office:value-type="float" office:value="75.3" calcext:value-type="float">
            <text:p>75.3</text:p>
          </table:table-cell>
          <table:table-cell table:style-name="ce19" table:formula="of:=[.D8]/3600/[.E8]" office:value-type="string" office:string-value="" calcext:value-type="error">
            <text:p>#REF!</text:p>
          </table:table-cell>
          <table:table-cell table:style-name="ce21" table:formula="of:=(([.E8]*60*60)*(0.000035)*1000)/3" office:value-type="float" office:value="3162.6" calcext:value-type="float">
            <text:p>3162.6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H8]/[.G8]" office:value-type="string" office:string-value="" calcext:value-type="error">
            <text:p>#REF!</text:p>
          </table:table-cell>
          <table:table-cell table:style-name="ce25"/>
          <table:table-cell table:style-name="ce13" office:value-type="float" office:value="61300" calcext:value-type="float">
            <text:p>61300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L8]/[.K8]" office:value-type="string" office:string-value="" calcext:value-type="error">
            <text:p>#REF!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8.86deg Dummy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23"/>
          <table:table-cell table:style-name="ce12" table:formula="of:=[$0p5_4p9.C12]" office:value-type="float" office:value="0" calcext:value-type="float">
            <text:p>0.0</text:p>
          </table:table-cell>
          <table:table-cell table:style-name="ce12" table:formula="of:=[$0p5_4p9.D12]" office:value-type="float" office:value="0" calcext:value-type="float">
            <text:p>0.0</text:p>
          </table:table-cell>
          <table:table-cell table:style-name="ce12" table:formula="of:=[$0p5_4p9.E12]" office:value-type="float" office:value="0" calcext:value-type="float">
            <text:p>0.0</text:p>
          </table:table-cell>
          <table:table-cell table:style-name="ce12" office:value-type="float" office:value="5.2" calcext:value-type="float">
            <text:p>5.2</text:p>
          </table:table-cell>
          <table:table-cell table:style-name="ce19" table:formula="of:=[.D11]/3600/[.E11]" office:value-type="percentage" office:value="0" calcext:value-type="percentage">
            <text:p>0.0%</text:p>
          </table:table-cell>
          <table:table-cell table:style-name="ce21" table:formula="of:=(([.E11]*60*60)*(0.000035)*1000)/3" office:value-type="float" office:value="218.4" calcext:value-type="float">
            <text:p>218.4</text:p>
          </table:table-cell>
          <table:table-cell table:style-name="ce12" table:formula="of:=[$0p5_4p9.C11]" office:value-type="float" office:value="0" calcext:value-type="float">
            <text:p>0.0</text:p>
          </table:table-cell>
          <table:table-cell table:style-name="ce25" table:formula="of:=[.B11]/[.G11]" office:value-type="percentage" office:value="0" calcext:value-type="percentage">
            <text:p>0.0%</text:p>
          </table:table-cell>
          <table:table-cell table:style-name="ce25" table:formula="of:=[.I11]/[.F11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5" office:value-type="string" calcext:value-type="string">
            <text:p>11.86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/>
          <table:table-cell table:style-name="ce11" table:formula="of:=[$0p5_4p9.C15]" office:value-type="float" office:value="0" calcext:value-type="float">
            <text:p>0.0</text:p>
          </table:table-cell>
          <table:table-cell table:style-name="ce11" table:formula="of:=[$0p5_4p9.D15]" office:value-type="float" office:value="0" calcext:value-type="float">
            <text:p>0.0</text:p>
          </table:table-cell>
          <table:table-cell table:style-name="ce11" table:formula="of:=[$0p5_4p9.E15]" office:value-type="float" office:value="0" calcext:value-type="float">
            <text:p>0.0</text:p>
          </table:table-cell>
          <table:table-cell table:style-name="ce11"/>
          <table:table-cell table:style-name="ce18" table:formula="of:=[.D13]/3600/[.E14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21]" office:value-type="float" office:value="0" calcext:value-type="float">
            <text:p>0.0</text:p>
          </table:table-cell>
          <table:table-cell table:style-name="ce24" table:formula="of:=[.B13]/[.G14]" office:value-type="percentage" office:value="0" calcext:value-type="percentage">
            <text:p>0.0%</text:p>
          </table:table-cell>
          <table:table-cell table:style-name="ce24" table:formula="of:=[.I13]/[.F13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[.L13]/[.K14]" office:value-type="percentage" office:value="0" calcext:value-type="percentage">
            <text:p>0.0%</text:p>
          </table:table-cell>
          <table:table-cell table:style-name="ce29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#REF!)" office:value-type="string" office:string-value="" calcext:value-type="error">
            <text:p>#REF!</text:p>
          </table:table-cell>
          <table:table-cell table:style-name="ce12" office:value-type="float" office:value="75.3" calcext:value-type="float">
            <text:p>75.3</text:p>
          </table:table-cell>
          <table:table-cell table:style-name="ce19" table:formula="of:=[.D14]/3600/[.E14]" office:value-type="string" office:string-value="" calcext:value-type="error">
            <text:p>#REF!</text:p>
          </table:table-cell>
          <table:table-cell table:style-name="ce21" table:formula="of:=(([.E14]*60*60)*(0.000035)*1000)/3" office:value-type="float" office:value="3162.6" calcext:value-type="float">
            <text:p>3162.6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H14]/[.G14]" office:value-type="string" office:string-value="" calcext:value-type="error">
            <text:p>#REF!</text:p>
          </table:table-cell>
          <table:table-cell table:style-name="ce25"/>
          <table:table-cell table:style-name="ce13" office:value-type="float" office:value="68000" calcext:value-type="float">
            <text:p>68000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L14]/[.K14]" office:value-type="string" office:string-value="" calcext:value-type="error">
            <text:p>#REF!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11.86deg Dummy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6"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3"/>
          <table:table-cell table:style-name="ce12" table:formula="of:=[$0p5_4p9.C19]" office:value-type="float" office:value="0" calcext:value-type="float">
            <text:p>0.0</text:p>
          </table:table-cell>
          <table:table-cell table:style-name="ce12" table:formula="of:=[$0p5_4p9.D19]" office:value-type="float" office:value="0" calcext:value-type="float">
            <text:p>0.0</text:p>
          </table:table-cell>
          <table:table-cell table:style-name="ce12" table:formula="of:=[$0p5_4p9.E19]" office:value-type="float" office:value="0" calcext:value-type="float">
            <text:p>0.0</text:p>
          </table:table-cell>
          <table:table-cell table:style-name="ce12" office:value-type="float" office:value="5.2" calcext:value-type="float">
            <text:p>5.2</text:p>
          </table:table-cell>
          <table:table-cell table:style-name="ce19" table:formula="of:=[.D17]/3600/[.E17]" office:value-type="percentage" office:value="0" calcext:value-type="percentage">
            <text:p>0.0%</text:p>
          </table:table-cell>
          <table:table-cell table:style-name="ce21" table:formula="of:=(([.E17]*60*60)*(0.000035)*1000)/3" office:value-type="float" office:value="218.4" calcext:value-type="float">
            <text:p>218.4</text:p>
          </table:table-cell>
          <table:table-cell table:style-name="ce12" table:formula="of:=[$0p5_4p9.C23]" office:value-type="float" office:value="0" calcext:value-type="float">
            <text:p>0.0</text:p>
          </table:table-cell>
          <table:table-cell table:style-name="ce25" table:formula="of:=[.B17]/[.G17]" office:value-type="percentage" office:value="0" calcext:value-type="percentage">
            <text:p>0.0%</text:p>
          </table:table-cell>
          <table:table-cell table:style-name="ce25" table:formula="of:=[.I17]/[.F17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5" office:value-type="string" calcext:value-type="string">
            <text:p>6.00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/>
          <table:table-cell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1" table:formula="of:=[$0p5_4p9.C22]" office:value-type="float" office:value="0" calcext:value-type="float">
            <text:p>0.0</text:p>
          </table:table-cell>
          <table:table-cell table:style-name="ce11" table:formula="of:=[$0p5_4p9.D22]" office:value-type="float" office:value="0" calcext:value-type="float">
            <text:p>0.0</text:p>
          </table:table-cell>
          <table:table-cell table:style-name="ce11" table:formula="of:=[$0p5_4p9.E22]" office:value-type="float" office:value="0" calcext:value-type="float">
            <text:p>0.0</text:p>
          </table:table-cell>
          <table:table-cell table:style-name="ce11"/>
          <table:table-cell table:style-name="ce18" table:formula="of:=[.D19]/3600/[.E20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34]" office:value-type="float" office:value="0" calcext:value-type="float">
            <text:p>0.0</text:p>
          </table:table-cell>
          <table:table-cell table:style-name="ce24" table:formula="of:=[.B19]/[.G20]" office:value-type="percentage" office:value="0" calcext:value-type="percentage">
            <text:p>0.0%</text:p>
          </table:table-cell>
          <table:table-cell table:style-name="ce24" table:formula="of:=[.I19]/[.F19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[.L19]/[.K20]" office:value-type="percentage" office:value="0" calcext:value-type="percentage">
            <text:p>0.0%</text:p>
          </table:table-cell>
          <table:table-cell table:style-name="ce29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2:.D19])" office:value-type="string" office:string-value="" calcext:value-type="error">
            <text:p>#REF!</text:p>
          </table:table-cell>
          <table:table-cell table:style-name="ce12" office:value-type="float" office:value="75.3" calcext:value-type="float">
            <text:p>75.3</text:p>
          </table:table-cell>
          <table:table-cell table:style-name="ce19" table:formula="of:=[.D20]/3600/[.E20]" office:value-type="string" office:string-value="" calcext:value-type="error">
            <text:p>#REF!</text:p>
          </table:table-cell>
          <table:table-cell table:style-name="ce21" table:formula="of:=(([.E20]*60*60)*(0.000035)*1000)/3" office:value-type="float" office:value="3162.6" calcext:value-type="float">
            <text:p>3162.6</text:p>
          </table:table-cell>
          <table:table-cell table:style-name="ce23" table:formula="of:=SUM([.H2:.H19])" office:value-type="string" office:string-value="" calcext:value-type="error">
            <text:p>#REF!</text:p>
          </table:table-cell>
          <table:table-cell table:style-name="ce25" table:formula="of:=[.H20]/[.G20]" office:value-type="string" office:string-value="" calcext:value-type="error">
            <text:p>#REF!</text:p>
          </table:table-cell>
          <table:table-cell table:style-name="ce25"/>
          <table:table-cell table:style-name="ce13" office:value-type="float" office:value="59000" calcext:value-type="float">
            <text:p>59000</text:p>
          </table:table-cell>
          <table:table-cell table:style-name="ce23" table:formula="of:=SUM([.L2:.L19])" office:value-type="string" office:string-value="" calcext:value-type="error">
            <text:p>#REF!</text:p>
          </table:table-cell>
          <table:table-cell table:style-name="ce25" table:formula="of:=[.L20]/[.K20]" office:value-type="string" office:string-value="" calcext:value-type="error">
            <text:p>#REF!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6.00deg Dummy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12" table:formula="of:=[$0p5_4p9.C26]" office:value-type="float" office:value="0" calcext:value-type="float">
            <text:p>0.0</text:p>
          </table:table-cell>
          <table:table-cell table:style-name="ce12" table:formula="of:=[$0p5_4p9.D26]" office:value-type="float" office:value="0" calcext:value-type="float">
            <text:p>0.0</text:p>
          </table:table-cell>
          <table:table-cell table:style-name="ce12" table:formula="of:=[$0p5_4p9.E26]" office:value-type="float" office:value="0" calcext:value-type="float">
            <text:p>0.0</text:p>
          </table:table-cell>
          <table:table-cell table:style-name="ce12" office:value-type="float" office:value="5.2" calcext:value-type="float">
            <text:p>5.2</text:p>
          </table:table-cell>
          <table:table-cell table:style-name="ce19" table:formula="of:=[.D23]/3600/[.E23]" office:value-type="percentage" office:value="0" calcext:value-type="percentage">
            <text:p>0.0%</text:p>
          </table:table-cell>
          <table:table-cell table:style-name="ce21" table:formula="of:=(([.E23]*60*60)*(0.000035)*1000)/3" office:value-type="float" office:value="218.4" calcext:value-type="float">
            <text:p>218.4</text:p>
          </table:table-cell>
          <table:table-cell table:style-name="ce12" table:formula="of:=[$0p5_4p9.C25]" office:value-type="float" office:value="0" calcext:value-type="float">
            <text:p>0.0</text:p>
          </table:table-cell>
          <table:table-cell table:style-name="ce25" table:formula="of:=[.B23]/[.G23]" office:value-type="percentage" office:value="0" calcext:value-type="percentage">
            <text:p>0.0%</text:p>
          </table:table-cell>
          <table:table-cell table:style-name="ce25" table:formula="of:=[.I23]/[.F23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24"/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6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4p9" table:style-name="ta4">
        <table:table-column table:style-name="co4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1" office:value-type="string" calcext:value-type="string">
            <text:p>4.9 GeV KAON-LT physics setting</text:p>
          </table:table-cell>
          <table:table-cell table:style-name="ce2" table:number-columns-repeated="3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41"/>
          <table:table-cell table:style-name="ce2" table:number-columns-repeated="20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6" office:value-type="string" calcext:value-type="string">
            <text:p>@ 13uA (mC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.86deg LH2</text:p>
          </table:table-cell>
          <table:table-cell table:style-name="ce2" table:number-columns-repeated="9"/>
          <table:table-cell table:number-columns-repeated="1014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7])" office:value-type="float" office:value="0" calcext:value-type="float">
            <text:p>0</text:p>
          </table:table-cell>
          <table:table-cell table:style-name="ce34" table:formula="of:=SUM([.D7])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25.1" calcext:value-type="float">
            <text:p>25.1</text:p>
          </table:table-cell>
          <table:table-cell table:style-name="ce35" table:formula="of:=[.E8]/3600/[.F8]" office:value-type="percentage" office:value="0" calcext:value-type="percentage">
            <text:p>0.0%</text:p>
          </table:table-cell>
          <table:table-cell table:style-name="ce37" table:formula="of:=[.F8]*3600*0.000013*1000" office:value-type="float" office:value="1174.68" calcext:value-type="float">
            <text:p>1174.68</text:p>
          </table:table-cell>
          <table:table-cell table:style-name="ce39" table:formula="of:=[.C8]/[.H8]" office:value-type="percentage" office:value="0" calcext:value-type="percentage">
            <text:p>0.0%</text:p>
          </table:table-cell>
          <table:table-cell table:style-name="ce39" table:formula="of:=[.I8]/[.G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style-name="ce2" table:number-columns-repeated="7"/>
          <table:table-cell table:style-name="ce37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office:value-type="string" calcext:value-type="string">
            <text:p>8.86deg Dummy</text:p>
          </table:table-cell>
          <table:table-cell table:style-name="ce2" table:number-columns-repeated="6"/>
          <table:table-cell table:style-name="ce37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table:number-columns-repeated="7"/>
          <table:table-cell table:style-name="ce37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0:.C11])" office:value-type="float" office:value="0" calcext:value-type="float">
            <text:p>0</text:p>
          </table:table-cell>
          <table:table-cell table:style-name="ce34" table:formula="of:=SUM([.D10:.D11])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1.8" calcext:value-type="float">
            <text:p>1.8</text:p>
          </table:table-cell>
          <table:table-cell table:style-name="ce35" table:formula="of:=[.E12]/3600/[.F12]" office:value-type="percentage" office:value="0" calcext:value-type="percentage">
            <text:p>0.0%</text:p>
          </table:table-cell>
          <table:table-cell table:style-name="ce37" table:formula="of:=[.F12]*3600*0.000013*1000" office:value-type="float" office:value="84.24" calcext:value-type="float">
            <text:p>84.24</text:p>
          </table:table-cell>
          <table:table-cell table:style-name="ce39" table:formula="of:=[.C12]/[.H12]" office:value-type="percentage" office:value="0" calcext:value-type="percentage">
            <text:p>0.0%</text:p>
          </table:table-cell>
          <table:table-cell table:style-name="ce39" table:formula="of:=[.I12]/[.G1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6" office:value-type="string" calcext:value-type="string">
            <text:p>@ 24uA (mC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11.86deg LH2</text:p>
          </table:table-cell>
          <table:table-cell table:style-name="ce2"/>
          <table:table-cell/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4])" office:value-type="float" office:value="0" calcext:value-type="float">
            <text:p>0</text:p>
          </table:table-cell>
          <table:table-cell table:style-name="ce34" table:formula="of:=SUM([.D14])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11.3" calcext:value-type="float">
            <text:p>11.3</text:p>
          </table:table-cell>
          <table:table-cell table:style-name="ce35" table:formula="of:=[.E15]/3600/[.F15]" office:value-type="percentage" office:value="0" calcext:value-type="percentage">
            <text:p>0.0%</text:p>
          </table:table-cell>
          <table:table-cell table:style-name="ce37" table:formula="of:=[.F15]*3600*0.000024*1000" office:value-type="float" office:value="976.32" calcext:value-type="float">
            <text:p>976.32</text:p>
          </table:table-cell>
          <table:table-cell table:style-name="ce39" table:formula="of:=[.C15]/[.H15]" office:value-type="percentage" office:value="0" calcext:value-type="percentage">
            <text:p>0.0%</text:p>
          </table:table-cell>
          <table:table-cell table:style-name="ce39" table:formula="of:=[.I15]/[.G1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style-name="ce2" table:number-columns-repeated="10"/>
          <table:table-cell table:number-columns-repeated="1014"/>
        </table:table-row>
        <table:table-row table:style-name="ro6">
          <table:table-cell table:style-name="ce2" office:value-type="string" calcext:value-type="string">
            <text:p>11.86deg Dummy</text:p>
          </table:table-cell>
          <table:table-cell table:style-name="ce2" table:number-columns-repeated="9"/>
          <table:table-cell table:number-columns-repeated="1014"/>
        </table:table-row>
        <table:table-row table:style-name="ro6">
          <table:table-cell table:style-name="ce2" table:number-columns-repeated="10"/>
          <table:table-cell table:number-columns-repeated="1014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17:.C18])" office:value-type="float" office:value="0" calcext:value-type="float">
            <text:p>0</text:p>
          </table:table-cell>
          <table:table-cell table:style-name="ce34" table:formula="of:=SUM([.D17:.D18])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0.8" calcext:value-type="float">
            <text:p>0.8</text:p>
          </table:table-cell>
          <table:table-cell table:style-name="ce35" table:formula="of:=[.E19]/3600/[.F19]" office:value-type="percentage" office:value="0" calcext:value-type="percentage">
            <text:p>0.0%</text:p>
          </table:table-cell>
          <table:table-cell table:style-name="ce37" table:formula="of:=[.F19]*3600*0.000024*1000" office:value-type="float" office:value="69.12" calcext:value-type="float">
            <text:p>69.12</text:p>
          </table:table-cell>
          <table:table-cell table:style-name="ce39" table:formula="of:=[.C19]/[.H19]" office:value-type="percentage" office:value="0" calcext:value-type="percentage">
            <text:p>0.0%</text:p>
          </table:table-cell>
          <table:table-cell table:style-name="ce39" table:formula="of:=[.I19]/[.G1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6" office:value-type="string" calcext:value-type="string">
            <text:p>@ 8uA (mC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6.00deg LH2</text:p>
          </table:table-cell>
          <table:table-cell table:style-name="ce33" table:number-columns-repeated="3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/>
          <table:table-cell table:style-name="ce34" table:formula="of:=SUM([.C21])" office:value-type="float" office:value="0" calcext:value-type="float">
            <text:p>0</text:p>
          </table:table-cell>
          <table:table-cell table:style-name="ce34" table:formula="of:=SUM([.D21])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38.9" calcext:value-type="float">
            <text:p>38.9</text:p>
          </table:table-cell>
          <table:table-cell table:style-name="ce35" table:formula="of:=[.E22]/3600/[.F22]" office:value-type="percentage" office:value="0" calcext:value-type="percentage">
            <text:p>0.0%</text:p>
          </table:table-cell>
          <table:table-cell table:style-name="ce37" table:formula="of:=[.F22]*3600*0.000008*1000" office:value-type="float" office:value="1120.32" calcext:value-type="float">
            <text:p>1120.32</text:p>
          </table:table-cell>
          <table:table-cell table:style-name="ce39" table:formula="of:=[.C22]/[.H22]" office:value-type="percentage" office:value="0" calcext:value-type="percentage">
            <text:p>0.0%</text:p>
          </table:table-cell>
          <table:table-cell table:style-name="ce39" table:formula="of:=[.I22]/[.G2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6.00deg Dummy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4" table:formula="of:=SUM([.C24:.C25])" office:value-type="float" office:value="0" calcext:value-type="float">
            <text:p>0</text:p>
          </table:table-cell>
          <table:table-cell table:style-name="ce34" table:formula="of:=SUM([.D24:.D25])" office:value-type="float" office:value="0" calcext:value-type="float">
            <text:p>0</text:p>
          </table:table-cell>
          <table:table-cell table:style-name="ce32"/>
          <table:table-cell table:style-name="ce34" office:value-type="float" office:value="2.7" calcext:value-type="float">
            <text:p>2.7</text:p>
          </table:table-cell>
          <table:table-cell table:style-name="ce35" table:formula="of:=[.E26]/3600/[.F26]" office:value-type="percentage" office:value="0" calcext:value-type="percentage">
            <text:p>0.0%</text:p>
          </table:table-cell>
          <table:table-cell table:style-name="ce37" table:formula="of:=[.F26]*3600*0.000008*1000" office:value-type="float" office:value="77.76" calcext:value-type="float">
            <text:p>77.76</text:p>
          </table:table-cell>
          <table:table-cell table:style-name="ce39" table:formula="of:=[.C26]/[.H26]" office:value-type="percentage" office:value="0" calcext:value-type="percentage">
            <text:p>0.0%</text:p>
          </table:table-cell>
          <table:table-cell table:style-name="ce39" table:formula="of:=[.I26]/[.G2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6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3p8" table:style-name="ta5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32" office:value-type="string" calcext:value-type="string">
            <text:p>Run Number</text:p>
          </table:table-cell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End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Start time (sec)</text:p>
          </table:table-cell>
          <table:table-cell table:style-name="ce32" office:value-type="string" calcext:value-type="string">
            <text:p>End time (sec)</text:p>
          </table:table-cell>
          <table:table-cell table:style-name="ce3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42" office:value-type="float" office:value="6.79" calcext:value-type="float">
            <text:p>6.79</text:p>
          </table:table-cell>
          <table:table-cell table:style-name="ce43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3"/>
            <table:table-cell table:style-name="ce48" office:value-type="float" office:value="6694" calcext:value-type="float">
              <text:p>6694</text:p>
            </table:table-cell>
            <table:table-cell table:style-name="ce43" office:value-type="float" office:value="18" calcext:value-type="float">
              <text:p>18</text:p>
            </table:table-cell>
            <table:table-cell table:style-name="ce59" table:formula="of:=(48+[.C4])" office:value-type="float" office:value="66" calcext:value-type="float">
              <text:p>66</text:p>
            </table:table-cell>
            <table:table-cell table:style-name="ce59" office:value-type="float" office:value="11" calcext:value-type="float">
              <text:p>11</text:p>
            </table:table-cell>
            <table:table-cell table:style-name="ce59"/>
            <table:table-cell table:style-name="ce43" office:value-type="float" office:value="19" calcext:value-type="float">
              <text:p>19</text:p>
            </table:table-cell>
            <table:table-cell table:style-name="ce59" table:formula="of:=(48+[.G4])" office:value-type="float" office:value="67" calcext:value-type="float">
              <text:p>67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59"/>
            <table:table-cell table:style-name="ce59" table:formula="of:=(([.D4]*60*60)+([.E4]*60)+[.F4])" office:value-type="float" office:value="238260" calcext:value-type="float">
              <text:p>238260</text:p>
            </table:table-cell>
            <table:table-cell table:style-name="ce59" table:formula="of:=(([.H4]*60*60)+([.I4]*60)+[.J4])" office:value-type="float" office:value="241620" calcext:value-type="float">
              <text:p>241620</text:p>
            </table:table-cell>
            <table:table-cell table:style-name="ce59" table:formula="of:=([.L4]-[.K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5" calcext:value-type="float">
              <text:p>6695</text:p>
            </table:table-cell>
            <table:table-cell table:style-name="ce43" office:value-type="float" office:value="19" calcext:value-type="float">
              <text:p>19</text:p>
            </table:table-cell>
            <table:table-cell table:style-name="ce59" table:formula="of:=(48+[.C5])" office:value-type="float" office:value="67" calcext:value-type="float">
              <text:p>67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20" calcext:value-type="float">
              <text:p>20</text:p>
            </table:table-cell>
            <table:table-cell table:style-name="ce59" table:formula="of:=(48+[.G5])" office:value-type="float" office:value="68" calcext:value-type="float">
              <text:p>68</text:p>
            </table:table-cell>
            <table:table-cell table:style-name="ce59" office:value-type="float" office:value="11" calcext:value-type="float">
              <text:p>11</text:p>
            </table:table-cell>
            <table:table-cell table:style-name="ce59"/>
            <table:table-cell table:style-name="ce59" table:formula="of:=(([.D5]*60*60)+([.E5]*60)+[.F5])" office:value-type="float" office:value="241680" calcext:value-type="float">
              <text:p>241680</text:p>
            </table:table-cell>
            <table:table-cell table:style-name="ce59" table:formula="of:=(([.H5]*60*60)+([.I5]*60)+[.J5])" office:value-type="float" office:value="245460" calcext:value-type="float">
              <text:p>245460</text:p>
            </table:table-cell>
            <table:table-cell table:style-name="ce59" table:formula="of:=([.L5]-[.K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6" calcext:value-type="float">
              <text:p>6696</text:p>
            </table:table-cell>
            <table:table-cell table:style-name="ce43" office:value-type="float" office:value="20" calcext:value-type="float">
              <text:p>20</text:p>
            </table:table-cell>
            <table:table-cell table:style-name="ce59" table:formula="of:=(48+[.C6])" office:value-type="float" office:value="68" calcext:value-type="float">
              <text:p>68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ce59"/>
            <table:table-cell table:style-name="ce43" office:value-type="float" office:value="21" calcext:value-type="float">
              <text:p>21</text:p>
            </table:table-cell>
            <table:table-cell table:style-name="ce59" table:formula="of:=(48+[.G6])" office:value-type="float" office:value="69" calcext:value-type="float">
              <text:p>69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59" table:formula="of:=(([.D6]*60*60)+([.E6]*60)+[.F6])" office:value-type="float" office:value="245520" calcext:value-type="float">
              <text:p>245520</text:p>
            </table:table-cell>
            <table:table-cell table:style-name="ce59" table:formula="of:=(([.H6]*60*60)+([.I6]*60)+[.J6])" office:value-type="float" office:value="248880" calcext:value-type="float">
              <text:p>248880</text:p>
            </table:table-cell>
            <table:table-cell table:style-name="ce59" table:formula="of:=([.L6]-[.K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7" calcext:value-type="float">
              <text:p>6697</text:p>
            </table:table-cell>
            <table:table-cell table:style-name="ce43" office:value-type="float" office:value="21" calcext:value-type="float">
              <text:p>21</text:p>
            </table:table-cell>
            <table:table-cell table:style-name="ce59" table:formula="of:=(48+[.C7])" office:value-type="float" office:value="69" calcext:value-type="float">
              <text:p>69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/>
            <table:table-cell table:style-name="ce43" office:value-type="float" office:value="22" calcext:value-type="float">
              <text:p>22</text:p>
            </table:table-cell>
            <table:table-cell table:style-name="ce59" table:formula="of:=(48+[.G7])" office:value-type="float" office:value="70" calcext:value-type="float">
              <text:p>70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59"/>
            <table:table-cell table:style-name="ce59" table:formula="of:=(([.D7]*60*60)+([.E7]*60)+[.F7])" office:value-type="float" office:value="248940" calcext:value-type="float">
              <text:p>248940</text:p>
            </table:table-cell>
            <table:table-cell table:style-name="ce59" table:formula="of:=(([.H7]*60*60)+([.I7]*60)+[.J7])" office:value-type="float" office:value="253200" calcext:value-type="float">
              <text:p>253200</text:p>
            </table:table-cell>
            <table:table-cell table:style-name="ce59" table:formula="of:=([.L7]-[.K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12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4:.M7])" office:value-type="float" office:value="14760" calcext:value-type="float">
              <text:p>1476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7]-[.K4])" office:value-type="float" office:value="14940" calcext:value-type="float">
              <text:p>14940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38" calcext:value-type="float">
              <text:p>6638</text:p>
            </table:table-cell>
            <table:table-cell table:style-name="ce43"/>
            <table:table-cell table:style-name="ce59" office:value-type="float" office:value="10" calcext:value-type="float">
              <text:p>10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office:value-type="float" office:value="49" calcext:value-type="float">
              <text:p>49</text:p>
            </table:table-cell>
            <table:table-cell table:style-name="ce43"/>
            <table:table-cell table:style-name="ce59" office:value-type="float" office:value="11" calcext:value-type="float">
              <text:p>11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9]*60*60)+([.E9]*60)+[.F9])" office:value-type="float" office:value="37969" calcext:value-type="float">
              <text:p>37969</text:p>
            </table:table-cell>
            <table:table-cell table:style-name="ce59" table:formula="of:=(([.H9]*60*60)+([.I9]*60)+[.J9])" office:value-type="float" office:value="40140" calcext:value-type="float">
              <text:p>40140</text:p>
            </table:table-cell>
            <table:table-cell table:style-name="ce59" table:formula="of:=([.L9]-[.K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2" calcext:value-type="float">
              <text:p>6642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 office:value-type="float" office:value="49" calcext:value-type="float">
              <text:p>49</text:p>
            </table:table-cell>
            <table:table-cell table:style-name="ce43"/>
            <table:table-cell table:style-name="ce59" office:value-type="float" office:value="14" calcext:value-type="float">
              <text:p>14</text:p>
            </table:table-cell>
            <table:table-cell table:style-name="ce59" office:value-type="float" office:value="52" calcext:value-type="float">
              <text:p>52</text:p>
            </table:table-cell>
            <table:table-cell table:style-name="ce59" office:value-type="float" office:value="45" calcext:value-type="float">
              <text:p>45</text:p>
            </table:table-cell>
            <table:table-cell table:style-name="ce59" table:formula="of:=(([.D10]*60*60)+([.E10]*60)+[.F10])" office:value-type="float" office:value="50149" calcext:value-type="float">
              <text:p>50149</text:p>
            </table:table-cell>
            <table:table-cell table:style-name="ce59" table:formula="of:=(([.H10]*60*60)+([.I10]*60)+[.J10])" office:value-type="float" office:value="53565" calcext:value-type="float">
              <text:p>53565</text:p>
            </table:table-cell>
            <table:table-cell table:style-name="ce59" table:formula="of:=([.L10]-[.K1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3" calcext:value-type="float">
              <text:p>6643</text:p>
            </table:table-cell>
            <table:table-cell table:style-name="ce43"/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 table:formula="of:=(([.D11]*60*60)+([.E11]*60)+[.F11])" office:value-type="float" office:value="55735" calcext:value-type="float">
              <text:p>55735</text:p>
            </table:table-cell>
            <table:table-cell table:style-name="ce59" table:formula="of:=(([.H11]*60*60)+([.I11]*60)+[.J11])" office:value-type="float" office:value="59316" calcext:value-type="float">
              <text:p>59316</text:p>
            </table:table-cell>
            <table:table-cell table:style-name="ce59" table:formula="of:=([.L11]-[.K1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8" calcext:value-type="float">
              <text:p>6648</text:p>
            </table:table-cell>
            <table:table-cell table:style-name="ce43"/>
            <table:table-cell table:style-name="ce59" office:value-type="float" office:value="20" calcext:value-type="float">
              <text:p>20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43"/>
            <table:table-cell table:style-name="ce59" office:value-type="float" office:value="21" calcext:value-type="float">
              <text:p>21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 table:formula="of:=(([.D12]*60*60)+([.E12]*60)+[.F12])" office:value-type="float" office:value="74331" calcext:value-type="float">
              <text:p>74331</text:p>
            </table:table-cell>
            <table:table-cell table:style-name="ce59" table:formula="of:=(([.H12]*60*60)+([.I12]*60)+[.J12])" office:value-type="float" office:value="77967" calcext:value-type="float">
              <text:p>77967</text:p>
            </table:table-cell>
            <table:table-cell table:style-name="ce59" table:formula="of:=([.L12]-[.K1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9" calcext:value-type="float">
              <text:p>6649</text:p>
            </table:table-cell>
            <table:table-cell table:style-name="ce43"/>
            <table:table-cell table:style-name="ce59" office:value-type="float" office:value="21" calcext:value-type="float">
              <text:p>21</text:p>
            </table:table-cell>
            <table:table-cell table:style-name="ce59" office:value-type="float" office:value="40" calcext:value-type="float">
              <text:p>40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43"/>
            <table:table-cell table:style-name="ce59" office:value-type="float" office:value="22" calcext:value-type="float">
              <text:p>22</text:p>
            </table:table-cell>
            <table:table-cell table:style-name="ce59" office:value-type="float" office:value="43" calcext:value-type="float">
              <text:p>43</text:p>
            </table:table-cell>
            <table:table-cell table:style-name="ce59" office:value-type="float" office:value="24" calcext:value-type="float">
              <text:p>24</text:p>
            </table:table-cell>
            <table:table-cell table:style-name="ce59" table:formula="of:=(([.D13]*60*60)+([.E13]*60)+[.F13])" office:value-type="float" office:value="78007" calcext:value-type="float">
              <text:p>78007</text:p>
            </table:table-cell>
            <table:table-cell table:style-name="ce59" table:formula="of:=(([.H13]*60*60)+([.I13]*60)+[.J13])" office:value-type="float" office:value="81804" calcext:value-type="float">
              <text:p>81804</text:p>
            </table:table-cell>
            <table:table-cell table:style-name="ce59" table:formula="of:=([.L13]-[.K1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4" calcext:value-type="float">
              <text:p>6654</text:p>
            </table:table-cell>
            <table:table-cell table:style-name="ce43" office:value-type="float" office:value="3" calcext:value-type="float">
              <text:p>3</text:p>
            </table:table-cell>
            <table:table-cell table:style-name="ce59" table:formula="of:=(24+[.C14])" office:value-type="float" office:value="27" calcext:value-type="float">
              <text:p>27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/>
            <table:table-cell table:style-name="ce43" office:value-type="float" office:value="4" calcext:value-type="float">
              <text:p>4</text:p>
            </table:table-cell>
            <table:table-cell table:style-name="ce59" table:formula="of:=(24+[.G14])" office:value-type="float" office:value="28" calcext:value-type="float">
              <text:p>28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/>
            <table:table-cell table:style-name="ce59" table:formula="of:=(([.D14]*60*60)+([.E14]*60)+[.F14])" office:value-type="float" office:value="97500" calcext:value-type="float">
              <text:p>97500</text:p>
            </table:table-cell>
            <table:table-cell table:style-name="ce59" table:formula="of:=(([.H14]*60*60)+([.I14]*60)+[.J14])" office:value-type="float" office:value="102540" calcext:value-type="float">
              <text:p>102540</text:p>
            </table:table-cell>
            <table:table-cell table:style-name="ce59" table:formula="of:=([.L14]-[.K1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5" calcext:value-type="float">
              <text:p>6655</text:p>
            </table:table-cell>
            <table:table-cell table:style-name="ce43" office:value-type="float" office:value="4" calcext:value-type="float">
              <text:p>4</text:p>
            </table:table-cell>
            <table:table-cell table:style-name="ce59" table:formula="of:=(24+[.C15])" office:value-type="float" office:value="28" calcext:value-type="float">
              <text:p>28</text:p>
            </table:table-cell>
            <table:table-cell table:style-name="ce59" office:value-type="float" office:value="30" calcext:value-type="float">
              <text:p>30</text:p>
            </table:table-cell>
            <table:table-cell table:style-name="ce59"/>
            <table:table-cell table:style-name="ce43" office:value-type="float" office:value="4" calcext:value-type="float">
              <text:p>4</text:p>
            </table:table-cell>
            <table:table-cell table:style-name="ce59" table:formula="of:=(24+[.G15])" office:value-type="float" office:value="28" calcext:value-type="float">
              <text:p>28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15]*60*60)+([.E15]*60)+[.F15])" office:value-type="float" office:value="102600" calcext:value-type="float">
              <text:p>102600</text:p>
            </table:table-cell>
            <table:table-cell table:style-name="ce59" table:formula="of:=(([.H15]*60*60)+([.I15]*60)+[.J15])" office:value-type="float" office:value="104160" calcext:value-type="float">
              <text:p>104160</text:p>
            </table:table-cell>
            <table:table-cell table:style-name="ce59" table:formula="of:=([.L15]-[.K15])" office:value-type="float" office:value="1560" calcext:value-type="float">
              <text:p>15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1" calcext:value-type="float">
              <text:p>6661</text:p>
            </table:table-cell>
            <table:table-cell table:style-name="ce43" office:value-type="float" office:value="9" calcext:value-type="float">
              <text:p>9</text:p>
            </table:table-cell>
            <table:table-cell table:style-name="ce59" table:formula="of:=(24+[.C16])" office:value-type="float" office:value="33" calcext:value-type="float">
              <text:p>33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/>
            <table:table-cell table:style-name="ce43" office:value-type="float" office:value="9" calcext:value-type="float">
              <text:p>9</text:p>
            </table:table-cell>
            <table:table-cell table:style-name="ce59" table:formula="of:=(24+[.G16])" office:value-type="float" office:value="33" calcext:value-type="float">
              <text:p>33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16]*60*60)+([.E16]*60)+[.F16])" office:value-type="float" office:value="118860" calcext:value-type="float">
              <text:p>118860</text:p>
            </table:table-cell>
            <table:table-cell table:style-name="ce59" table:formula="of:=(([.H16]*60*60)+([.I16]*60)+[.J16])" office:value-type="float" office:value="122160" calcext:value-type="float">
              <text:p>122160</text:p>
            </table:table-cell>
            <table:table-cell table:style-name="ce59" table:formula="of:=([.L16]-[.K1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2" calcext:value-type="float">
              <text:p>6662</text:p>
            </table:table-cell>
            <table:table-cell table:style-name="ce43" office:value-type="float" office:value="9" calcext:value-type="float">
              <text:p>9</text:p>
            </table:table-cell>
            <table:table-cell table:style-name="ce59" table:formula="of:=(24+[.C17])" office:value-type="float" office:value="33" calcext:value-type="float">
              <text:p>33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10" calcext:value-type="float">
              <text:p>10</text:p>
            </table:table-cell>
            <table:table-cell table:style-name="ce59" table:formula="of:=(24+[.G17])" office:value-type="float" office:value="34" calcext:value-type="float">
              <text:p>34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17]*60*60)+([.E17]*60)+[.F17])" office:value-type="float" office:value="122220" calcext:value-type="float">
              <text:p>122220</text:p>
            </table:table-cell>
            <table:table-cell table:style-name="ce59" table:formula="of:=(([.H17]*60*60)+([.I17]*60)+[.J17])" office:value-type="float" office:value="125700" calcext:value-type="float">
              <text:p>125700</text:p>
            </table:table-cell>
            <table:table-cell table:style-name="ce59" table:formula="of:=([.L17]-[.K1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7" calcext:value-type="float">
              <text:p>6667</text:p>
            </table:table-cell>
            <table:table-cell table:style-name="ce43" office:value-type="float" office:value="14" calcext:value-type="float">
              <text:p>14</text:p>
            </table:table-cell>
            <table:table-cell table:style-name="ce59" table:formula="of:=(24+[.C18])" office:value-type="float" office:value="38" calcext:value-type="float">
              <text:p>38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15" calcext:value-type="float">
              <text:p>15</text:p>
            </table:table-cell>
            <table:table-cell table:style-name="ce59" table:formula="of:=(24+[.G18])" office:value-type="float" office:value="39" calcext:value-type="float">
              <text:p>39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59"/>
            <table:table-cell table:style-name="ce59" table:formula="of:=(([.D18]*60*60)+([.E18]*60)+[.F18])" office:value-type="float" office:value="140220" calcext:value-type="float">
              <text:p>140220</text:p>
            </table:table-cell>
            <table:table-cell table:style-name="ce59" table:formula="of:=(([.H18]*60*60)+([.I18]*60)+[.J18])" office:value-type="float" office:value="143460" calcext:value-type="float">
              <text:p>143460</text:p>
            </table:table-cell>
            <table:table-cell table:style-name="ce59" table:formula="of:=([.L18]-[.K18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8" calcext:value-type="float">
              <text:p>6668</text:p>
            </table:table-cell>
            <table:table-cell table:style-name="ce43" office:value-type="float" office:value="15" calcext:value-type="float">
              <text:p>15</text:p>
            </table:table-cell>
            <table:table-cell table:style-name="ce59" table:formula="of:=(24+[.C19])" office:value-type="float" office:value="39" calcext:value-type="float">
              <text:p>39</text:p>
            </table:table-cell>
            <table:table-cell table:style-name="ce59" office:value-type="float" office:value="53" calcext:value-type="float">
              <text:p>53</text:p>
            </table:table-cell>
            <table:table-cell table:style-name="ce59"/>
            <table:table-cell table:style-name="ce43" office:value-type="float" office:value="16" calcext:value-type="float">
              <text:p>16</text:p>
            </table:table-cell>
            <table:table-cell table:style-name="ce59" table:formula="of:=(24+[.G19])" office:value-type="float" office:value="40" calcext:value-type="float">
              <text:p>40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19]*60*60)+([.E19]*60)+[.F19])" office:value-type="float" office:value="143580" calcext:value-type="float">
              <text:p>143580</text:p>
            </table:table-cell>
            <table:table-cell table:style-name="ce59" table:formula="of:=(([.H19]*60*60)+([.I19]*60)+[.J19])" office:value-type="float" office:value="147300" calcext:value-type="float">
              <text:p>147300</text:p>
            </table:table-cell>
            <table:table-cell table:style-name="ce59" table:formula="of:=([.L19]-[.K1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16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9:.M19])" office:value-type="float" office:value="36941" calcext:value-type="float">
              <text:p>36941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[.M9]+([.L11]-[.K10])+([.L13]-[.K12])+([.L15]-[.K14])+([.L17]-[.K16])+([.L19]-[.K18])" office:value-type="float" office:value="39391" calcext:value-type="float">
              <text:p>39391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4" calcext:value-type="float">
              <text:p>6684</text:p>
            </table:table-cell>
            <table:table-cell table:style-name="ce43" office:value-type="float" office:value="8" calcext:value-type="float">
              <text:p>8</text:p>
            </table:table-cell>
            <table:table-cell table:style-name="ce59" table:formula="of:=(48+[.C21])" office:value-type="float" office:value="56" calcext:value-type="float">
              <text:p>56</text:p>
            </table:table-cell>
            <table:table-cell table:style-name="ce59" office:value-type="float" office:value="52" calcext:value-type="float">
              <text:p>52</text:p>
            </table:table-cell>
            <table:table-cell table:style-name="ce59"/>
            <table:table-cell table:style-name="ce43" office:value-type="float" office:value="9" calcext:value-type="float">
              <text:p>9</text:p>
            </table:table-cell>
            <table:table-cell table:style-name="ce59" table:formula="of:=(48+[.G21])" office:value-type="float" office:value="57" calcext:value-type="float">
              <text:p>57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21]*60*60)+([.E21]*60)+[.F21])" office:value-type="float" office:value="204720" calcext:value-type="float">
              <text:p>204720</text:p>
            </table:table-cell>
            <table:table-cell table:style-name="ce59" table:formula="of:=(([.H21]*60*60)+([.I21]*60)+[.J21])" office:value-type="float" office:value="208500" calcext:value-type="float">
              <text:p>208500</text:p>
            </table:table-cell>
            <table:table-cell table:style-name="ce59" table:formula="of:=([.L21]-[.K21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5" calcext:value-type="float">
              <text:p>6685</text:p>
            </table:table-cell>
            <table:table-cell table:style-name="ce43" office:value-type="float" office:value="9" calcext:value-type="float">
              <text:p>9</text:p>
            </table:table-cell>
            <table:table-cell table:style-name="ce59" table:formula="of:=(48+[.C22])" office:value-type="float" office:value="57" calcext:value-type="float">
              <text:p>57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43" office:value-type="float" office:value="10" calcext:value-type="float">
              <text:p>10</text:p>
            </table:table-cell>
            <table:table-cell table:style-name="ce59" table:formula="of:=(48+[.G22])" office:value-type="float" office:value="58" calcext:value-type="float">
              <text:p>58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/>
            <table:table-cell table:style-name="ce59" table:formula="of:=(([.D22]*60*60)+([.E22]*60)+[.F22])" office:value-type="float" office:value="208500" calcext:value-type="float">
              <text:p>208500</text:p>
            </table:table-cell>
            <table:table-cell table:style-name="ce59" table:formula="of:=(([.H22]*60*60)+([.I22]*60)+[.J22])" office:value-type="float" office:value="210540" calcext:value-type="float">
              <text:p>210540</text:p>
            </table:table-cell>
            <table:table-cell table:style-name="ce59" table:formula="of:=([.L22]-[.K22])" office:value-type="float" office:value="2040" calcext:value-type="float">
              <text:p>2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7" calcext:value-type="float">
              <text:p>6687</text:p>
            </table:table-cell>
            <table:table-cell table:style-name="ce43" office:value-type="float" office:value="11" calcext:value-type="float">
              <text:p>11</text:p>
            </table:table-cell>
            <table:table-cell table:style-name="ce59" table:formula="of:=(48+[.C23])" office:value-type="float" office:value="59" calcext:value-type="float">
              <text:p>59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/>
            <table:table-cell table:style-name="ce43" office:value-type="float" office:value="12" calcext:value-type="float">
              <text:p>12</text:p>
            </table:table-cell>
            <table:table-cell table:style-name="ce59" table:formula="of:=(48+[.G23])" office:value-type="float" office:value="60" calcext:value-type="float">
              <text:p>60</text:p>
            </table:table-cell>
            <table:table-cell table:style-name="ce59" office:value-type="float" office:value="30" calcext:value-type="float">
              <text:p>30</text:p>
            </table:table-cell>
            <table:table-cell table:style-name="ce59"/>
            <table:table-cell table:style-name="ce59" table:formula="of:=(([.D23]*60*60)+([.E23]*60)+[.F23])" office:value-type="float" office:value="214560" calcext:value-type="float">
              <text:p>214560</text:p>
            </table:table-cell>
            <table:table-cell table:style-name="ce59" table:formula="of:=(([.H23]*60*60)+([.I23]*60)+[.J23])" office:value-type="float" office:value="217800" calcext:value-type="float">
              <text:p>217800</text:p>
            </table:table-cell>
            <table:table-cell table:style-name="ce59" table:formula="of:=([.L23]-[.K23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8" calcext:value-type="float">
              <text:p>6688</text:p>
            </table:table-cell>
            <table:table-cell table:style-name="ce43" office:value-type="float" office:value="12" calcext:value-type="float">
              <text:p>12</text:p>
            </table:table-cell>
            <table:table-cell table:style-name="ce59" table:formula="of:=(48+[.C24])" office:value-type="float" office:value="60" calcext:value-type="float">
              <text:p>60</text:p>
            </table:table-cell>
            <table:table-cell table:style-name="ce59" office:value-type="float" office:value="31" calcext:value-type="float">
              <text:p>31</text:p>
            </table:table-cell>
            <table:table-cell table:style-name="ce59"/>
            <table:table-cell table:style-name="ce43" office:value-type="float" office:value="13" calcext:value-type="float">
              <text:p>13</text:p>
            </table:table-cell>
            <table:table-cell table:style-name="ce59" table:formula="of:=(48+[.G24])" office:value-type="float" office:value="61" calcext:value-type="float">
              <text:p>61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/>
            <table:table-cell table:style-name="ce59" table:formula="of:=(([.D24]*60*60)+([.E24]*60)+[.F24])" office:value-type="float" office:value="217860" calcext:value-type="float">
              <text:p>217860</text:p>
            </table:table-cell>
            <table:table-cell table:style-name="ce59" table:formula="of:=(([.H24]*60*60)+([.I24]*60)+[.J24])" office:value-type="float" office:value="221880" calcext:value-type="float">
              <text:p>221880</text:p>
            </table:table-cell>
            <table:table-cell table:style-name="ce59" table:formula="of:=([.L24]-[.K24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9" calcext:value-type="float">
              <text:p>6689</text:p>
            </table:table-cell>
            <table:table-cell table:style-name="ce43" office:value-type="float" office:value="13" calcext:value-type="float">
              <text:p>13</text:p>
            </table:table-cell>
            <table:table-cell table:style-name="ce59" table:formula="of:=(48+[.C25])" office:value-type="float" office:value="61" calcext:value-type="float">
              <text:p>61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/>
            <table:table-cell table:style-name="ce43" office:value-type="float" office:value="14" calcext:value-type="float">
              <text:p>14</text:p>
            </table:table-cell>
            <table:table-cell table:style-name="ce59" table:formula="of:=(48+[.G25])" office:value-type="float" office:value="62" calcext:value-type="float">
              <text:p>62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/>
            <table:table-cell table:style-name="ce59" table:formula="of:=(([.D25]*60*60)+([.E25]*60)+[.F25])" office:value-type="float" office:value="221940" calcext:value-type="float">
              <text:p>221940</text:p>
            </table:table-cell>
            <table:table-cell table:style-name="ce59" table:formula="of:=(([.H25]*60*60)+([.I25]*60)+[.J25])" office:value-type="float" office:value="225360" calcext:value-type="float">
              <text:p>225360</text:p>
            </table:table-cell>
            <table:table-cell table:style-name="ce59" table:formula="of:=([.L25]-[.K2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0" calcext:value-type="float">
              <text:p>6690</text:p>
            </table:table-cell>
            <table:table-cell table:style-name="ce43" office:value-type="float" office:value="14" calcext:value-type="float">
              <text:p>14</text:p>
            </table:table-cell>
            <table:table-cell table:style-name="ce59" table:formula="of:=(48+[.C26])" office:value-type="float" office:value="62" calcext:value-type="float">
              <text:p>62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/>
            <table:table-cell table:style-name="ce43" office:value-type="float" office:value="15" calcext:value-type="float">
              <text:p>15</text:p>
            </table:table-cell>
            <table:table-cell table:style-name="ce59" table:formula="of:=(48+[.G26])" office:value-type="float" office:value="63" calcext:value-type="float">
              <text:p>63</text:p>
            </table:table-cell>
            <table:table-cell table:style-name="ce59" office:value-type="float" office:value="40" calcext:value-type="float">
              <text:p>40</text:p>
            </table:table-cell>
            <table:table-cell table:style-name="ce59"/>
            <table:table-cell table:style-name="ce59" table:formula="of:=(([.D26]*60*60)+([.E26]*60)+[.F26])" office:value-type="float" office:value="225540" calcext:value-type="float">
              <text:p>225540</text:p>
            </table:table-cell>
            <table:table-cell table:style-name="ce59" table:formula="of:=(([.H26]*60*60)+([.I26]*60)+[.J26])" office:value-type="float" office:value="229200" calcext:value-type="float">
              <text:p>229200</text:p>
            </table:table-cell>
            <table:table-cell table:style-name="ce59" table:formula="of:=([.L26]-[.K2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1" calcext:value-type="float">
              <text:p>6691</text:p>
            </table:table-cell>
            <table:table-cell table:style-name="ce43" office:value-type="float" office:value="15" calcext:value-type="float">
              <text:p>15</text:p>
            </table:table-cell>
            <table:table-cell table:style-name="ce59" table:formula="of:=(48+[.C27])" office:value-type="float" office:value="63" calcext:value-type="float">
              <text:p>63</text:p>
            </table:table-cell>
            <table:table-cell table:style-name="ce59" office:value-type="float" office:value="41" calcext:value-type="float">
              <text:p>41</text:p>
            </table:table-cell>
            <table:table-cell table:style-name="ce59"/>
            <table:table-cell table:style-name="ce43" office:value-type="float" office:value="16" calcext:value-type="float">
              <text:p>16</text:p>
            </table:table-cell>
            <table:table-cell table:style-name="ce59" table:formula="of:=(48+[.G27])" office:value-type="float" office:value="64" calcext:value-type="float">
              <text:p>64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27]*60*60)+([.E27]*60)+[.F27])" office:value-type="float" office:value="229260" calcext:value-type="float">
              <text:p>229260</text:p>
            </table:table-cell>
            <table:table-cell table:style-name="ce59" table:formula="of:=(([.H27]*60*60)+([.I27]*60)+[.J27])" office:value-type="float" office:value="233760" calcext:value-type="float">
              <text:p>233760</text:p>
            </table:table-cell>
            <table:table-cell table:style-name="ce59" table:formula="of:=([.L27]-[.K27])" office:value-type="float" office:value="4500" calcext:value-type="float">
              <text:p>45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2" calcext:value-type="float">
              <text:p>6692</text:p>
            </table:table-cell>
            <table:table-cell table:style-name="ce43" office:value-type="float" office:value="16" calcext:value-type="float">
              <text:p>16</text:p>
            </table:table-cell>
            <table:table-cell table:style-name="ce59" table:formula="of:=(48+[.C28])" office:value-type="float" office:value="64" calcext:value-type="float">
              <text:p>64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43" office:value-type="float" office:value="17" calcext:value-type="float">
              <text:p>17</text:p>
            </table:table-cell>
            <table:table-cell table:style-name="ce59" table:formula="of:=(48+[.G28])" office:value-type="float" office:value="65" calcext:value-type="float">
              <text:p>65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28]*60*60)+([.E28]*60)+[.F28])" office:value-type="float" office:value="233760" calcext:value-type="float">
              <text:p>233760</text:p>
            </table:table-cell>
            <table:table-cell table:style-name="ce59" table:formula="of:=(([.H28]*60*60)+([.I28]*60)+[.J28])" office:value-type="float" office:value="237480" calcext:value-type="float">
              <text:p>237480</text:p>
            </table:table-cell>
            <table:table-cell table:style-name="ce59" table:formula="of:=([.L28]-[.K28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4" calcext:value-type="float">
              <text:p>6704</text:p>
            </table:table-cell>
            <table:table-cell table:style-name="ce43" office:value-type="float" office:value="4" calcext:value-type="float">
              <text:p>4</text:p>
            </table:table-cell>
            <table:table-cell table:style-name="ce59" table:formula="of:=(48+24+[.C29])" office:value-type="float" office:value="76" calcext:value-type="float">
              <text:p>76</text:p>
            </table:table-cell>
            <table:table-cell table:style-name="ce59" office:value-type="float" office:value="6" calcext:value-type="float">
              <text:p>6</text:p>
            </table:table-cell>
            <table:table-cell table:style-name="ce59"/>
            <table:table-cell table:style-name="ce43" office:value-type="float" office:value="5" calcext:value-type="float">
              <text:p>5</text:p>
            </table:table-cell>
            <table:table-cell table:style-name="ce59" table:formula="of:=(48+24+[.G29])" office:value-type="float" office:value="77" calcext:value-type="float">
              <text:p>77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59"/>
            <table:table-cell table:style-name="ce59" table:formula="of:=(([.D29]*60*60)+([.E29]*60)+[.F29])" office:value-type="float" office:value="273960" calcext:value-type="float">
              <text:p>273960</text:p>
            </table:table-cell>
            <table:table-cell table:style-name="ce59" table:formula="of:=(([.H29]*60*60)+([.I29]*60)+[.J29])" office:value-type="float" office:value="277440" calcext:value-type="float">
              <text:p>277440</text:p>
            </table:table-cell>
            <table:table-cell table:style-name="ce59" table:formula="of:=([.L29]-[.K2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5" calcext:value-type="float">
              <text:p>6705</text:p>
            </table:table-cell>
            <table:table-cell table:style-name="ce43" office:value-type="float" office:value="5" calcext:value-type="float">
              <text:p>5</text:p>
            </table:table-cell>
            <table:table-cell table:style-name="ce59" table:formula="of:=(48+24+[.C30])" office:value-type="float" office:value="77" calcext:value-type="float">
              <text:p>77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48+24+[.G30])" office:value-type="float" office:value="78" calcext:value-type="float">
              <text:p>78</text:p>
            </table:table-cell>
            <table:table-cell table:style-name="ce59" office:value-type="float" office:value="2" calcext:value-type="float">
              <text:p>2</text:p>
            </table:table-cell>
            <table:table-cell table:style-name="ce59"/>
            <table:table-cell table:style-name="ce59" table:formula="of:=(([.D30]*60*60)+([.E30]*60)+[.F30])" office:value-type="float" office:value="277500" calcext:value-type="float">
              <text:p>277500</text:p>
            </table:table-cell>
            <table:table-cell table:style-name="ce59" table:formula="of:=(([.H30]*60*60)+([.I30]*60)+[.J30])" office:value-type="float" office:value="280920" calcext:value-type="float">
              <text:p>280920</text:p>
            </table:table-cell>
            <table:table-cell table:style-name="ce59" table:formula="of:=([.L30]-[.K3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6" calcext:value-type="float">
              <text:p>6706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48+24+[.C31])" office:value-type="float" office:value="78" calcext:value-type="float">
              <text:p>78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48+24+[.G31])" office:value-type="float" office:value="78" calcext:value-type="float">
              <text:p>78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31]*60*60)+([.E31]*60)+[.F31])" office:value-type="float" office:value="280980" calcext:value-type="float">
              <text:p>280980</text:p>
            </table:table-cell>
            <table:table-cell table:style-name="ce59" table:formula="of:=(([.H31]*60*60)+([.I31]*60)+[.J31])" office:value-type="float" office:value="284280" calcext:value-type="float">
              <text:p>284280</text:p>
            </table:table-cell>
            <table:table-cell table:style-name="ce59" table:formula="of:=([.L31]-[.K31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7" calcext:value-type="float">
              <text:p>6707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48+24+[.C32])" office:value-type="float" office:value="78" calcext:value-type="float">
              <text:p>78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48+24+[.G32])" office:value-type="float" office:value="80" calcext:value-type="float">
              <text:p>80</text:p>
            </table:table-cell>
            <table:table-cell table:style-name="ce59" office:value-type="float" office:value="13" calcext:value-type="float">
              <text:p>13</text:p>
            </table:table-cell>
            <table:table-cell table:style-name="ce59"/>
            <table:table-cell table:style-name="ce59" table:formula="of:=(([.D32]*60*60)+([.E32]*60)+[.F32])" office:value-type="float" office:value="284340" calcext:value-type="float">
              <text:p>284340</text:p>
            </table:table-cell>
            <table:table-cell table:style-name="ce59" table:formula="of:=(([.H32]*60*60)+([.I32]*60)+[.J32])" office:value-type="float" office:value="288780" calcext:value-type="float">
              <text:p>288780</text:p>
            </table:table-cell>
            <table:table-cell table:style-name="ce59" table:formula="of:=([.L32]-[.K32])" office:value-type="float" office:value="4440" calcext:value-type="float">
              <text:p>44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8" calcext:value-type="float">
              <text:p>6708</text:p>
            </table:table-cell>
            <table:table-cell table:style-name="ce43" office:value-type="float" office:value="8" calcext:value-type="float">
              <text:p>8</text:p>
            </table:table-cell>
            <table:table-cell table:style-name="ce59" table:formula="of:=(48+24+[.C33])" office:value-type="float" office:value="80" calcext:value-type="float">
              <text:p>80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59"/>
            <table:table-cell table:style-name="ce43" office:value-type="float" office:value="9" calcext:value-type="float">
              <text:p>9</text:p>
            </table:table-cell>
            <table:table-cell table:style-name="ce59" table:formula="of:=(48+24+[.G33])" office:value-type="float" office:value="81" calcext:value-type="float">
              <text:p>8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59" table:formula="of:=(([.D33]*60*60)+([.E33]*60)+[.F33])" office:value-type="float" office:value="288840" calcext:value-type="float">
              <text:p>288840</text:p>
            </table:table-cell>
            <table:table-cell table:style-name="ce59" table:formula="of:=(([.H33]*60*60)+([.I33]*60)+[.J33])" office:value-type="float" office:value="291600" calcext:value-type="float">
              <text:p>291600</text:p>
            </table:table-cell>
            <table:table-cell table:style-name="ce59" table:formula="of:=([.L33]-[.K33])" office:value-type="float" office:value="2760" calcext:value-type="float">
              <text:p>27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18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21:.M33])" office:value-type="float" office:value="45780" calcext:value-type="float">
              <text:p>4578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22]-[.K21])+([.L24]-[.K23])+([.L26]-[.K25])+([.L28]-[.K27])+([.L33]-[.K29])" office:value-type="float" office:value="46260" calcext:value-type="float">
              <text:p>46260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4" calcext:value-type="float">
              <text:p>6674</text:p>
            </table:table-cell>
            <table:table-cell table:style-name="ce43" office:value-type="float" office:value="21" calcext:value-type="float">
              <text:p>21</text:p>
            </table:table-cell>
            <table:table-cell table:style-name="ce59" table:formula="of:=(24+[.C35])" office:value-type="float" office:value="45" calcext:value-type="float">
              <text:p>45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/>
            <table:table-cell table:style-name="ce43" office:value-type="float" office:value="22" calcext:value-type="float">
              <text:p>22</text:p>
            </table:table-cell>
            <table:table-cell table:style-name="ce59" table:formula="of:=(24+[.G35])" office:value-type="float" office:value="46" calcext:value-type="float">
              <text:p>46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ce59"/>
            <table:table-cell table:style-name="ce59" table:formula="of:=(([.D35]*60*60)+([.E35]*60)+[.F35])" office:value-type="float" office:value="162540" calcext:value-type="float">
              <text:p>162540</text:p>
            </table:table-cell>
            <table:table-cell table:style-name="ce59" table:formula="of:=(([.H35]*60*60)+([.I35]*60)+[.J35])" office:value-type="float" office:value="166320" calcext:value-type="float">
              <text:p>166320</text:p>
            </table:table-cell>
            <table:table-cell table:style-name="ce59" table:formula="of:=([.L35]-[.K3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5" calcext:value-type="float">
              <text:p>6675</text:p>
            </table:table-cell>
            <table:table-cell table:style-name="ce43" office:value-type="float" office:value="22" calcext:value-type="float">
              <text:p>22</text:p>
            </table:table-cell>
            <table:table-cell table:style-name="ce59" table:formula="of:=(24+[.C36])" office:value-type="float" office:value="46" calcext:value-type="float">
              <text:p>46</text:p>
            </table:table-cell>
            <table:table-cell table:style-name="ce59" office:value-type="float" office:value="17" calcext:value-type="float">
              <text:p>17</text:p>
            </table:table-cell>
            <table:table-cell table:style-name="ce59"/>
            <table:table-cell table:style-name="ce43" office:value-type="float" office:value="23" calcext:value-type="float">
              <text:p>23</text:p>
            </table:table-cell>
            <table:table-cell table:style-name="ce59" table:formula="of:=(24+[.G36])" office:value-type="float" office:value="47" calcext:value-type="float">
              <text:p>47</text:p>
            </table:table-cell>
            <table:table-cell table:style-name="ce59" office:value-type="float" office:value="18" calcext:value-type="float">
              <text:p>18</text:p>
            </table:table-cell>
            <table:table-cell table:style-name="ce59"/>
            <table:table-cell table:style-name="ce59" table:formula="of:=(([.D36]*60*60)+([.E36]*60)+[.F36])" office:value-type="float" office:value="166620" calcext:value-type="float">
              <text:p>166620</text:p>
            </table:table-cell>
            <table:table-cell table:style-name="ce59" table:formula="of:=(([.H36]*60*60)+([.I36]*60)+[.J36])" office:value-type="float" office:value="170280" calcext:value-type="float">
              <text:p>170280</text:p>
            </table:table-cell>
            <table:table-cell table:style-name="ce59" table:formula="of:=([.L36]-[.K3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6" calcext:value-type="float">
              <text:p>6676</text:p>
            </table:table-cell>
            <table:table-cell table:style-name="ce43" office:value-type="float" office:value="23" calcext:value-type="float">
              <text:p>23</text:p>
            </table:table-cell>
            <table:table-cell table:style-name="ce59" table:formula="of:=(24+[.C37])" office:value-type="float" office:value="47" calcext:value-type="float">
              <text:p>47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59"/>
            <table:table-cell table:style-name="ce43" office:value-type="float" office:value="0" calcext:value-type="float">
              <text:p>0</text:p>
            </table:table-cell>
            <table:table-cell table:style-name="ce59" table:formula="of:=(48+[.G37])" office:value-type="float" office:value="48" calcext:value-type="float">
              <text:p>48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59"/>
            <table:table-cell table:style-name="ce59" table:formula="of:=(([.D37]*60*60)+([.E37]*60)+[.F37])" office:value-type="float" office:value="170400" calcext:value-type="float">
              <text:p>170400</text:p>
            </table:table-cell>
            <table:table-cell table:style-name="ce59" table:formula="of:=(([.H37]*60*60)+([.I37]*60)+[.J37])" office:value-type="float" office:value="174000" calcext:value-type="float">
              <text:p>174000</text:p>
            </table:table-cell>
            <table:table-cell table:style-name="ce59" table:formula="of:=([.L37]-[.K3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0" calcext:value-type="float">
              <text:p>6680</text:p>
            </table:table-cell>
            <table:table-cell table:style-name="ce43" office:value-type="float" office:value="5" calcext:value-type="float">
              <text:p>5</text:p>
            </table:table-cell>
            <table:table-cell table:style-name="ce59" table:formula="of:=(48+[.C38])" office:value-type="float" office:value="53" calcext:value-type="float">
              <text:p>53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48+[.G38])" office:value-type="float" office:value="54" calcext:value-type="float">
              <text:p>54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59"/>
            <table:table-cell table:style-name="ce59" table:formula="of:=(([.D38]*60*60)+([.E38]*60)+[.F38])" office:value-type="float" office:value="194160" calcext:value-type="float">
              <text:p>194160</text:p>
            </table:table-cell>
            <table:table-cell table:style-name="ce59" table:formula="of:=(([.H38]*60*60)+([.I38]*60)+[.J38])" office:value-type="float" office:value="195240" calcext:value-type="float">
              <text:p>195240</text:p>
            </table:table-cell>
            <table:table-cell table:style-name="ce59" table:formula="of:=([.L38]-[.K38])" office:value-type="float" office:value="1080" calcext:value-type="float">
              <text:p>1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1" calcext:value-type="float">
              <text:p>6681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48+[.C39])" office:value-type="float" office:value="54" calcext:value-type="float">
              <text:p>54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/>
            <table:table-cell table:style-name="ce43" office:value-type="float" office:value="7" calcext:value-type="float">
              <text:p>7</text:p>
            </table:table-cell>
            <table:table-cell table:style-name="ce59" table:formula="of:=(48+[.G39])" office:value-type="float" office:value="55" calcext:value-type="float">
              <text:p>55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/>
            <table:table-cell table:style-name="ce59" table:formula="of:=(([.D39]*60*60)+([.E39]*60)+[.F39])" office:value-type="float" office:value="196080" calcext:value-type="float">
              <text:p>196080</text:p>
            </table:table-cell>
            <table:table-cell table:style-name="ce59" table:formula="of:=(([.H39]*60*60)+([.I39]*60)+[.J39])" office:value-type="float" office:value="199620" calcext:value-type="float">
              <text:p>199620</text:p>
            </table:table-cell>
            <table:table-cell table:style-name="ce59" table:formula="of:=([.L39]-[.K3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2" calcext:value-type="float">
              <text:p>6682</text:p>
            </table:table-cell>
            <table:table-cell table:style-name="ce43" office:value-type="float" office:value="7" calcext:value-type="float">
              <text:p>7</text:p>
            </table:table-cell>
            <table:table-cell table:style-name="ce59" table:formula="of:=(48+[.C40])" office:value-type="float" office:value="55" calcext:value-type="float">
              <text:p>55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48+[.G40])" office:value-type="float" office:value="56" calcext:value-type="float">
              <text:p>56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/>
            <table:table-cell table:style-name="ce59" table:formula="of:=(([.D40]*60*60)+([.E40]*60)+[.F40])" office:value-type="float" office:value="199680" calcext:value-type="float">
              <text:p>199680</text:p>
            </table:table-cell>
            <table:table-cell table:style-name="ce59" table:formula="of:=(([.H40]*60*60)+([.I40]*60)+[.J40])" office:value-type="float" office:value="203280" calcext:value-type="float">
              <text:p>203280</text:p>
            </table:table-cell>
            <table:table-cell table:style-name="ce59" table:formula="of:=([.L40]-[.K4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3" calcext:value-type="float">
              <text:p>6683</text:p>
            </table:table-cell>
            <table:table-cell table:style-name="ce43" office:value-type="float" office:value="8" calcext:value-type="float">
              <text:p>8</text:p>
            </table:table-cell>
            <table:table-cell table:style-name="ce59" table:formula="of:=(48+[.C41])" office:value-type="float" office:value="56" calcext:value-type="float">
              <text:p>56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48+[.G41])" office:value-type="float" office:value="56" calcext:value-type="float">
              <text:p>56</text:p>
            </table:table-cell>
            <table:table-cell table:style-name="ce59" office:value-type="float" office:value="50" calcext:value-type="float">
              <text:p>50</text:p>
            </table:table-cell>
            <table:table-cell table:style-name="ce59"/>
            <table:table-cell table:style-name="ce59" table:formula="of:=(([.D41]*60*60)+([.E41]*60)+[.F41])" office:value-type="float" office:value="203340" calcext:value-type="float">
              <text:p>203340</text:p>
            </table:table-cell>
            <table:table-cell table:style-name="ce59" table:formula="of:=(([.H41]*60*60)+([.I41]*60)+[.J41])" office:value-type="float" office:value="204600" calcext:value-type="float">
              <text:p>204600</text:p>
            </table:table-cell>
            <table:table-cell table:style-name="ce59" table:formula="of:=([.L41]-[.K41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20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35:.M41])" office:value-type="float" office:value="20520" calcext:value-type="float">
              <text:p>2052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37]-[.K35])+([.L39]-[.K38])+([.L41]-[.K40])" office:value-type="float" office:value="21840" calcext:value-type="float">
              <text:p>21840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4" calcext:value-type="float">
              <text:p>6644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/>
            <table:table-cell table:style-name="ce59" office:value-type="float" office:value="17" calcext:value-type="float">
              <text:p>17</text:p>
            </table:table-cell>
            <table:table-cell table:style-name="ce59" office:value-type="float" office:value="31" calcext:value-type="float">
              <text:p>3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43]*60*60)+([.E43]*60)+[.F43])" office:value-type="float" office:value="59520" calcext:value-type="float">
              <text:p>59520</text:p>
            </table:table-cell>
            <table:table-cell table:style-name="ce59" table:formula="of:=(([.H43]*60*60)+([.I43]*60)+[.J43])" office:value-type="float" office:value="63060" calcext:value-type="float">
              <text:p>63060</text:p>
            </table:table-cell>
            <table:table-cell table:style-name="ce59" table:formula="of:=([.L43]-[.K4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5" calcext:value-type="float">
              <text:p>6645</text:p>
            </table:table-cell>
            <table:table-cell table:style-name="ce43"/>
            <table:table-cell table:style-name="ce59" office:value-type="float" office:value="17" calcext:value-type="float">
              <text:p>17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43"/>
            <table:table-cell table:style-name="ce59" office:value-type="float" office:value="18" calcext:value-type="float">
              <text:p>18</text:p>
            </table:table-cell>
            <table:table-cell table:style-name="ce59" office:value-type="float" office:value="40" calcext:value-type="float">
              <text:p>40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table:formula="of:=(([.D44]*60*60)+([.E44]*60)+[.F44])" office:value-type="float" office:value="63121" calcext:value-type="float">
              <text:p>63121</text:p>
            </table:table-cell>
            <table:table-cell table:style-name="ce59" table:formula="of:=(([.H44]*60*60)+([.I44]*60)+[.J44])" office:value-type="float" office:value="67238" calcext:value-type="float">
              <text:p>67238</text:p>
            </table:table-cell>
            <table:table-cell table:style-name="ce59" table:formula="of:=([.L44]-[.K44])" office:value-type="float" office:value="4117" calcext:value-type="float">
              <text:p>41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0" calcext:value-type="float">
              <text:p>6650</text:p>
            </table:table-cell>
            <table:table-cell table:style-name="ce43"/>
            <table:table-cell table:style-name="ce59" office:value-type="float" office:value="22" calcext:value-type="float">
              <text:p>22</text:p>
            </table:table-cell>
            <table:table-cell table:style-name="ce59" office:value-type="float" office:value="54" calcext:value-type="float">
              <text:p>54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/>
            <table:table-cell table:style-name="ce59" office:value-type="float" office:value="23" calcext:value-type="float">
              <text:p>23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45]*60*60)+([.E45]*60)+[.F45])" office:value-type="float" office:value="82440" calcext:value-type="float">
              <text:p>82440</text:p>
            </table:table-cell>
            <table:table-cell table:style-name="ce59" table:formula="of:=(([.H45]*60*60)+([.I45]*60)+[.J45])" office:value-type="float" office:value="85860" calcext:value-type="float">
              <text:p>85860</text:p>
            </table:table-cell>
            <table:table-cell table:style-name="ce59" table:formula="of:=([.L45]-[.K4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1" calcext:value-type="float">
              <text:p>6651</text:p>
            </table:table-cell>
            <table:table-cell table:style-name="ce43" office:value-type="float" office:value="0" calcext:value-type="float">
              <text:p>0</text:p>
            </table:table-cell>
            <table:table-cell table:style-name="ce59" table:formula="of:=(24+[.C46])" office:value-type="float" office:value="24" calcext:value-type="float">
              <text:p>24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43" office:value-type="float" office:value="1" calcext:value-type="float">
              <text:p>1</text:p>
            </table:table-cell>
            <table:table-cell table:style-name="ce59" table:formula="of:=(24+[.G46])" office:value-type="float" office:value="25" calcext:value-type="float">
              <text:p>25</text:p>
            </table:table-cell>
            <table:table-cell table:style-name="ce59" office:value-type="float" office:value="6" calcext:value-type="float">
              <text:p>6</text:p>
            </table:table-cell>
            <table:table-cell table:style-name="ce59"/>
            <table:table-cell table:style-name="ce59" table:formula="of:=(([.D46]*60*60)+([.E46]*60)+[.F46])" office:value-type="float" office:value="86580" calcext:value-type="float">
              <text:p>86580</text:p>
            </table:table-cell>
            <table:table-cell table:style-name="ce59" table:formula="of:=(([.H46]*60*60)+([.I46]*60)+[.J46])" office:value-type="float" office:value="90360" calcext:value-type="float">
              <text:p>90360</text:p>
            </table:table-cell>
            <table:table-cell table:style-name="ce59" table:formula="of:=([.L46]-[.K46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6" calcext:value-type="float">
              <text:p>6656</text:p>
            </table:table-cell>
            <table:table-cell table:style-name="ce43" office:value-type="float" office:value="4" calcext:value-type="float">
              <text:p>4</text:p>
            </table:table-cell>
            <table:table-cell table:style-name="ce59" table:formula="of:=(24+[.C47])" office:value-type="float" office:value="28" calcext:value-type="float">
              <text:p>28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43" office:value-type="float" office:value="5" calcext:value-type="float">
              <text:p>5</text:p>
            </table:table-cell>
            <table:table-cell table:style-name="ce59" table:formula="of:=(24+[.G47])" office:value-type="float" office:value="29" calcext:value-type="float">
              <text:p>29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47]*60*60)+([.E47]*60)+[.F47])" office:value-type="float" office:value="104280" calcext:value-type="float">
              <text:p>104280</text:p>
            </table:table-cell>
            <table:table-cell table:style-name="ce59" table:formula="of:=(([.H47]*60*60)+([.I47]*60)+[.J47])" office:value-type="float" office:value="107760" calcext:value-type="float">
              <text:p>107760</text:p>
            </table:table-cell>
            <table:table-cell table:style-name="ce59" table:formula="of:=([.L47]-[.K4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7" calcext:value-type="float">
              <text:p>6657</text:p>
            </table:table-cell>
            <table:table-cell table:style-name="ce43" office:value-type="float" office:value="5" calcext:value-type="float">
              <text:p>5</text:p>
            </table:table-cell>
            <table:table-cell table:style-name="ce59" table:formula="of:=(24+[.C48])" office:value-type="float" office:value="29" calcext:value-type="float">
              <text:p>29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24+[.G48])" office:value-type="float" office:value="30" calcext:value-type="float">
              <text:p>30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59" table:formula="of:=(([.D48]*60*60)+([.E48]*60)+[.F48])" office:value-type="float" office:value="107820" calcext:value-type="float">
              <text:p>107820</text:p>
            </table:table-cell>
            <table:table-cell table:style-name="ce59" table:formula="of:=(([.H48]*60*60)+([.I48]*60)+[.J48])" office:value-type="float" office:value="111420" calcext:value-type="float">
              <text:p>111420</text:p>
            </table:table-cell>
            <table:table-cell table:style-name="ce59" table:formula="of:=([.L48]-[.K4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3" calcext:value-type="float">
              <text:p>6663</text:p>
            </table:table-cell>
            <table:table-cell table:style-name="ce43" office:value-type="float" office:value="11" calcext:value-type="float">
              <text:p>11</text:p>
            </table:table-cell>
            <table:table-cell table:style-name="ce59" table:formula="of:=(24+[.C49])" office:value-type="float" office:value="35" calcext:value-type="float">
              <text:p>35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43" office:value-type="float" office:value="12" calcext:value-type="float">
              <text:p>12</text:p>
            </table:table-cell>
            <table:table-cell table:style-name="ce59" table:formula="of:=(24+[.G49])" office:value-type="float" office:value="36" calcext:value-type="float">
              <text:p>36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59"/>
            <table:table-cell table:style-name="ce59" table:formula="of:=(([.D49]*60*60)+([.E49]*60)+[.F49])" office:value-type="float" office:value="126000" calcext:value-type="float">
              <text:p>126000</text:p>
            </table:table-cell>
            <table:table-cell table:style-name="ce59" table:formula="of:=(([.H49]*60*60)+([.I49]*60)+[.J49])" office:value-type="float" office:value="130020" calcext:value-type="float">
              <text:p>130020</text:p>
            </table:table-cell>
            <table:table-cell table:style-name="ce59" table:formula="of:=([.L49]-[.K49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4" calcext:value-type="float">
              <text:p>6664</text:p>
            </table:table-cell>
            <table:table-cell table:style-name="ce43" office:value-type="float" office:value="12" calcext:value-type="float">
              <text:p>12</text:p>
            </table:table-cell>
            <table:table-cell table:style-name="ce59" table:formula="of:=(24+[.C50])" office:value-type="float" office:value="36" calcext:value-type="float">
              <text:p>36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13" calcext:value-type="float">
              <text:p>13</text:p>
            </table:table-cell>
            <table:table-cell table:style-name="ce59" table:formula="of:=(24+[.G50])" office:value-type="float" office:value="37" calcext:value-type="float">
              <text:p>37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/>
            <table:table-cell table:style-name="ce59" table:formula="of:=(([.D50]*60*60)+([.E50]*60)+[.F50])" office:value-type="float" office:value="130080" calcext:value-type="float">
              <text:p>130080</text:p>
            </table:table-cell>
            <table:table-cell table:style-name="ce59" table:formula="of:=(([.H50]*60*60)+([.I50]*60)+[.J50])" office:value-type="float" office:value="133260" calcext:value-type="float">
              <text:p>133260</text:p>
            </table:table-cell>
            <table:table-cell table:style-name="ce59" table:formula="of:=([.L50]-[.K50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9" calcext:value-type="float">
              <text:p>6669</text:p>
            </table:table-cell>
            <table:table-cell table:style-name="ce43" office:value-type="float" office:value="17" calcext:value-type="float">
              <text:p>17</text:p>
            </table:table-cell>
            <table:table-cell table:style-name="ce59" table:formula="of:=(24+[.C51])" office:value-type="float" office:value="41" calcext:value-type="float">
              <text:p>4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43" office:value-type="float" office:value="17" calcext:value-type="float">
              <text:p>17</text:p>
            </table:table-cell>
            <table:table-cell table:style-name="ce59" table:formula="of:=(24+[.G51])" office:value-type="float" office:value="41" calcext:value-type="float">
              <text:p>41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51]*60*60)+([.E51]*60)+[.F51])" office:value-type="float" office:value="147600" calcext:value-type="float">
              <text:p>147600</text:p>
            </table:table-cell>
            <table:table-cell table:style-name="ce59" table:formula="of:=(([.H51]*60*60)+([.I51]*60)+[.J51])" office:value-type="float" office:value="151080" calcext:value-type="float">
              <text:p>151080</text:p>
            </table:table-cell>
            <table:table-cell table:style-name="ce59" table:formula="of:=([.L51]-[.K51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1" calcext:value-type="float">
              <text:p>6671</text:p>
            </table:table-cell>
            <table:table-cell table:style-name="ce43" office:value-type="float" office:value="18" calcext:value-type="float">
              <text:p>18</text:p>
            </table:table-cell>
            <table:table-cell table:style-name="ce59" table:formula="of:=(24+[.C52])" office:value-type="float" office:value="42" calcext:value-type="float">
              <text:p>42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59"/>
            <table:table-cell table:style-name="ce43" office:value-type="float" office:value="18" calcext:value-type="float">
              <text:p>18</text:p>
            </table:table-cell>
            <table:table-cell table:style-name="ce59" table:formula="of:=(24+[.G52])" office:value-type="float" office:value="42" calcext:value-type="float">
              <text:p>42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52]*60*60)+([.E52]*60)+[.F52])" office:value-type="float" office:value="151440" calcext:value-type="float">
              <text:p>151440</text:p>
            </table:table-cell>
            <table:table-cell table:style-name="ce59" table:formula="of:=(([.H52]*60*60)+([.I52]*60)+[.J52])" office:value-type="float" office:value="154560" calcext:value-type="float">
              <text:p>154560</text:p>
            </table:table-cell>
            <table:table-cell table:style-name="ce59" table:formula="of:=([.L52]-[.K52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24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43:.M52])" office:value-type="float" office:value="35737" calcext:value-type="float">
              <text:p>35737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[.M42]+([.L44]-[.K43])+([.L46]-[.K45])+([.L48]-[.K47])+([.L50]-[.K49])+([.L52]-[.K51])" office:value-type="float" office:value="36998" calcext:value-type="float">
              <text:p>36998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6" calcext:value-type="float">
              <text:p>6646</text:p>
            </table:table-cell>
            <table:table-cell table:style-name="ce43"/>
            <table:table-cell table:style-name="ce59" office:value-type="float" office:value="18" calcext:value-type="float">
              <text:p>18</text:p>
            </table:table-cell>
            <table:table-cell table:style-name="ce59" office:value-type="float" office:value="42" calcext:value-type="float">
              <text:p>42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43"/>
            <table:table-cell table:style-name="ce59" office:value-type="float" office:value="19" calcext:value-type="float">
              <text:p>19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office:value-type="float" office:value="37" calcext:value-type="float">
              <text:p>37</text:p>
            </table:table-cell>
            <table:table-cell table:style-name="ce59" table:formula="of:=(([.D54]*60*60)+([.E54]*60)+[.F54])" office:value-type="float" office:value="67334" calcext:value-type="float">
              <text:p>67334</text:p>
            </table:table-cell>
            <table:table-cell table:style-name="ce59" table:formula="of:=(([.H54]*60*60)+([.I54]*60)+[.J54])" office:value-type="float" office:value="70717" calcext:value-type="float">
              <text:p>70717</text:p>
            </table:table-cell>
            <table:table-cell table:style-name="ce59" table:formula="of:=([.L54]-[.K54])" office:value-type="float" office:value="3383" calcext:value-type="float">
              <text:p>3383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7" calcext:value-type="float">
              <text:p>6647</text:p>
            </table:table-cell>
            <table:table-cell table:style-name="ce43"/>
            <table:table-cell table:style-name="ce59" office:value-type="float" office:value="19" calcext:value-type="float">
              <text:p>19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43"/>
            <table:table-cell table:style-name="ce59" office:value-type="float" office:value="20" calcext:value-type="float">
              <text:p>20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table:formula="of:=(([.D55]*60*60)+([.E55]*60)+[.F55])" office:value-type="float" office:value="70760" calcext:value-type="float">
              <text:p>70760</text:p>
            </table:table-cell>
            <table:table-cell table:style-name="ce59" table:formula="of:=(([.H55]*60*60)+([.I55]*60)+[.J55])" office:value-type="float" office:value="74192" calcext:value-type="float">
              <text:p>74192</text:p>
            </table:table-cell>
            <table:table-cell table:style-name="ce59" table:formula="of:=([.L55]-[.K55])" office:value-type="float" office:value="3432" calcext:value-type="float">
              <text:p>343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2" calcext:value-type="float">
              <text:p>6652</text:p>
            </table:table-cell>
            <table:table-cell table:style-name="ce43" office:value-type="float" office:value="1" calcext:value-type="float">
              <text:p>1</text:p>
            </table:table-cell>
            <table:table-cell table:style-name="ce59" table:formula="of:=(24+[.C56])" office:value-type="float" office:value="25" calcext:value-type="float">
              <text:p>25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/>
            <table:table-cell table:style-name="ce43" office:value-type="float" office:value="2" calcext:value-type="float">
              <text:p>2</text:p>
            </table:table-cell>
            <table:table-cell table:style-name="ce59" table:formula="of:=(24+[.G56])" office:value-type="float" office:value="26" calcext:value-type="float">
              <text:p>26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59"/>
            <table:table-cell table:style-name="ce59" table:formula="of:=(([.D56]*60*60)+([.E56]*60)+[.F56])" office:value-type="float" office:value="90540" calcext:value-type="float">
              <text:p>90540</text:p>
            </table:table-cell>
            <table:table-cell table:style-name="ce59" table:formula="of:=(([.H56]*60*60)+([.I56]*60)+[.J56])" office:value-type="float" office:value="94020" calcext:value-type="float">
              <text:p>94020</text:p>
            </table:table-cell>
            <table:table-cell table:style-name="ce59" table:formula="of:=([.L56]-[.K56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3" calcext:value-type="float">
              <text:p>6653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59" table:formula="of:=(24+[.C57])" office:value-type="float" office:value="26" calcext:value-type="float">
              <text:p>26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3" calcext:value-type="float">
              <text:p>3</text:p>
            </table:table-cell>
            <table:table-cell table:style-name="ce59" table:formula="of:=(24+[.G57])" office:value-type="float" office:value="27" calcext:value-type="float">
              <text:p>27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59" table:formula="of:=(([.D57]*60*60)+([.E57]*60)+[.F57])" office:value-type="float" office:value="94080" calcext:value-type="float">
              <text:p>94080</text:p>
            </table:table-cell>
            <table:table-cell table:style-name="ce59" table:formula="of:=(([.H57]*60*60)+([.I57]*60)+[.J57])" office:value-type="float" office:value="97380" calcext:value-type="float">
              <text:p>97380</text:p>
            </table:table-cell>
            <table:table-cell table:style-name="ce59" table:formula="of:=([.L57]-[.K57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8" calcext:value-type="float">
              <text:p>6658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24+[.C58])" office:value-type="float" office:value="30" calcext:value-type="float">
              <text:p>30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43" office:value-type="float" office:value="7" calcext:value-type="float">
              <text:p>7</text:p>
            </table:table-cell>
            <table:table-cell table:style-name="ce59" table:formula="of:=(24+[.G58])" office:value-type="float" office:value="31" calcext:value-type="float">
              <text:p>31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58]*60*60)+([.E58]*60)+[.F58])" office:value-type="float" office:value="111480" calcext:value-type="float">
              <text:p>111480</text:p>
            </table:table-cell>
            <table:table-cell table:style-name="ce59" table:formula="of:=(([.H58]*60*60)+([.I58]*60)+[.J58])" office:value-type="float" office:value="114960" calcext:value-type="float">
              <text:p>114960</text:p>
            </table:table-cell>
            <table:table-cell table:style-name="ce59" table:formula="of:=([.L58]-[.K5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9" calcext:value-type="float">
              <text:p>6659</text:p>
            </table:table-cell>
            <table:table-cell table:style-name="ce43" office:value-type="float" office:value="7" calcext:value-type="float">
              <text:p>7</text:p>
            </table:table-cell>
            <table:table-cell table:style-name="ce59" table:formula="of:=(24+[.C59])" office:value-type="float" office:value="31" calcext:value-type="float">
              <text:p>31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24+[.G59])" office:value-type="float" office:value="32" calcext:value-type="float">
              <text:p>32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59]*60*60)+([.E59]*60)+[.F59])" office:value-type="float" office:value="115020" calcext:value-type="float">
              <text:p>115020</text:p>
            </table:table-cell>
            <table:table-cell table:style-name="ce59" table:formula="of:=(([.H59]*60*60)+([.I59]*60)+[.J59])" office:value-type="float" office:value="118500" calcext:value-type="float">
              <text:p>118500</text:p>
            </table:table-cell>
            <table:table-cell table:style-name="ce59" table:formula="of:=([.L59]-[.K5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5" calcext:value-type="float">
              <text:p>6665</text:p>
            </table:table-cell>
            <table:table-cell table:style-name="ce43" office:value-type="float" office:value="13" calcext:value-type="float">
              <text:p>13</text:p>
            </table:table-cell>
            <table:table-cell table:style-name="ce59" table:formula="of:=(24+[.C60])" office:value-type="float" office:value="37" calcext:value-type="float">
              <text:p>37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43" office:value-type="float" office:value="13" calcext:value-type="float">
              <text:p>13</text:p>
            </table:table-cell>
            <table:table-cell table:style-name="ce59" table:formula="of:=(24+[.G60])" office:value-type="float" office:value="37" calcext:value-type="float">
              <text:p>37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/>
            <table:table-cell table:style-name="ce59" table:formula="of:=(([.D60]*60*60)+([.E60]*60)+[.F60])" office:value-type="float" office:value="133380" calcext:value-type="float">
              <text:p>133380</text:p>
            </table:table-cell>
            <table:table-cell table:style-name="ce59" table:formula="of:=(([.H60]*60*60)+([.I60]*60)+[.J60])" office:value-type="float" office:value="136740" calcext:value-type="float">
              <text:p>136740</text:p>
            </table:table-cell>
            <table:table-cell table:style-name="ce59" table:formula="of:=([.L60]-[.K60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6" calcext:value-type="float">
              <text:p>6666</text:p>
            </table:table-cell>
            <table:table-cell table:style-name="ce43" office:value-type="float" office:value="13" calcext:value-type="float">
              <text:p>13</text:p>
            </table:table-cell>
            <table:table-cell table:style-name="ce59" table:formula="of:=(24+[.C61])" office:value-type="float" office:value="37" calcext:value-type="float">
              <text:p>37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/>
            <table:table-cell table:style-name="ce43" office:value-type="float" office:value="14" calcext:value-type="float">
              <text:p>14</text:p>
            </table:table-cell>
            <table:table-cell table:style-name="ce59" table:formula="of:=(24+[.G61])" office:value-type="float" office:value="38" calcext:value-type="float">
              <text:p>38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61]*60*60)+([.E61]*60)+[.F61])" office:value-type="float" office:value="136740" calcext:value-type="float">
              <text:p>136740</text:p>
            </table:table-cell>
            <table:table-cell table:style-name="ce59" table:formula="of:=(([.H61]*60*60)+([.I61]*60)+[.J61])" office:value-type="float" office:value="140100" calcext:value-type="float">
              <text:p>140100</text:p>
            </table:table-cell>
            <table:table-cell table:style-name="ce59" table:formula="of:=([.L61]-[.K61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2" calcext:value-type="float">
              <text:p>6672</text:p>
            </table:table-cell>
            <table:table-cell table:style-name="ce43" office:value-type="float" office:value="19" calcext:value-type="float">
              <text:p>19</text:p>
            </table:table-cell>
            <table:table-cell table:style-name="ce59" table:formula="of:=(24+[.C62])" office:value-type="float" office:value="43" calcext:value-type="float">
              <text:p>43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43" office:value-type="float" office:value="20" calcext:value-type="float">
              <text:p>20</text:p>
            </table:table-cell>
            <table:table-cell table:style-name="ce59" table:formula="of:=(24+[.G62])" office:value-type="float" office:value="44" calcext:value-type="float">
              <text:p>44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/>
            <table:table-cell table:style-name="ce59" table:formula="of:=(([.D62]*60*60)+([.E62]*60)+[.F62])" office:value-type="float" office:value="154800" calcext:value-type="float">
              <text:p>154800</text:p>
            </table:table-cell>
            <table:table-cell table:style-name="ce59" table:formula="of:=(([.H62]*60*60)+([.I62]*60)+[.J62])" office:value-type="float" office:value="158700" calcext:value-type="float">
              <text:p>158700</text:p>
            </table:table-cell>
            <table:table-cell table:style-name="ce59" table:formula="of:=([.L62]-[.K62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3" calcext:value-type="float">
              <text:p>6673</text:p>
            </table:table-cell>
            <table:table-cell table:style-name="ce43" office:value-type="float" office:value="20" calcext:value-type="float">
              <text:p>20</text:p>
            </table:table-cell>
            <table:table-cell table:style-name="ce59" table:formula="of:=(24+[.C63])" office:value-type="float" office:value="44" calcext:value-type="float">
              <text:p>44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21" calcext:value-type="float">
              <text:p>21</text:p>
            </table:table-cell>
            <table:table-cell table:style-name="ce59" table:formula="of:=(24+[.G63])" office:value-type="float" office:value="45" calcext:value-type="float">
              <text:p>45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59"/>
            <table:table-cell table:style-name="ce59" table:formula="of:=(([.D63]*60*60)+([.E63]*60)+[.F63])" office:value-type="float" office:value="158880" calcext:value-type="float">
              <text:p>158880</text:p>
            </table:table-cell>
            <table:table-cell table:style-name="ce59" table:formula="of:=(([.H63]*60*60)+([.I63]*60)+[.J63])" office:value-type="float" office:value="162240" calcext:value-type="float">
              <text:p>162240</text:p>
            </table:table-cell>
            <table:table-cell table:style-name="ce59" table:formula="of:=([.L63]-[.K63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32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54:.M63])" office:value-type="float" office:value="34535" calcext:value-type="float">
              <text:p>34535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[.M53]+([.L55]-[.K54])+([.L57]-[.K56])+([.L59]-[.K58])+([.L61]-[.K60])+([.L63]-[.K62])" office:value-type="float" office:value="34878" calcext:value-type="float">
              <text:p>34878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39" calcext:value-type="float">
              <text:p>6639</text:p>
            </table:table-cell>
            <table:table-cell table:style-name="ce43"/>
            <table:table-cell table:style-name="ce59" office:value-type="float" office:value="11" calcext:value-type="float">
              <text:p>11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45" calcext:value-type="float">
              <text:p>45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 table:formula="of:=(([.D65]*60*60)+([.E65]*60)+[.F65])" office:value-type="float" office:value="40365" calcext:value-type="float">
              <text:p>40365</text:p>
            </table:table-cell>
            <table:table-cell table:style-name="ce59" table:formula="of:=(([.H65]*60*60)+([.I65]*60)+[.J65])" office:value-type="float" office:value="44109" calcext:value-type="float">
              <text:p>44109</text:p>
            </table:table-cell>
            <table:table-cell table:style-name="ce59" table:formula="of:=([.L65]-[.K65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0" calcext:value-type="float">
              <text:p>6640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41" calcext:value-type="float">
              <text:p>41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 office:value-type="float" office:value="21" calcext:value-type="float">
              <text:p>21</text:p>
            </table:table-cell>
            <table:table-cell table:style-name="ce59" table:formula="of:=(([.D66]*60*60)+([.E66]*60)+[.F66])" office:value-type="float" office:value="44141" calcext:value-type="float">
              <text:p>44141</text:p>
            </table:table-cell>
            <table:table-cell table:style-name="ce59" table:formula="of:=(([.H66]*60*60)+([.I66]*60)+[.J66])" office:value-type="float" office:value="46761" calcext:value-type="float">
              <text:p>46761</text:p>
            </table:table-cell>
            <table:table-cell table:style-name="ce59" table:formula="of:=([.L66]-[.K66])" office:value-type="float" office:value="2620" calcext:value-type="float">
              <text:p>2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1" calcext:value-type="float">
              <text:p>6641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office:value-type="float" office:value="31" calcext:value-type="float">
              <text:p>31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54" calcext:value-type="float">
              <text:p>54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59" table:formula="of:=(([.D67]*60*60)+([.E67]*60)+[.F67])" office:value-type="float" office:value="46831" calcext:value-type="float">
              <text:p>46831</text:p>
            </table:table-cell>
            <table:table-cell table:style-name="ce59" table:formula="of:=(([.H67]*60*60)+([.I67]*60)+[.J67])" office:value-type="float" office:value="50054" calcext:value-type="float">
              <text:p>50054</text:p>
            </table:table-cell>
            <table:table-cell table:style-name="ce59" table:formula="of:=([.L67]-[.K67])" office:value-type="float" office:value="3223" calcext:value-type="float">
              <text:p>3223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699" calcext:value-type="float">
              <text:p>6699</text:p>
            </table:table-cell>
            <table:table-cell table:style-name="ce43" office:value-type="float" office:value="22" calcext:value-type="float">
              <text:p>22</text:p>
            </table:table-cell>
            <table:table-cell table:style-name="ce59" table:formula="of:=(48+[.C68])" office:value-type="float" office:value="70" calcext:value-type="float">
              <text:p>70</text:p>
            </table:table-cell>
            <table:table-cell table:style-name="ce59" office:value-type="float" office:value="37" calcext:value-type="float">
              <text:p>37</text:p>
            </table:table-cell>
            <table:table-cell table:style-name="ce59"/>
            <table:table-cell table:style-name="ce43" office:value-type="float" office:value="23" calcext:value-type="float">
              <text:p>23</text:p>
            </table:table-cell>
            <table:table-cell table:style-name="ce59" table:formula="of:=(48+[.G68])" office:value-type="float" office:value="71" calcext:value-type="float">
              <text:p>71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68]*60*60)+([.E68]*60)+[.F68])" office:value-type="float" office:value="254220" calcext:value-type="float">
              <text:p>254220</text:p>
            </table:table-cell>
            <table:table-cell table:style-name="ce59" table:formula="of:=(([.H68]*60*60)+([.I68]*60)+[.J68])" office:value-type="float" office:value="258900" calcext:value-type="float">
              <text:p>258900</text:p>
            </table:table-cell>
            <table:table-cell table:style-name="ce59" table:formula="of:=([.L68]-[.K68])" office:value-type="float" office:value="4680" calcext:value-type="float">
              <text:p>46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0" calcext:value-type="float">
              <text:p>6700</text:p>
            </table:table-cell>
            <table:table-cell table:style-name="ce43" office:value-type="float" office:value="23" calcext:value-type="float">
              <text:p>23</text:p>
            </table:table-cell>
            <table:table-cell table:style-name="ce59" table:formula="of:=(48+[.C69])" office:value-type="float" office:value="71" calcext:value-type="float">
              <text:p>71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43" office:value-type="float" office:value="0" calcext:value-type="float">
              <text:p>0</text:p>
            </table:table-cell>
            <table:table-cell table:style-name="ce59" table:formula="of:=(48+24+[.G69])" office:value-type="float" office:value="72" calcext:value-type="float">
              <text:p>72</text:p>
            </table:table-cell>
            <table:table-cell table:style-name="ce59" office:value-type="float" office:value="53" calcext:value-type="float">
              <text:p>53</text:p>
            </table:table-cell>
            <table:table-cell table:style-name="ce59"/>
            <table:table-cell table:style-name="ce59" table:formula="of:=(([.D69]*60*60)+([.E69]*60)+[.F69])" office:value-type="float" office:value="258960" calcext:value-type="float">
              <text:p>258960</text:p>
            </table:table-cell>
            <table:table-cell table:style-name="ce59" table:formula="of:=(([.H69]*60*60)+([.I69]*60)+[.J69])" office:value-type="float" office:value="262380" calcext:value-type="float">
              <text:p>262380</text:p>
            </table:table-cell>
            <table:table-cell table:style-name="ce59" table:formula="of:=([.L69]-[.K6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1" calcext:value-type="float">
              <text:p>6701</text:p>
            </table:table-cell>
            <table:table-cell table:style-name="ce43" office:value-type="float" office:value="0" calcext:value-type="float">
              <text:p>0</text:p>
            </table:table-cell>
            <table:table-cell table:style-name="ce59" table:formula="of:=(48+24+[.C70])" office:value-type="float" office:value="72" calcext:value-type="float">
              <text:p>72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1" calcext:value-type="float">
              <text:p>1</text:p>
            </table:table-cell>
            <table:table-cell table:style-name="ce59" table:formula="of:=(48+24+[.G70])" office:value-type="float" office:value="73" calcext:value-type="float">
              <text:p>73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59"/>
            <table:table-cell table:style-name="ce59" table:formula="of:=(([.D70]*60*60)+([.E70]*60)+[.F70])" office:value-type="float" office:value="262620" calcext:value-type="float">
              <text:p>262620</text:p>
            </table:table-cell>
            <table:table-cell table:style-name="ce59" table:formula="of:=(([.H70]*60*60)+([.I70]*60)+[.J70])" office:value-type="float" office:value="265860" calcext:value-type="float">
              <text:p>265860</text:p>
            </table:table-cell>
            <table:table-cell table:style-name="ce59" table:formula="of:=([.L70]-[.K70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2" calcext:value-type="float">
              <text:p>6702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59" table:formula="of:=(48+24+[.C71])" office:value-type="float" office:value="74" calcext:value-type="float">
              <text:p>74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/>
            <table:table-cell table:style-name="ce43" office:value-type="float" office:value="2" calcext:value-type="float">
              <text:p>2</text:p>
            </table:table-cell>
            <table:table-cell table:style-name="ce59" table:formula="of:=(48+24+[.G71])" office:value-type="float" office:value="74" calcext:value-type="float">
              <text:p>74</text:p>
            </table:table-cell>
            <table:table-cell table:style-name="ce59" office:value-type="float" office:value="10" calcext:value-type="float">
              <text:p>10</text:p>
            </table:table-cell>
            <table:table-cell table:style-name="ce59"/>
            <table:table-cell table:style-name="ce59" table:formula="of:=(([.D71]*60*60)+([.E71]*60)+[.F71])" office:value-type="float" office:value="266460" calcext:value-type="float">
              <text:p>266460</text:p>
            </table:table-cell>
            <table:table-cell table:style-name="ce59" table:formula="of:=(([.H71]*60*60)+([.I71]*60)+[.J71])" office:value-type="float" office:value="267000" calcext:value-type="float">
              <text:p>267000</text:p>
            </table:table-cell>
            <table:table-cell table:style-name="ce59" table:formula="of:=([.L71]-[.K71])" office:value-type="float" office:value="540" calcext:value-type="float">
              <text:p>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3" calcext:value-type="float">
              <text:p>6703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59" table:formula="of:=(48+24+[.C72])" office:value-type="float" office:value="74" calcext:value-type="float">
              <text:p>74</text:p>
            </table:table-cell>
            <table:table-cell table:style-name="ce59" office:value-type="float" office:value="54" calcext:value-type="float">
              <text:p>54</text:p>
            </table:table-cell>
            <table:table-cell table:style-name="ce59"/>
            <table:table-cell table:style-name="ce43" office:value-type="float" office:value="3" calcext:value-type="float">
              <text:p>3</text:p>
            </table:table-cell>
            <table:table-cell table:style-name="ce59" table:formula="of:=(48+24+[.G72])" office:value-type="float" office:value="75" calcext:value-type="float">
              <text:p>75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72]*60*60)+([.E72]*60)+[.F72])" office:value-type="float" office:value="269640" calcext:value-type="float">
              <text:p>269640</text:p>
            </table:table-cell>
            <table:table-cell table:style-name="ce59" table:formula="of:=(([.H72]*60*60)+([.I72]*60)+[.J72])" office:value-type="float" office:value="273480" calcext:value-type="float">
              <text:p>273480</text:p>
            </table:table-cell>
            <table:table-cell table:style-name="ce59" table:formula="of:=([.L72]-[.K72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35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65:.M72])" office:value-type="float" office:value="25307" calcext:value-type="float">
              <text:p>25307</text:p>
            </table:table-cell>
            <table:table-cell table:style-name="ce55" office:value-type="string" calcext:value-type="string">
              <text:p>Total elasped time (runs)</text:p>
            </table:table-cell>
            <table:table-cell table:style-name="ce42" table:formula="of:=([.L67]-[.K65])" office:value-type="float" office:value="9689" calcext:value-type="float">
              <text:p>9689</text:p>
            </table:table-cell>
            <table:table-cell table:style-name="ce55" office:value-type="string" calcext:value-type="string">
              <text:p>Total dummy</text:p>
            </table:table-cell>
            <table:table-cell table:style-name="ce42" table:formula="of:=([.L72]-[.K68])" office:value-type="float" office:value="19260" calcext:value-type="float">
              <text:p>19260</text:p>
            </table:table-cell>
            <table:table-cell table:style-name="ce55"/>
            <table:table-cell table:style-name="ce42"/>
            <table:table-cell table:style-name="ce5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44" office:value-type="float" office:value="9.79" calcext:value-type="float">
            <text:p>9.79</text:p>
          </table:table-cell>
          <table:table-cell table:style-name="ce4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>
            <table:table-cell table:style-name="ce45"/>
            <table:table-cell table:style-name="ce50" office:value-type="float" office:value="6709" calcext:value-type="float">
              <text:p>6709</text:p>
            </table:table-cell>
            <table:table-cell table:style-name="ce45" office:value-type="float" office:value="15" calcext:value-type="float">
              <text:p>15</text:p>
            </table:table-cell>
            <table:table-cell table:style-name="ce52" table:formula="of:=([.C75])" office:value-type="float" office:value="15" calcext:value-type="float">
              <text:p>15</text:p>
            </table:table-cell>
            <table:table-cell table:style-name="ce52" office:value-type="float" office:value="39" calcext:value-type="float">
              <text:p>39</text:p>
            </table:table-cell>
            <table:table-cell table:style-name="ce52"/>
            <table:table-cell table:style-name="ce45" office:value-type="float" office:value="16" calcext:value-type="float">
              <text:p>16</text:p>
            </table:table-cell>
            <table:table-cell table:style-name="ce52" table:formula="of:=([.G75])" office:value-type="float" office:value="16" calcext:value-type="float">
              <text:p>16</text:p>
            </table:table-cell>
            <table:table-cell table:style-name="ce52" office:value-type="float" office:value="42" calcext:value-type="float">
              <text:p>42</text:p>
            </table:table-cell>
            <table:table-cell table:style-name="ce52"/>
            <table:table-cell table:style-name="ce52" table:formula="of:=(([.D75]*60*60)+([.E75]*60)+[.F75])" office:value-type="float" office:value="56340" calcext:value-type="float">
              <text:p>56340</text:p>
            </table:table-cell>
            <table:table-cell table:style-name="ce52" table:formula="of:=(([.H75]*60*60)+([.I75]*60)+[.J75])" office:value-type="float" office:value="60120" calcext:value-type="float">
              <text:p>60120</text:p>
            </table:table-cell>
            <table:table-cell table:style-name="ce52" table:formula="of:=([.L75]-[.K7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0" calcext:value-type="float">
              <text:p>6710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52" table:formula="of:=([.C76])" office:value-type="float" office:value="16" calcext:value-type="float">
              <text:p>16</text:p>
            </table:table-cell>
            <table:table-cell table:style-name="ce52" office:value-type="float" office:value="44" calcext:value-type="float">
              <text:p>44</text:p>
            </table:table-cell>
            <table:table-cell table:style-name="ce52"/>
            <table:table-cell table:style-name="ce45" office:value-type="float" office:value="17" calcext:value-type="float">
              <text:p>17</text:p>
            </table:table-cell>
            <table:table-cell table:style-name="ce52" table:formula="of:=([.G76])" office:value-type="float" office:value="17" calcext:value-type="float">
              <text:p>17</text:p>
            </table:table-cell>
            <table:table-cell table:style-name="ce52" office:value-type="float" office:value="45" calcext:value-type="float">
              <text:p>45</text:p>
            </table:table-cell>
            <table:table-cell table:style-name="ce52"/>
            <table:table-cell table:style-name="ce52" table:formula="of:=(([.D76]*60*60)+([.E76]*60)+[.F76])" office:value-type="float" office:value="60240" calcext:value-type="float">
              <text:p>60240</text:p>
            </table:table-cell>
            <table:table-cell table:style-name="ce52" table:formula="of:=(([.H76]*60*60)+([.I76]*60)+[.J76])" office:value-type="float" office:value="63900" calcext:value-type="float">
              <text:p>63900</text:p>
            </table:table-cell>
            <table:table-cell table:style-name="ce52" table:formula="of:=([.L76]-[.K7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4" calcext:value-type="float">
              <text:p>6744</text:p>
            </table:table-cell>
            <table:table-cell table:style-name="ce56" office:value-type="float" office:value="6" calcext:value-type="float">
              <text:p>6</text:p>
            </table:table-cell>
            <table:table-cell table:style-name="ce60" table:formula="of:=(24+[.C77])" office:value-type="float" office:value="30" calcext:value-type="float">
              <text:p>30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7" calcext:value-type="float">
              <text:p>7</text:p>
            </table:table-cell>
            <table:table-cell table:style-name="ce60" table:formula="of:=(24+[.G77])" office:value-type="float" office:value="31" calcext:value-type="float">
              <text:p>31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77]*60*60)+([.E77]*60)+[.F77])" office:value-type="float" office:value="109800" calcext:value-type="float">
              <text:p>109800</text:p>
            </table:table-cell>
            <table:table-cell table:style-name="ce52" table:formula="of:=(([.H77]*60*60)+([.I77]*60)+[.J77])" office:value-type="float" office:value="113400" calcext:value-type="float">
              <text:p>113400</text:p>
            </table:table-cell>
            <table:table-cell table:style-name="ce52" table:formula="of:=([.L77]-[.K7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5" calcext:value-type="float">
              <text:p>6745</text:p>
            </table:table-cell>
            <table:table-cell table:style-name="ce56" office:value-type="float" office:value="7" calcext:value-type="float">
              <text:p>7</text:p>
            </table:table-cell>
            <table:table-cell table:style-name="ce60" table:formula="of:=(24+[.C78])" office:value-type="float" office:value="31" calcext:value-type="float">
              <text:p>31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8" calcext:value-type="float">
              <text:p>8</text:p>
            </table:table-cell>
            <table:table-cell table:style-name="ce60" table:formula="of:=(24+[.G78])" office:value-type="float" office:value="32" calcext:value-type="float">
              <text:p>32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78]*60*60)+([.E78]*60)+[.F78])" office:value-type="float" office:value="113400" calcext:value-type="float">
              <text:p>113400</text:p>
            </table:table-cell>
            <table:table-cell table:style-name="ce52" table:formula="of:=(([.H78]*60*60)+([.I78]*60)+[.J78])" office:value-type="float" office:value="117000" calcext:value-type="float">
              <text:p>117000</text:p>
            </table:table-cell>
            <table:table-cell table:style-name="ce52" table:formula="of:=([.L78]-[.K7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6" calcext:value-type="float">
              <text:p>6746</text:p>
            </table:table-cell>
            <table:table-cell table:style-name="ce56" office:value-type="float" office:value="8" calcext:value-type="float">
              <text:p>8</text:p>
            </table:table-cell>
            <table:table-cell table:style-name="ce60" table:formula="of:=(24+[.C79])" office:value-type="float" office:value="32" calcext:value-type="float">
              <text:p>32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9" calcext:value-type="float">
              <text:p>9</text:p>
            </table:table-cell>
            <table:table-cell table:style-name="ce60" table:formula="of:=(24+[.G79])" office:value-type="float" office:value="33" calcext:value-type="float">
              <text:p>33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79]*60*60)+([.E79]*60)+[.F79])" office:value-type="float" office:value="117060" calcext:value-type="float">
              <text:p>117060</text:p>
            </table:table-cell>
            <table:table-cell table:style-name="ce52" table:formula="of:=(([.H79]*60*60)+([.I79]*60)+[.J79])" office:value-type="float" office:value="120600" calcext:value-type="float">
              <text:p>120600</text:p>
            </table:table-cell>
            <table:table-cell table:style-name="ce52" table:formula="of:=([.L79]-[.K7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7" calcext:value-type="float">
              <text:p>6747</text:p>
            </table:table-cell>
            <table:table-cell table:style-name="ce56" office:value-type="float" office:value="9" calcext:value-type="float">
              <text:p>9</text:p>
            </table:table-cell>
            <table:table-cell table:style-name="ce60" table:formula="of:=(24+[.C80])" office:value-type="float" office:value="33" calcext:value-type="float">
              <text:p>33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0" calcext:value-type="float">
              <text:p>10</text:p>
            </table:table-cell>
            <table:table-cell table:style-name="ce60" table:formula="of:=(24+[.G80])" office:value-type="float" office:value="34" calcext:value-type="float">
              <text:p>34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0]*60*60)+([.E80]*60)+[.F80])" office:value-type="float" office:value="120660" calcext:value-type="float">
              <text:p>120660</text:p>
            </table:table-cell>
            <table:table-cell table:style-name="ce52" table:formula="of:=(([.H80]*60*60)+([.I80]*60)+[.J80])" office:value-type="float" office:value="124200" calcext:value-type="float">
              <text:p>124200</text:p>
            </table:table-cell>
            <table:table-cell table:style-name="ce52" table:formula="of:=([.L80]-[.K8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8" calcext:value-type="float">
              <text:p>6748</text:p>
            </table:table-cell>
            <table:table-cell table:style-name="ce56" office:value-type="float" office:value="10" calcext:value-type="float">
              <text:p>10</text:p>
            </table:table-cell>
            <table:table-cell table:style-name="ce60" table:formula="of:=(24+[.C81])" office:value-type="float" office:value="34" calcext:value-type="float">
              <text:p>34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11" calcext:value-type="float">
              <text:p>11</text:p>
            </table:table-cell>
            <table:table-cell table:style-name="ce60" table:formula="of:=(24+[.G81])" office:value-type="float" office:value="35" calcext:value-type="float">
              <text:p>35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1]*60*60)+([.E81]*60)+[.F81])" office:value-type="float" office:value="124200" calcext:value-type="float">
              <text:p>124200</text:p>
            </table:table-cell>
            <table:table-cell table:style-name="ce52" table:formula="of:=(([.H81]*60*60)+([.I81]*60)+[.J81])" office:value-type="float" office:value="127800" calcext:value-type="float">
              <text:p>127800</text:p>
            </table:table-cell>
            <table:table-cell table:style-name="ce52" table:formula="of:=([.L81]-[.K81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9" calcext:value-type="float">
              <text:p>6749</text:p>
            </table:table-cell>
            <table:table-cell table:style-name="ce56" office:value-type="float" office:value="11" calcext:value-type="float">
              <text:p>11</text:p>
            </table:table-cell>
            <table:table-cell table:style-name="ce60" table:formula="of:=(24+[.C82])" office:value-type="float" office:value="35" calcext:value-type="float">
              <text:p>35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2" calcext:value-type="float">
              <text:p>12</text:p>
            </table:table-cell>
            <table:table-cell table:style-name="ce60" table:formula="of:=(24+[.G82])" office:value-type="float" office:value="36" calcext:value-type="float">
              <text:p>36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2]*60*60)+([.E82]*60)+[.F82])" office:value-type="float" office:value="127860" calcext:value-type="float">
              <text:p>127860</text:p>
            </table:table-cell>
            <table:table-cell table:style-name="ce52" table:formula="of:=(([.H82]*60*60)+([.I82]*60)+[.J82])" office:value-type="float" office:value="131400" calcext:value-type="float">
              <text:p>131400</text:p>
            </table:table-cell>
            <table:table-cell table:style-name="ce52" table:formula="of:=([.L82]-[.K8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0" calcext:value-type="float">
              <text:p>6750</text:p>
            </table:table-cell>
            <table:table-cell table:style-name="ce56" office:value-type="float" office:value="12" calcext:value-type="float">
              <text:p>12</text:p>
            </table:table-cell>
            <table:table-cell table:style-name="ce60" table:formula="of:=(24+[.C83])" office:value-type="float" office:value="36" calcext:value-type="float">
              <text:p>36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3" calcext:value-type="float">
              <text:p>13</text:p>
            </table:table-cell>
            <table:table-cell table:style-name="ce60" table:formula="of:=(24+[.G83])" office:value-type="float" office:value="37" calcext:value-type="float">
              <text:p>37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3]*60*60)+([.E83]*60)+[.F83])" office:value-type="float" office:value="131460" calcext:value-type="float">
              <text:p>131460</text:p>
            </table:table-cell>
            <table:table-cell table:style-name="ce52" table:formula="of:=(([.H83]*60*60)+([.I83]*60)+[.J83])" office:value-type="float" office:value="135000" calcext:value-type="float">
              <text:p>135000</text:p>
            </table:table-cell>
            <table:table-cell table:style-name="ce52" table:formula="of:=([.L83]-[.K8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1" calcext:value-type="float">
              <text:p>6751</text:p>
            </table:table-cell>
            <table:table-cell table:style-name="ce56" office:value-type="float" office:value="13" calcext:value-type="float">
              <text:p>13</text:p>
            </table:table-cell>
            <table:table-cell table:style-name="ce60" table:formula="of:=(24+[.C84])" office:value-type="float" office:value="37" calcext:value-type="float">
              <text:p>37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14" calcext:value-type="float">
              <text:p>14</text:p>
            </table:table-cell>
            <table:table-cell table:style-name="ce60" table:formula="of:=(24+[.G84])" office:value-type="float" office:value="38" calcext:value-type="float">
              <text:p>38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4]*60*60)+([.E84]*60)+[.F84])" office:value-type="float" office:value="135000" calcext:value-type="float">
              <text:p>135000</text:p>
            </table:table-cell>
            <table:table-cell table:style-name="ce52" table:formula="of:=(([.H84]*60*60)+([.I84]*60)+[.J84])" office:value-type="float" office:value="138600" calcext:value-type="float">
              <text:p>138600</text:p>
            </table:table-cell>
            <table:table-cell table:style-name="ce52" table:formula="of:=([.L84]-[.K84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2" calcext:value-type="float">
              <text:p>6752</text:p>
            </table:table-cell>
            <table:table-cell table:style-name="ce56" office:value-type="float" office:value="14" calcext:value-type="float">
              <text:p>14</text:p>
            </table:table-cell>
            <table:table-cell table:style-name="ce60" table:formula="of:=(24+[.C85])" office:value-type="float" office:value="38" calcext:value-type="float">
              <text:p>38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5" calcext:value-type="float">
              <text:p>15</text:p>
            </table:table-cell>
            <table:table-cell table:style-name="ce60" table:formula="of:=(24+[.G85])" office:value-type="float" office:value="39" calcext:value-type="float">
              <text:p>39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5]*60*60)+([.E85]*60)+[.F85])" office:value-type="float" office:value="138660" calcext:value-type="float">
              <text:p>138660</text:p>
            </table:table-cell>
            <table:table-cell table:style-name="ce52" table:formula="of:=(([.H85]*60*60)+([.I85]*60)+[.J85])" office:value-type="float" office:value="142200" calcext:value-type="float">
              <text:p>142200</text:p>
            </table:table-cell>
            <table:table-cell table:style-name="ce52" table:formula="of:=([.L85]-[.K85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3" calcext:value-type="float">
              <text:p>6753</text:p>
            </table:table-cell>
            <table:table-cell table:style-name="ce56" office:value-type="float" office:value="15" calcext:value-type="float">
              <text:p>15</text:p>
            </table:table-cell>
            <table:table-cell table:style-name="ce60" table:formula="of:=(24+[.C86])" office:value-type="float" office:value="39" calcext:value-type="float">
              <text:p>39</text:p>
            </table:table-cell>
            <table:table-cell table:style-name="ce56" office:value-type="float" office:value="32" calcext:value-type="float">
              <text:p>32</text:p>
            </table:table-cell>
            <table:table-cell table:style-name="ce52"/>
            <table:table-cell table:style-name="ce56" office:value-type="float" office:value="16" calcext:value-type="float">
              <text:p>16</text:p>
            </table:table-cell>
            <table:table-cell table:style-name="ce60" table:formula="of:=(24+[.G86])" office:value-type="float" office:value="40" calcext:value-type="float">
              <text:p>40</text:p>
            </table:table-cell>
            <table:table-cell table:style-name="ce56" office:value-type="float" office:value="25" calcext:value-type="float">
              <text:p>25</text:p>
            </table:table-cell>
            <table:table-cell table:style-name="ce52"/>
            <table:table-cell table:style-name="ce52" table:formula="of:=(([.D86]*60*60)+([.E86]*60)+[.F86])" office:value-type="float" office:value="142320" calcext:value-type="float">
              <text:p>142320</text:p>
            </table:table-cell>
            <table:table-cell table:style-name="ce52" table:formula="of:=(([.H86]*60*60)+([.I86]*60)+[.J86])" office:value-type="float" office:value="145500" calcext:value-type="float">
              <text:p>145500</text:p>
            </table:table-cell>
            <table:table-cell table:style-name="ce52" table:formula="of:=([.L86]-[.K86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4" calcext:value-type="float">
              <text:p>6754</text:p>
            </table:table-cell>
            <table:table-cell table:style-name="ce56" office:value-type="float" office:value="16" calcext:value-type="float">
              <text:p>16</text:p>
            </table:table-cell>
            <table:table-cell table:style-name="ce60" table:formula="of:=(24+[.C87])" office:value-type="float" office:value="40" calcext:value-type="float">
              <text:p>40</text:p>
            </table:table-cell>
            <table:table-cell table:style-name="ce56" office:value-type="float" office:value="26" calcext:value-type="float">
              <text:p>26</text:p>
            </table:table-cell>
            <table:table-cell table:style-name="ce52"/>
            <table:table-cell table:style-name="ce56" office:value-type="float" office:value="17" calcext:value-type="float">
              <text:p>17</text:p>
            </table:table-cell>
            <table:table-cell table:style-name="ce60" table:formula="of:=(24+[.G87])" office:value-type="float" office:value="41" calcext:value-type="float">
              <text:p>41</text:p>
            </table:table-cell>
            <table:table-cell table:style-name="ce56" office:value-type="float" office:value="32" calcext:value-type="float">
              <text:p>32</text:p>
            </table:table-cell>
            <table:table-cell table:style-name="ce52"/>
            <table:table-cell table:style-name="ce52" table:formula="of:=(([.D87]*60*60)+([.E87]*60)+[.F87])" office:value-type="float" office:value="145560" calcext:value-type="float">
              <text:p>145560</text:p>
            </table:table-cell>
            <table:table-cell table:style-name="ce52" table:formula="of:=(([.H87]*60*60)+([.I87]*60)+[.J87])" office:value-type="float" office:value="149520" calcext:value-type="float">
              <text:p>149520</text:p>
            </table:table-cell>
            <table:table-cell table:style-name="ce52" table:formula="of:=([.L87]-[.K87])" office:value-type="float" office:value="3960" calcext:value-type="float">
              <text:p>39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5" calcext:value-type="float">
              <text:p>6755</text:p>
            </table:table-cell>
            <table:table-cell table:style-name="ce56" office:value-type="float" office:value="17" calcext:value-type="float">
              <text:p>17</text:p>
            </table:table-cell>
            <table:table-cell table:style-name="ce60" table:formula="of:=(24+[.C88])" office:value-type="float" office:value="41" calcext:value-type="float">
              <text:p>41</text:p>
            </table:table-cell>
            <table:table-cell table:style-name="ce56" office:value-type="float" office:value="32" calcext:value-type="float">
              <text:p>32</text:p>
            </table:table-cell>
            <table:table-cell table:style-name="ce52"/>
            <table:table-cell table:style-name="ce56" office:value-type="float" office:value="18" calcext:value-type="float">
              <text:p>18</text:p>
            </table:table-cell>
            <table:table-cell table:style-name="ce60" table:formula="of:=(24+[.G88])" office:value-type="float" office:value="42" calcext:value-type="float">
              <text:p>42</text:p>
            </table:table-cell>
            <table:table-cell table:style-name="ce56" office:value-type="float" office:value="40" calcext:value-type="float">
              <text:p>40</text:p>
            </table:table-cell>
            <table:table-cell table:style-name="ce52"/>
            <table:table-cell table:style-name="ce52" table:formula="of:=(([.D88]*60*60)+([.E88]*60)+[.F88])" office:value-type="float" office:value="149520" calcext:value-type="float">
              <text:p>149520</text:p>
            </table:table-cell>
            <table:table-cell table:style-name="ce52" table:formula="of:=(([.H88]*60*60)+([.I88]*60)+[.J88])" office:value-type="float" office:value="153600" calcext:value-type="float">
              <text:p>153600</text:p>
            </table:table-cell>
            <table:table-cell table:style-name="ce52" table:formula="of:=([.L88]-[.K88])" office:value-type="float" office:value="4080" calcext:value-type="float">
              <text:p>4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1" office:value-type="string" calcext:value-type="string">
              <text:p>24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75:.M88])" office:value-type="float" office:value="50760" calcext:value-type="float">
              <text:p>50760</text:p>
            </table:table-cell>
            <table:table-cell table:style-name="ce57" office:value-type="string" calcext:value-type="string">
              <text:p>Total elasped time</text:p>
            </table:table-cell>
            <table:table-cell table:style-name="ce44" table:formula="of:=([.L76]-[.K75])+([.L88]-[.K77])" office:value-type="float" office:value="51360" calcext:value-type="float">
              <text:p>51360</text:p>
            </table:table-cell>
            <table:table-cell table:style-name="ce57"/>
            <table:table-cell table:style-name="ce44"/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1" calcext:value-type="float">
              <text:p>6711</text:p>
            </table:table-cell>
            <table:table-cell table:style-name="ce45" office:value-type="float" office:value="17" calcext:value-type="float">
              <text:p>17</text:p>
            </table:table-cell>
            <table:table-cell table:style-name="ce52" table:formula="of:=([.C90])" office:value-type="float" office:value="17" calcext:value-type="float">
              <text:p>17</text:p>
            </table:table-cell>
            <table:table-cell table:style-name="ce52" office:value-type="float" office:value="46" calcext:value-type="float">
              <text:p>46</text:p>
            </table:table-cell>
            <table:table-cell table:style-name="ce52"/>
            <table:table-cell table:style-name="ce45" office:value-type="float" office:value="19" calcext:value-type="float">
              <text:p>19</text:p>
            </table:table-cell>
            <table:table-cell table:style-name="ce52" table:formula="of:=([.G90])" office:value-type="float" office:value="19" calcext:value-type="float">
              <text:p>19</text:p>
            </table:table-cell>
            <table:table-cell table:style-name="ce52" office:value-type="float" office:value="53" calcext:value-type="float">
              <text:p>53</text:p>
            </table:table-cell>
            <table:table-cell table:style-name="ce52"/>
            <table:table-cell table:style-name="ce52" table:formula="of:=(([.D90]*60*60)+([.E90]*60)+[.F90])" office:value-type="float" office:value="63960" calcext:value-type="float">
              <text:p>63960</text:p>
            </table:table-cell>
            <table:table-cell table:style-name="ce52" table:formula="of:=(([.H90]*60*60)+([.I90]*60)+[.J90])" office:value-type="float" office:value="71580" calcext:value-type="float">
              <text:p>71580</text:p>
            </table:table-cell>
            <table:table-cell table:style-name="ce52" table:formula="of:=([.L90]-[.K90])" office:value-type="float" office:value="7620" calcext:value-type="float">
              <text:p>7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2" calcext:value-type="float">
              <text:p>6712</text:p>
            </table:table-cell>
            <table:table-cell table:style-name="ce45" office:value-type="float" office:value="19" calcext:value-type="float">
              <text:p>19</text:p>
            </table:table-cell>
            <table:table-cell table:style-name="ce52" table:formula="of:=([.C91])" office:value-type="float" office:value="19" calcext:value-type="float">
              <text:p>19</text:p>
            </table:table-cell>
            <table:table-cell table:style-name="ce52" office:value-type="float" office:value="56" calcext:value-type="float">
              <text:p>56</text:p>
            </table:table-cell>
            <table:table-cell table:style-name="ce52"/>
            <table:table-cell table:style-name="ce45" office:value-type="float" office:value="20" calcext:value-type="float">
              <text:p>20</text:p>
            </table:table-cell>
            <table:table-cell table:style-name="ce52" table:formula="of:=([.G91])" office:value-type="float" office:value="20" calcext:value-type="float">
              <text:p>20</text:p>
            </table:table-cell>
            <table:table-cell table:style-name="ce52" office:value-type="float" office:value="49" calcext:value-type="float">
              <text:p>49</text:p>
            </table:table-cell>
            <table:table-cell table:style-name="ce52"/>
            <table:table-cell table:style-name="ce52" table:formula="of:=(([.D91]*60*60)+([.E91]*60)+[.F91])" office:value-type="float" office:value="71760" calcext:value-type="float">
              <text:p>71760</text:p>
            </table:table-cell>
            <table:table-cell table:style-name="ce52" table:formula="of:=(([.H91]*60*60)+([.I91]*60)+[.J91])" office:value-type="float" office:value="74940" calcext:value-type="float">
              <text:p>74940</text:p>
            </table:table-cell>
            <table:table-cell table:style-name="ce52" table:formula="of:=([.L91]-[.K91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3" calcext:value-type="float">
              <text:p>6713</text:p>
            </table:table-cell>
            <table:table-cell table:style-name="ce45" office:value-type="float" office:value="20" calcext:value-type="float">
              <text:p>20</text:p>
            </table:table-cell>
            <table:table-cell table:style-name="ce52" table:formula="of:=([.C92])" office:value-type="float" office:value="20" calcext:value-type="float">
              <text:p>20</text:p>
            </table:table-cell>
            <table:table-cell table:style-name="ce52" office:value-type="float" office:value="57" calcext:value-type="float">
              <text:p>57</text:p>
            </table:table-cell>
            <table:table-cell table:style-name="ce52"/>
            <table:table-cell table:style-name="ce45" office:value-type="float" office:value="21" calcext:value-type="float">
              <text:p>21</text:p>
            </table:table-cell>
            <table:table-cell table:style-name="ce52" table:formula="of:=([.G92])" office:value-type="float" office:value="21" calcext:value-type="float">
              <text:p>21</text:p>
            </table:table-cell>
            <table:table-cell table:style-name="ce52" office:value-type="float" office:value="56" calcext:value-type="float">
              <text:p>56</text:p>
            </table:table-cell>
            <table:table-cell table:style-name="ce52"/>
            <table:table-cell table:style-name="ce52" table:formula="of:=(([.D92]*60*60)+([.E92]*60)+[.F92])" office:value-type="float" office:value="75420" calcext:value-type="float">
              <text:p>75420</text:p>
            </table:table-cell>
            <table:table-cell table:style-name="ce52" table:formula="of:=(([.H92]*60*60)+([.I92]*60)+[.J92])" office:value-type="float" office:value="78960" calcext:value-type="float">
              <text:p>78960</text:p>
            </table:table-cell>
            <table:table-cell table:style-name="ce52" table:formula="of:=([.L92]-[.K9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4" calcext:value-type="float">
              <text:p>6714</text:p>
            </table:table-cell>
            <table:table-cell table:style-name="ce45" office:value-type="float" office:value="21" calcext:value-type="float">
              <text:p>21</text:p>
            </table:table-cell>
            <table:table-cell table:style-name="ce52" table:formula="of:=([.C93])" office:value-type="float" office:value="21" calcext:value-type="float">
              <text:p>21</text:p>
            </table:table-cell>
            <table:table-cell table:style-name="ce52" office:value-type="float" office:value="58" calcext:value-type="float">
              <text:p>58</text:p>
            </table:table-cell>
            <table:table-cell table:style-name="ce52"/>
            <table:table-cell table:style-name="ce45" office:value-type="float" office:value="22" calcext:value-type="float">
              <text:p>22</text:p>
            </table:table-cell>
            <table:table-cell table:style-name="ce52" table:formula="of:=([.G93])" office:value-type="float" office:value="22" calcext:value-type="float">
              <text:p>22</text:p>
            </table:table-cell>
            <table:table-cell table:style-name="ce52" office:value-type="float" office:value="46" calcext:value-type="float">
              <text:p>46</text:p>
            </table:table-cell>
            <table:table-cell table:style-name="ce52"/>
            <table:table-cell table:style-name="ce52" table:formula="of:=(([.D93]*60*60)+([.E93]*60)+[.F93])" office:value-type="float" office:value="79080" calcext:value-type="float">
              <text:p>79080</text:p>
            </table:table-cell>
            <table:table-cell table:style-name="ce52" table:formula="of:=(([.H93]*60*60)+([.I93]*60)+[.J93])" office:value-type="float" office:value="81960" calcext:value-type="float">
              <text:p>81960</text:p>
            </table:table-cell>
            <table:table-cell table:style-name="ce52" table:formula="of:=([.L93]-[.K93])" office:value-type="float" office:value="2880" calcext:value-type="float">
              <text:p>28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5" calcext:value-type="float">
              <text:p>6715</text:p>
            </table:table-cell>
            <table:table-cell table:style-name="ce45" office:value-type="float" office:value="22" calcext:value-type="float">
              <text:p>22</text:p>
            </table:table-cell>
            <table:table-cell table:style-name="ce52" table:formula="of:=([.C94])" office:value-type="float" office:value="22" calcext:value-type="float">
              <text:p>22</text:p>
            </table:table-cell>
            <table:table-cell table:style-name="ce52" office:value-type="float" office:value="47" calcext:value-type="float">
              <text:p>47</text:p>
            </table:table-cell>
            <table:table-cell table:style-name="ce52"/>
            <table:table-cell table:style-name="ce45" office:value-type="float" office:value="23" calcext:value-type="float">
              <text:p>23</text:p>
            </table:table-cell>
            <table:table-cell table:style-name="ce52" table:formula="of:=([.G94])" office:value-type="float" office:value="23" calcext:value-type="float">
              <text:p>23</text:p>
            </table:table-cell>
            <table:table-cell table:style-name="ce52" office:value-type="float" office:value="52" calcext:value-type="float">
              <text:p>52</text:p>
            </table:table-cell>
            <table:table-cell table:style-name="ce52"/>
            <table:table-cell table:style-name="ce52" table:formula="of:=(([.D94]*60*60)+([.E94]*60)+[.F94])" office:value-type="float" office:value="82020" calcext:value-type="float">
              <text:p>82020</text:p>
            </table:table-cell>
            <table:table-cell table:style-name="ce52" table:formula="of:=(([.H94]*60*60)+([.I94]*60)+[.J94])" office:value-type="float" office:value="85920" calcext:value-type="float">
              <text:p>85920</text:p>
            </table:table-cell>
            <table:table-cell table:style-name="ce52" table:formula="of:=([.L94]-[.K94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0" office:value-type="float" office:value="6716" calcext:value-type="float">
              <text:p>6716</text:p>
            </table:table-cell>
            <table:table-cell table:style-name="ce45" office:value-type="float" office:value="23" calcext:value-type="float">
              <text:p>23</text:p>
            </table:table-cell>
            <table:table-cell table:style-name="ce52" table:formula="of:=([.C95])" office:value-type="float" office:value="23" calcext:value-type="float">
              <text:p>23</text:p>
            </table:table-cell>
            <table:table-cell table:style-name="ce52" office:value-type="float" office:value="56" calcext:value-type="float">
              <text:p>56</text:p>
            </table:table-cell>
            <table:table-cell table:style-name="ce52"/>
            <table:table-cell table:style-name="ce45" office:value-type="float" office:value="0" calcext:value-type="float">
              <text:p>0</text:p>
            </table:table-cell>
            <table:table-cell table:style-name="ce52" table:formula="of:=(24+[.G95])" office:value-type="float" office:value="24" calcext:value-type="float">
              <text:p>24</text:p>
            </table:table-cell>
            <table:table-cell table:style-name="ce52" office:value-type="float" office:value="51" calcext:value-type="float">
              <text:p>51</text:p>
            </table:table-cell>
            <table:table-cell table:style-name="ce52"/>
            <table:table-cell table:style-name="ce52" table:formula="of:=(([.D95]*60*60)+([.E95]*60)+[.F95])" office:value-type="float" office:value="86160" calcext:value-type="float">
              <text:p>86160</text:p>
            </table:table-cell>
            <table:table-cell table:style-name="ce52" table:formula="of:=(([.H95]*60*60)+([.I95]*60)+[.J95])" office:value-type="float" office:value="89460" calcext:value-type="float">
              <text:p>89460</text:p>
            </table:table-cell>
            <table:table-cell table:style-name="ce52" table:formula="of:=([.L95]-[.K95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 office:value-type="string" calcext:value-type="string">
              <text:p>Dummy</text:p>
            </table:table-cell>
            <table:table-cell table:style-name="ce50" office:value-type="float" office:value="6732" calcext:value-type="float">
              <text:p>6732</text:p>
            </table:table-cell>
            <table:table-cell table:style-name="ce45" office:value-type="float" office:value="19" calcext:value-type="float">
              <text:p>19</text:p>
            </table:table-cell>
            <table:table-cell table:style-name="ce52" table:formula="of:=(24+[.C96])" office:value-type="float" office:value="43" calcext:value-type="float">
              <text:p>43</text:p>
            </table:table-cell>
            <table:table-cell table:style-name="ce52" office:value-type="float" office:value="7" calcext:value-type="float">
              <text:p>7</text:p>
            </table:table-cell>
            <table:table-cell table:style-name="ce52"/>
            <table:table-cell table:style-name="ce45" office:value-type="float" office:value="20" calcext:value-type="float">
              <text:p>20</text:p>
            </table:table-cell>
            <table:table-cell table:style-name="ce52" table:formula="of:=(24+[.G96])" office:value-type="float" office:value="44" calcext:value-type="float">
              <text:p>44</text:p>
            </table:table-cell>
            <table:table-cell table:style-name="ce52" office:value-type="float" office:value="2" calcext:value-type="float">
              <text:p>2</text:p>
            </table:table-cell>
            <table:table-cell table:style-name="ce52"/>
            <table:table-cell table:style-name="ce52" table:formula="of:=(([.D96]*60*60)+([.E96]*60)+[.F96])" office:value-type="float" office:value="155220" calcext:value-type="float">
              <text:p>155220</text:p>
            </table:table-cell>
            <table:table-cell table:style-name="ce52" table:formula="of:=(([.H96]*60*60)+([.I96]*60)+[.J96])" office:value-type="float" office:value="158520" calcext:value-type="float">
              <text:p>158520</text:p>
            </table:table-cell>
            <table:table-cell table:style-name="ce52" table:formula="of:=([.L96]-[.K9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 office:value-type="string" calcext:value-type="string">
              <text:p>Dummy</text:p>
            </table:table-cell>
            <table:table-cell table:style-name="ce50" office:value-type="float" office:value="6733" calcext:value-type="float">
              <text:p>6733</text:p>
            </table:table-cell>
            <table:table-cell table:style-name="ce45" office:value-type="float" office:value="20" calcext:value-type="float">
              <text:p>20</text:p>
            </table:table-cell>
            <table:table-cell table:style-name="ce52" table:formula="of:=(24+[.C97])" office:value-type="float" office:value="44" calcext:value-type="float">
              <text:p>44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52"/>
            <table:table-cell table:style-name="ce45" office:value-type="float" office:value="21" calcext:value-type="float">
              <text:p>21</text:p>
            </table:table-cell>
            <table:table-cell table:style-name="ce52" table:formula="of:=(24+[.G97])" office:value-type="float" office:value="45" calcext:value-type="float">
              <text:p>45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52"/>
            <table:table-cell table:style-name="ce52" table:formula="of:=(([.D97]*60*60)+([.E97]*60)+[.F97])" office:value-type="float" office:value="158580" calcext:value-type="float">
              <text:p>158580</text:p>
            </table:table-cell>
            <table:table-cell table:style-name="ce52" table:formula="of:=(([.H97]*60*60)+([.I97]*60)+[.J97])" office:value-type="float" office:value="162180" calcext:value-type="float">
              <text:p>162180</text:p>
            </table:table-cell>
            <table:table-cell table:style-name="ce52" table:formula="of:=([.L97]-[.K9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 office:value-type="string" calcext:value-type="string">
              <text:p>Dummy</text:p>
            </table:table-cell>
            <table:table-cell table:style-name="ce50" office:value-type="float" office:value="6734" calcext:value-type="float">
              <text:p>6734</text:p>
            </table:table-cell>
            <table:table-cell table:style-name="ce45" office:value-type="float" office:value="21" calcext:value-type="float">
              <text:p>21</text:p>
            </table:table-cell>
            <table:table-cell table:style-name="ce52" table:formula="of:=(24+[.C98])" office:value-type="float" office:value="45" calcext:value-type="float">
              <text:p>45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52"/>
            <table:table-cell table:style-name="ce45" office:value-type="float" office:value="22" calcext:value-type="float">
              <text:p>22</text:p>
            </table:table-cell>
            <table:table-cell table:style-name="ce52" table:formula="of:=(24+[.G98])" office:value-type="float" office:value="46" calcext:value-type="float">
              <text:p>46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52"/>
            <table:table-cell table:style-name="ce52" table:formula="of:=(([.D98]*60*60)+([.E98]*60)+[.F98])" office:value-type="float" office:value="162240" calcext:value-type="float">
              <text:p>162240</text:p>
            </table:table-cell>
            <table:table-cell table:style-name="ce52" table:formula="of:=(([.H98]*60*60)+([.I98]*60)+[.J98])" office:value-type="float" office:value="165780" calcext:value-type="float">
              <text:p>165780</text:p>
            </table:table-cell>
            <table:table-cell table:style-name="ce52" table:formula="of:=([.L98]-[.K98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1" office:value-type="string" calcext:value-type="string">
              <text:p>35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90:.M98])" office:value-type="float" office:value="34860" calcext:value-type="float">
              <text:p>34860</text:p>
            </table:table-cell>
            <table:table-cell table:style-name="ce57" office:value-type="string" calcext:value-type="string">
              <text:p>Total elasped time (runs)</text:p>
            </table:table-cell>
            <table:table-cell table:style-name="ce44" table:formula="of:=([.L95]-[.K90])" office:value-type="float" office:value="25500" calcext:value-type="float">
              <text:p>25500</text:p>
            </table:table-cell>
            <table:table-cell table:style-name="ce57" office:value-type="string" calcext:value-type="string">
              <text:p>Total dummy</text:p>
            </table:table-cell>
            <table:table-cell table:style-name="ce44" table:formula="of:=[.L98]-[.K96]" office:value-type="float" office:value="10560" calcext:value-type="float">
              <text:p>10560</text:p>
            </table:table-cell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4" calcext:value-type="float">
              <text:p>6724</text:p>
            </table:table-cell>
            <table:table-cell table:style-name="ce52"/>
            <table:table-cell table:style-name="ce61" office:value-type="float" office:value="8" calcext:value-type="float">
              <text:p>8</text:p>
            </table:table-cell>
            <table:table-cell table:style-name="ce56" office:value-type="float" office:value="18" calcext:value-type="float">
              <text:p>18</text:p>
            </table:table-cell>
            <table:table-cell table:style-name="ce52" table:number-columns-repeated="2"/>
            <table:table-cell table:style-name="ce61" office:value-type="float" office:value="8" calcext:value-type="float">
              <text:p>8</text:p>
            </table:table-cell>
            <table:table-cell table:style-name="ce56" office:value-type="float" office:value="48" calcext:value-type="float">
              <text:p>48</text:p>
            </table:table-cell>
            <table:table-cell table:style-name="ce52"/>
            <table:table-cell table:style-name="ce52" table:formula="of:=(([.D100]*60*60)+([.E100]*60)+[.F100])" office:value-type="float" office:value="29880" calcext:value-type="float">
              <text:p>29880</text:p>
            </table:table-cell>
            <table:table-cell table:style-name="ce52" table:formula="of:=(([.H100]*60*60)+([.I100]*60)+[.J100])" office:value-type="float" office:value="31680" calcext:value-type="float">
              <text:p>31680</text:p>
            </table:table-cell>
            <table:table-cell table:style-name="ce52" table:formula="of:=([.L100]-[.K100])" office:value-type="float" office:value="1800" calcext:value-type="float">
              <text:p>18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5" calcext:value-type="float">
              <text:p>6725</text:p>
            </table:table-cell>
            <table:table-cell table:style-name="ce52"/>
            <table:table-cell table:style-name="ce61" office:value-type="float" office:value="10" calcext:value-type="float">
              <text:p>10</text:p>
            </table:table-cell>
            <table:table-cell table:style-name="ce56" office:value-type="float" office:value="43" calcext:value-type="float">
              <text:p>43</text:p>
            </table:table-cell>
            <table:table-cell table:style-name="ce52" table:number-columns-repeated="2"/>
            <table:table-cell table:style-name="ce61" office:value-type="float" office:value="11" calcext:value-type="float">
              <text:p>11</text:p>
            </table:table-cell>
            <table:table-cell table:style-name="ce56" office:value-type="float" office:value="49" calcext:value-type="float">
              <text:p>49</text:p>
            </table:table-cell>
            <table:table-cell table:style-name="ce52"/>
            <table:table-cell table:style-name="ce52" table:formula="of:=(([.D101]*60*60)+([.E101]*60)+[.F101])" office:value-type="float" office:value="38580" calcext:value-type="float">
              <text:p>38580</text:p>
            </table:table-cell>
            <table:table-cell table:style-name="ce52" table:formula="of:=(([.H101]*60*60)+([.I101]*60)+[.J101])" office:value-type="float" office:value="42540" calcext:value-type="float">
              <text:p>42540</text:p>
            </table:table-cell>
            <table:table-cell table:style-name="ce52" table:formula="of:=([.L101]-[.K101])" office:value-type="float" office:value="3960" calcext:value-type="float">
              <text:p>39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6" calcext:value-type="float">
              <text:p>6726</text:p>
            </table:table-cell>
            <table:table-cell table:style-name="ce52"/>
            <table:table-cell table:style-name="ce61" office:value-type="float" office:value="11" calcext:value-type="float">
              <text:p>11</text:p>
            </table:table-cell>
            <table:table-cell table:style-name="ce56" office:value-type="float" office:value="50" calcext:value-type="float">
              <text:p>50</text:p>
            </table:table-cell>
            <table:table-cell table:style-name="ce52" table:number-columns-repeated="2"/>
            <table:table-cell table:style-name="ce61" office:value-type="float" office:value="12" calcext:value-type="float">
              <text:p>12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02]*60*60)+([.E102]*60)+[.F102])" office:value-type="float" office:value="42600" calcext:value-type="float">
              <text:p>42600</text:p>
            </table:table-cell>
            <table:table-cell table:style-name="ce52" table:formula="of:=(([.H102]*60*60)+([.I102]*60)+[.J102])" office:value-type="float" office:value="45000" calcext:value-type="float">
              <text:p>45000</text:p>
            </table:table-cell>
            <table:table-cell table:style-name="ce52" table:formula="of:=([.L102]-[.K102])" office:value-type="float" office:value="2400" calcext:value-type="float">
              <text:p>24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7" calcext:value-type="float">
              <text:p>6727</text:p>
            </table:table-cell>
            <table:table-cell table:style-name="ce52"/>
            <table:table-cell table:style-name="ce61" office:value-type="float" office:value="12" calcext:value-type="float">
              <text:p>12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 table:number-columns-repeated="2"/>
            <table:table-cell table:style-name="ce61" office:value-type="float" office:value="13" calcext:value-type="float">
              <text:p>13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2"/>
            <table:table-cell table:style-name="ce52" table:formula="of:=(([.D103]*60*60)+([.E103]*60)+[.F103])" office:value-type="float" office:value="45060" calcext:value-type="float">
              <text:p>45060</text:p>
            </table:table-cell>
            <table:table-cell table:style-name="ce52" table:formula="of:=(([.H103]*60*60)+([.I103]*60)+[.J103])" office:value-type="float" office:value="46980" calcext:value-type="float">
              <text:p>46980</text:p>
            </table:table-cell>
            <table:table-cell table:style-name="ce52" table:formula="of:=([.L103]-[.K103])" office:value-type="float" office:value="1920" calcext:value-type="float">
              <text:p>19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8" calcext:value-type="float">
              <text:p>6728</text:p>
            </table:table-cell>
            <table:table-cell table:style-name="ce52"/>
            <table:table-cell table:style-name="ce61" office:value-type="float" office:value="13" calcext:value-type="float">
              <text:p>13</text:p>
            </table:table-cell>
            <table:table-cell table:style-name="ce56" office:value-type="float" office:value="5" calcext:value-type="float">
              <text:p>5</text:p>
            </table:table-cell>
            <table:table-cell table:style-name="ce52" table:number-columns-repeated="2"/>
            <table:table-cell table:style-name="ce61" office:value-type="float" office:value="14" calcext:value-type="float">
              <text:p>14</text:p>
            </table:table-cell>
            <table:table-cell table:style-name="ce56" office:value-type="float" office:value="9" calcext:value-type="float">
              <text:p>9</text:p>
            </table:table-cell>
            <table:table-cell table:style-name="ce52"/>
            <table:table-cell table:style-name="ce52" table:formula="of:=(([.D104]*60*60)+([.E104]*60)+[.F104])" office:value-type="float" office:value="47100" calcext:value-type="float">
              <text:p>47100</text:p>
            </table:table-cell>
            <table:table-cell table:style-name="ce52" table:formula="of:=(([.H104]*60*60)+([.I104]*60)+[.J104])" office:value-type="float" office:value="50940" calcext:value-type="float">
              <text:p>50940</text:p>
            </table:table-cell>
            <table:table-cell table:style-name="ce52" table:formula="of:=([.L104]-[.K104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9" calcext:value-type="float">
              <text:p>6729</text:p>
            </table:table-cell>
            <table:table-cell table:style-name="ce52"/>
            <table:table-cell table:style-name="ce61" office:value-type="float" office:value="14" calcext:value-type="float">
              <text:p>14</text:p>
            </table:table-cell>
            <table:table-cell table:style-name="ce56" office:value-type="float" office:value="11" calcext:value-type="float">
              <text:p>11</text:p>
            </table:table-cell>
            <table:table-cell table:style-name="ce52" table:number-columns-repeated="2"/>
            <table:table-cell table:style-name="ce61" office:value-type="float" office:value="15" calcext:value-type="float">
              <text:p>15</text:p>
            </table:table-cell>
            <table:table-cell table:style-name="ce56" office:value-type="float" office:value="12" calcext:value-type="float">
              <text:p>12</text:p>
            </table:table-cell>
            <table:table-cell table:style-name="ce52"/>
            <table:table-cell table:style-name="ce52" table:formula="of:=(([.D105]*60*60)+([.E105]*60)+[.F105])" office:value-type="float" office:value="51060" calcext:value-type="float">
              <text:p>51060</text:p>
            </table:table-cell>
            <table:table-cell table:style-name="ce52" table:formula="of:=(([.H105]*60*60)+([.I105]*60)+[.J105])" office:value-type="float" office:value="54720" calcext:value-type="float">
              <text:p>54720</text:p>
            </table:table-cell>
            <table:table-cell table:style-name="ce52" table:formula="of:=([.L105]-[.K105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30" calcext:value-type="float">
              <text:p>6730</text:p>
            </table:table-cell>
            <table:table-cell table:style-name="ce52"/>
            <table:table-cell table:style-name="ce61" office:value-type="float" office:value="15" calcext:value-type="float">
              <text:p>15</text:p>
            </table:table-cell>
            <table:table-cell table:style-name="ce56" office:value-type="float" office:value="12" calcext:value-type="float">
              <text:p>12</text:p>
            </table:table-cell>
            <table:table-cell table:style-name="ce52" table:number-columns-repeated="2"/>
            <table:table-cell table:style-name="ce61" office:value-type="float" office:value="16" calcext:value-type="float">
              <text:p>16</text:p>
            </table:table-cell>
            <table:table-cell table:style-name="ce56" office:value-type="float" office:value="21" calcext:value-type="float">
              <text:p>21</text:p>
            </table:table-cell>
            <table:table-cell table:style-name="ce52"/>
            <table:table-cell table:style-name="ce52" table:formula="of:=(([.D106]*60*60)+([.E106]*60)+[.F106])" office:value-type="float" office:value="54720" calcext:value-type="float">
              <text:p>54720</text:p>
            </table:table-cell>
            <table:table-cell table:style-name="ce52" table:formula="of:=(([.H106]*60*60)+([.I106]*60)+[.J106])" office:value-type="float" office:value="58860" calcext:value-type="float">
              <text:p>58860</text:p>
            </table:table-cell>
            <table:table-cell table:style-name="ce52" table:formula="of:=([.L106]-[.K106])" office:value-type="float" office:value="4140" calcext:value-type="float">
              <text:p>41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1" office:value-type="string" calcext:value-type="string">
              <text:p>40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100:.M106])" office:value-type="float" office:value="21720" calcext:value-type="float">
              <text:p>21720</text:p>
            </table:table-cell>
            <table:table-cell table:style-name="ce57" office:value-type="string" calcext:value-type="string">
              <text:p>Total elasped time</text:p>
            </table:table-cell>
            <table:table-cell table:style-name="ce44" table:formula="of:=([.L106]-[.K100])" office:value-type="float" office:value="28980" calcext:value-type="float">
              <text:p>28980</text:p>
            </table:table-cell>
            <table:table-cell table:style-name="ce57"/>
            <table:table-cell table:style-name="ce44"/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18" calcext:value-type="float">
              <text:p>6718</text:p>
            </table:table-cell>
            <table:table-cell table:style-name="ce52" office:value-type="float" office:value="2" calcext:value-type="float">
              <text:p>2</text:p>
            </table:table-cell>
            <table:table-cell table:style-name="ce60" table:formula="of:=(24+[.C108])" office:value-type="float" office:value="26" calcext:value-type="float">
              <text:p>26</text:p>
            </table:table-cell>
            <table:table-cell table:style-name="ce56" office:value-type="float" office:value="8" calcext:value-type="float">
              <text:p>8</text:p>
            </table:table-cell>
            <table:table-cell table:style-name="ce52"/>
            <table:table-cell table:style-name="ce52" office:value-type="float" office:value="3" calcext:value-type="float">
              <text:p>3</text:p>
            </table:table-cell>
            <table:table-cell table:style-name="ce60" table:formula="of:=(24+[.G108])" office:value-type="float" office:value="27" calcext:value-type="float">
              <text:p>27</text:p>
            </table:table-cell>
            <table:table-cell table:style-name="ce56" office:value-type="float" office:value="6" calcext:value-type="float">
              <text:p>6</text:p>
            </table:table-cell>
            <table:table-cell table:style-name="ce52"/>
            <table:table-cell table:style-name="ce52" table:formula="of:=(([.D108]*60*60)+([.E108]*60)+[.F108])" office:value-type="float" office:value="94080" calcext:value-type="float">
              <text:p>94080</text:p>
            </table:table-cell>
            <table:table-cell table:style-name="ce52" table:formula="of:=(([.H108]*60*60)+([.I108]*60)+[.J108])" office:value-type="float" office:value="97560" calcext:value-type="float">
              <text:p>97560</text:p>
            </table:table-cell>
            <table:table-cell table:style-name="ce52" table:formula="of:=([.L108]-[.K10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19" calcext:value-type="float">
              <text:p>6719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60" table:formula="of:=(24+[.C109])" office:value-type="float" office:value="27" calcext:value-type="float">
              <text:p>27</text:p>
            </table:table-cell>
            <table:table-cell table:style-name="ce56" office:value-type="float" office:value="6" calcext:value-type="float">
              <text:p>6</text:p>
            </table:table-cell>
            <table:table-cell table:style-name="ce52"/>
            <table:table-cell table:style-name="ce52" office:value-type="float" office:value="4" calcext:value-type="float">
              <text:p>4</text:p>
            </table:table-cell>
            <table:table-cell table:style-name="ce60" table:formula="of:=(24+[.G109])" office:value-type="float" office:value="28" calcext:value-type="float">
              <text:p>28</text:p>
            </table:table-cell>
            <table:table-cell table:style-name="ce56" office:value-type="float" office:value="0" calcext:value-type="float">
              <text:p>0</text:p>
            </table:table-cell>
            <table:table-cell table:style-name="ce52"/>
            <table:table-cell table:style-name="ce52" table:formula="of:=(([.D109]*60*60)+([.E109]*60)+[.F109])" office:value-type="float" office:value="97560" calcext:value-type="float">
              <text:p>97560</text:p>
            </table:table-cell>
            <table:table-cell table:style-name="ce52" table:formula="of:=(([.H109]*60*60)+([.I109]*60)+[.J109])" office:value-type="float" office:value="100800" calcext:value-type="float">
              <text:p>100800</text:p>
            </table:table-cell>
            <table:table-cell table:style-name="ce52" table:formula="of:=([.L109]-[.K109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0" calcext:value-type="float">
              <text:p>6720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60" table:formula="of:=(24+[.C110])" office:value-type="float" office:value="28" calcext:value-type="float">
              <text:p>28</text:p>
            </table:table-cell>
            <table:table-cell table:style-name="ce56" office:value-type="float" office:value="4" calcext:value-type="float">
              <text:p>4</text:p>
            </table:table-cell>
            <table:table-cell table:style-name="ce52"/>
            <table:table-cell table:style-name="ce52" office:value-type="float" office:value="5" calcext:value-type="float">
              <text:p>5</text:p>
            </table:table-cell>
            <table:table-cell table:style-name="ce60" table:formula="of:=(24+[.G110])" office:value-type="float" office:value="29" calcext:value-type="float">
              <text:p>29</text:p>
            </table:table-cell>
            <table:table-cell table:style-name="ce56" office:value-type="float" office:value="1" calcext:value-type="float">
              <text:p>1</text:p>
            </table:table-cell>
            <table:table-cell table:style-name="ce52"/>
            <table:table-cell table:style-name="ce52" table:formula="of:=(([.D110]*60*60)+([.E110]*60)+[.F110])" office:value-type="float" office:value="101040" calcext:value-type="float">
              <text:p>101040</text:p>
            </table:table-cell>
            <table:table-cell table:style-name="ce52" table:formula="of:=(([.H110]*60*60)+([.I110]*60)+[.J110])" office:value-type="float" office:value="104460" calcext:value-type="float">
              <text:p>104460</text:p>
            </table:table-cell>
            <table:table-cell table:style-name="ce52" table:formula="of:=([.L110]-[.K11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1" calcext:value-type="float">
              <text:p>6721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60" table:formula="of:=(24+[.C111])" office:value-type="float" office:value="29" calcext:value-type="float">
              <text:p>29</text:p>
            </table:table-cell>
            <table:table-cell table:style-name="ce56" office:value-type="float" office:value="2" calcext:value-type="float">
              <text:p>2</text:p>
            </table:table-cell>
            <table:table-cell table:style-name="ce52"/>
            <table:table-cell table:style-name="ce56" office:value-type="float" office:value="5" calcext:value-type="float">
              <text:p>5</text:p>
            </table:table-cell>
            <table:table-cell table:style-name="ce60" table:formula="of:=(24+[.G111])" office:value-type="float" office:value="29" calcext:value-type="float">
              <text:p>29</text:p>
            </table:table-cell>
            <table:table-cell table:style-name="ce56" office:value-type="float" office:value="45" calcext:value-type="float">
              <text:p>45</text:p>
            </table:table-cell>
            <table:table-cell table:style-name="ce52"/>
            <table:table-cell table:style-name="ce52" table:formula="of:=(([.D111]*60*60)+([.E111]*60)+[.F111])" office:value-type="float" office:value="104520" calcext:value-type="float">
              <text:p>104520</text:p>
            </table:table-cell>
            <table:table-cell table:style-name="ce52" table:formula="of:=(([.H111]*60*60)+([.I111]*60)+[.J111])" office:value-type="float" office:value="107100" calcext:value-type="float">
              <text:p>107100</text:p>
            </table:table-cell>
            <table:table-cell table:style-name="ce52" table:formula="of:=([.L111]-[.K111])" office:value-type="float" office:value="2580" calcext:value-type="float">
              <text:p>25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6" calcext:value-type="float">
              <text:p>6736</text:p>
            </table:table-cell>
            <table:table-cell table:style-name="ce52" office:value-type="float" office:value="23" calcext:value-type="float">
              <text:p>23</text:p>
            </table:table-cell>
            <table:table-cell table:style-name="ce60" table:formula="of:=(24+[.C112])" office:value-type="float" office:value="47" calcext:value-type="float">
              <text:p>47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2"/>
            <table:table-cell table:style-name="ce56" office:value-type="float" office:value="0" calcext:value-type="float">
              <text:p>0</text:p>
            </table:table-cell>
            <table:table-cell table:style-name="ce60" table:formula="of:=(24+24+[.G112])" office:value-type="float" office:value="48" calcext:value-type="float">
              <text:p>48</text:p>
            </table:table-cell>
            <table:table-cell table:style-name="ce56" office:value-type="float" office:value="2" calcext:value-type="float">
              <text:p>2</text:p>
            </table:table-cell>
            <table:table-cell table:style-name="ce52"/>
            <table:table-cell table:style-name="ce52" table:formula="of:=(([.D112]*60*60)+([.E112]*60)+[.F112])" office:value-type="float" office:value="169380" calcext:value-type="float">
              <text:p>169380</text:p>
            </table:table-cell>
            <table:table-cell table:style-name="ce52" table:formula="of:=(([.H112]*60*60)+([.I112]*60)+[.J112])" office:value-type="float" office:value="172920" calcext:value-type="float">
              <text:p>172920</text:p>
            </table:table-cell>
            <table:table-cell table:style-name="ce52" table:formula="of:=([.L112]-[.K11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7" calcext:value-type="float">
              <text:p>6737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60" table:formula="of:=(24++24+[.C113])" office:value-type="float" office:value="48" calcext:value-type="float">
              <text:p>48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2"/>
            <table:table-cell table:style-name="ce56" office:value-type="float" office:value="0" calcext:value-type="float">
              <text:p>0</text:p>
            </table:table-cell>
            <table:table-cell table:style-name="ce60" table:formula="of:=(24++24+[.G113])" office:value-type="float" office:value="48" calcext:value-type="float">
              <text:p>48</text:p>
            </table:table-cell>
            <table:table-cell table:style-name="ce56" office:value-type="float" office:value="39" calcext:value-type="float">
              <text:p>39</text:p>
            </table:table-cell>
            <table:table-cell table:style-name="ce52"/>
            <table:table-cell table:style-name="ce52" table:formula="of:=(([.D113]*60*60)+([.E113]*60)+[.F113])" office:value-type="float" office:value="172980" calcext:value-type="float">
              <text:p>172980</text:p>
            </table:table-cell>
            <table:table-cell table:style-name="ce52" table:formula="of:=(([.H113]*60*60)+([.I113]*60)+[.J113])" office:value-type="float" office:value="175140" calcext:value-type="float">
              <text:p>175140</text:p>
            </table:table-cell>
            <table:table-cell table:style-name="ce52" table:formula="of:=([.L113]-[.K113])" office:value-type="float" office:value="2160" calcext:value-type="float">
              <text:p>2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8" calcext:value-type="float">
              <text:p>6738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60" table:formula="of:=(24++24+[.C114])" office:value-type="float" office:value="48" calcext:value-type="float">
              <text:p>48</text:p>
            </table:table-cell>
            <table:table-cell table:style-name="ce56" office:value-type="float" office:value="41" calcext:value-type="float">
              <text:p>41</text:p>
            </table:table-cell>
            <table:table-cell table:style-name="ce52"/>
            <table:table-cell table:style-name="ce56" office:value-type="float" office:value="1" calcext:value-type="float">
              <text:p>1</text:p>
            </table:table-cell>
            <table:table-cell table:style-name="ce60" table:formula="of:=(24++24+[.G114])" office:value-type="float" office:value="49" calcext:value-type="float">
              <text:p>49</text:p>
            </table:table-cell>
            <table:table-cell table:style-name="ce56" office:value-type="float" office:value="35" calcext:value-type="float">
              <text:p>35</text:p>
            </table:table-cell>
            <table:table-cell table:style-name="ce52"/>
            <table:table-cell table:style-name="ce52" table:formula="of:=(([.D114]*60*60)+([.E114]*60)+[.F114])" office:value-type="float" office:value="175260" calcext:value-type="float">
              <text:p>175260</text:p>
            </table:table-cell>
            <table:table-cell table:style-name="ce52" table:formula="of:=(([.H114]*60*60)+([.I114]*60)+[.J114])" office:value-type="float" office:value="178500" calcext:value-type="float">
              <text:p>178500</text:p>
            </table:table-cell>
            <table:table-cell table:style-name="ce52" table:formula="of:=([.L114]-[.K114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9" calcext:value-type="float">
              <text:p>6739</text:p>
            </table:table-cell>
            <table:table-cell table:style-name="ce52" office:value-type="float" office:value="1" calcext:value-type="float">
              <text:p>1</text:p>
            </table:table-cell>
            <table:table-cell table:style-name="ce60" table:formula="of:=(24++24+[.C115])" office:value-type="float" office:value="49" calcext:value-type="float">
              <text:p>49</text:p>
            </table:table-cell>
            <table:table-cell table:style-name="ce56" office:value-type="float" office:value="36" calcext:value-type="float">
              <text:p>36</text:p>
            </table:table-cell>
            <table:table-cell table:style-name="ce52"/>
            <table:table-cell table:style-name="ce56" office:value-type="float" office:value="2" calcext:value-type="float">
              <text:p>2</text:p>
            </table:table-cell>
            <table:table-cell table:style-name="ce60" table:formula="of:=(24++24+[.G115])" office:value-type="float" office:value="50" calcext:value-type="float">
              <text:p>50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5]*60*60)+([.E115]*60)+[.F115])" office:value-type="float" office:value="178560" calcext:value-type="float">
              <text:p>178560</text:p>
            </table:table-cell>
            <table:table-cell table:style-name="ce52" table:formula="of:=(([.H115]*60*60)+([.I115]*60)+[.J115])" office:value-type="float" office:value="181800" calcext:value-type="float">
              <text:p>181800</text:p>
            </table:table-cell>
            <table:table-cell table:style-name="ce52" table:formula="of:=([.L115]-[.K115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0" calcext:value-type="float">
              <text:p>6740</text:p>
            </table:table-cell>
            <table:table-cell table:style-name="ce52" office:value-type="float" office:value="2" calcext:value-type="float">
              <text:p>2</text:p>
            </table:table-cell>
            <table:table-cell table:style-name="ce60" table:formula="of:=(24++24+[.C116])" office:value-type="float" office:value="50" calcext:value-type="float">
              <text:p>50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3" calcext:value-type="float">
              <text:p>3</text:p>
            </table:table-cell>
            <table:table-cell table:style-name="ce60" table:formula="of:=(24++24+[.G116])" office:value-type="float" office:value="51" calcext:value-type="float">
              <text:p>51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6]*60*60)+([.E116]*60)+[.F116])" office:value-type="float" office:value="181860" calcext:value-type="float">
              <text:p>181860</text:p>
            </table:table-cell>
            <table:table-cell table:style-name="ce52" table:formula="of:=(([.H116]*60*60)+([.I116]*60)+[.J116])" office:value-type="float" office:value="185400" calcext:value-type="float">
              <text:p>185400</text:p>
            </table:table-cell>
            <table:table-cell table:style-name="ce52" table:formula="of:=([.L116]-[.K116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1" calcext:value-type="float">
              <text:p>6741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60" table:formula="of:=(24++24+[.C117])" office:value-type="float" office:value="51" calcext:value-type="float">
              <text:p>51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4" calcext:value-type="float">
              <text:p>4</text:p>
            </table:table-cell>
            <table:table-cell table:style-name="ce60" table:formula="of:=(24++24+[.G117])" office:value-type="float" office:value="52" calcext:value-type="float">
              <text:p>52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7]*60*60)+([.E117]*60)+[.F117])" office:value-type="float" office:value="185460" calcext:value-type="float">
              <text:p>185460</text:p>
            </table:table-cell>
            <table:table-cell table:style-name="ce52" table:formula="of:=(([.H117]*60*60)+([.I117]*60)+[.J117])" office:value-type="float" office:value="189000" calcext:value-type="float">
              <text:p>189000</text:p>
            </table:table-cell>
            <table:table-cell table:style-name="ce52" table:formula="of:=([.L117]-[.K117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2" calcext:value-type="float">
              <text:p>6742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60" table:formula="of:=(24++24+[.C118])" office:value-type="float" office:value="52" calcext:value-type="float">
              <text:p>52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5" calcext:value-type="float">
              <text:p>5</text:p>
            </table:table-cell>
            <table:table-cell table:style-name="ce60" table:formula="of:=(24++24+[.G118])" office:value-type="float" office:value="53" calcext:value-type="float">
              <text:p>53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8]*60*60)+([.E118]*60)+[.F118])" office:value-type="float" office:value="189060" calcext:value-type="float">
              <text:p>189060</text:p>
            </table:table-cell>
            <table:table-cell table:style-name="ce52" table:formula="of:=(([.H118]*60*60)+([.I118]*60)+[.J118])" office:value-type="float" office:value="192600" calcext:value-type="float">
              <text:p>192600</text:p>
            </table:table-cell>
            <table:table-cell table:style-name="ce52" table:formula="of:=([.L118]-[.K118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3" calcext:value-type="float">
              <text:p>6743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60" table:formula="of:=(24++24+[.C119])" office:value-type="float" office:value="53" calcext:value-type="float">
              <text:p>53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6" calcext:value-type="float">
              <text:p>6</text:p>
            </table:table-cell>
            <table:table-cell table:style-name="ce60" table:formula="of:=(24++24+[.G119])" office:value-type="float" office:value="54" calcext:value-type="float">
              <text:p>54</text:p>
            </table:table-cell>
            <table:table-cell table:style-name="ce56" office:value-type="float" office:value="28" calcext:value-type="float">
              <text:p>28</text:p>
            </table:table-cell>
            <table:table-cell table:style-name="ce52"/>
            <table:table-cell table:style-name="ce52" table:formula="of:=(([.D119]*60*60)+([.E119]*60)+[.F119])" office:value-type="float" office:value="192660" calcext:value-type="float">
              <text:p>192660</text:p>
            </table:table-cell>
            <table:table-cell table:style-name="ce52" table:formula="of:=(([.H119]*60*60)+([.I119]*60)+[.J119])" office:value-type="float" office:value="196080" calcext:value-type="float">
              <text:p>196080</text:p>
            </table:table-cell>
            <table:table-cell table:style-name="ce52" table:formula="of:=([.L119]-[.K11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56" calcext:value-type="float">
              <text:p>6756</text:p>
            </table:table-cell>
            <table:table-cell table:style-name="ce52" office:value-type="float" office:value="18" calcext:value-type="float">
              <text:p>18</text:p>
            </table:table-cell>
            <table:table-cell table:style-name="ce60" table:formula="of:=(24++24+[.C120])" office:value-type="float" office:value="66" calcext:value-type="float">
              <text:p>66</text:p>
            </table:table-cell>
            <table:table-cell table:style-name="ce56" office:value-type="float" office:value="42" calcext:value-type="float">
              <text:p>42</text:p>
            </table:table-cell>
            <table:table-cell table:style-name="ce52"/>
            <table:table-cell table:style-name="ce56" office:value-type="float" office:value="19" calcext:value-type="float">
              <text:p>19</text:p>
            </table:table-cell>
            <table:table-cell table:style-name="ce60" table:formula="of:=(24++24+[.G120])" office:value-type="float" office:value="67" calcext:value-type="float">
              <text:p>67</text:p>
            </table:table-cell>
            <table:table-cell table:style-name="ce56" office:value-type="float" office:value="45" calcext:value-type="float">
              <text:p>45</text:p>
            </table:table-cell>
            <table:table-cell table:style-name="ce52"/>
            <table:table-cell table:style-name="ce52" table:formula="of:=(([.D120]*60*60)+([.E120]*60)+[.F120])" office:value-type="float" office:value="240120" calcext:value-type="float">
              <text:p>240120</text:p>
            </table:table-cell>
            <table:table-cell table:style-name="ce52" table:formula="of:=(([.H120]*60*60)+([.I120]*60)+[.J120])" office:value-type="float" office:value="243900" calcext:value-type="float">
              <text:p>243900</text:p>
            </table:table-cell>
            <table:table-cell table:style-name="ce52" table:formula="of:=([.L120]-[.K12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57" calcext:value-type="float">
              <text:p>6757</text:p>
            </table:table-cell>
            <table:table-cell table:style-name="ce52" office:value-type="float" office:value="19" calcext:value-type="float">
              <text:p>19</text:p>
            </table:table-cell>
            <table:table-cell table:style-name="ce60" table:formula="of:=(24++24+[.C121])" office:value-type="float" office:value="67" calcext:value-type="float">
              <text:p>67</text:p>
            </table:table-cell>
            <table:table-cell table:style-name="ce56" office:value-type="float" office:value="50" calcext:value-type="float">
              <text:p>50</text:p>
            </table:table-cell>
            <table:table-cell table:style-name="ce52"/>
            <table:table-cell table:style-name="ce56" office:value-type="float" office:value="20" calcext:value-type="float">
              <text:p>20</text:p>
            </table:table-cell>
            <table:table-cell table:style-name="ce60" table:formula="of:=(24++24+[.G121])" office:value-type="float" office:value="68" calcext:value-type="float">
              <text:p>68</text:p>
            </table:table-cell>
            <table:table-cell table:style-name="ce56" office:value-type="float" office:value="41" calcext:value-type="float">
              <text:p>41</text:p>
            </table:table-cell>
            <table:table-cell table:style-name="ce52"/>
            <table:table-cell table:style-name="ce52" table:formula="of:=(([.D121]*60*60)+([.E121]*60)+[.F121])" office:value-type="float" office:value="244200" calcext:value-type="float">
              <text:p>244200</text:p>
            </table:table-cell>
            <table:table-cell table:style-name="ce52" table:formula="of:=(([.H121]*60*60)+([.I121]*60)+[.J121])" office:value-type="float" office:value="247260" calcext:value-type="float">
              <text:p>247260</text:p>
            </table:table-cell>
            <table:table-cell table:style-name="ce52" table:formula="of:=([.L121]-[.K121])" office:value-type="float" office:value="3060" calcext:value-type="float">
              <text:p>30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1" office:value-type="string" calcext:value-type="string">
              <text:p>50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108:.M121])" office:value-type="float" office:value="45780" calcext:value-type="float">
              <text:p>45780</text:p>
            </table:table-cell>
            <table:table-cell table:style-name="ce57" office:value-type="string" calcext:value-type="string">
              <text:p>Total elasped time</text:p>
            </table:table-cell>
            <table:table-cell table:style-name="ce44" table:formula="of:=([.L111]-[.K108])+([.L119]-[.K112])+([.L121]-[.K120])" office:value-type="float" office:value="46860" calcext:value-type="float">
              <text:p>46860</text:p>
            </table:table-cell>
            <table:table-cell table:style-name="ce60" table:number-columns-repeated="2"/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46" office:value-type="string" calcext:value-type="string">
            <text:p>6.79 PT 2</text:p>
          </table:table-cell>
          <table:table-cell table:style-name="ce53"/>
          <table:table-cell table:style-name="ce46"/>
          <table:table-cell table:style-name="ce62" table:number-columns-repeated="3"/>
          <table:table-cell table:style-name="ce46"/>
          <table:table-cell table:style-name="ce62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46"/>
            <table:table-cell table:style-name="ce53" office:value-type="float" office:value="6694" calcext:value-type="float">
              <text:p>6694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62" table:formula="of:=(48+[.C124])" office:value-type="float" office:value="66" calcext:value-type="float">
              <text:p>66</text:p>
            </table:table-cell>
            <table:table-cell table:style-name="ce62" office:value-type="float" office:value="11" calcext:value-type="float">
              <text:p>11</text:p>
            </table:table-cell>
            <table:table-cell table:style-name="ce62"/>
            <table:table-cell table:style-name="ce46" office:value-type="float" office:value="19" calcext:value-type="float">
              <text:p>19</text:p>
            </table:table-cell>
            <table:table-cell table:style-name="ce62" table:formula="of:=(48+[.G124])" office:value-type="float" office:value="67" calcext:value-type="float">
              <text:p>67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62"/>
            <table:table-cell table:style-name="ce62" table:formula="of:=(([.D124]*60*60)+([.E124]*60)+[.F124])" office:value-type="float" office:value="238260" calcext:value-type="float">
              <text:p>238260</text:p>
            </table:table-cell>
            <table:table-cell table:style-name="ce62" table:formula="of:=(([.H124]*60*60)+([.I124]*60)+[.J124])" office:value-type="float" office:value="241620" calcext:value-type="float">
              <text:p>241620</text:p>
            </table:table-cell>
            <table:table-cell table:style-name="ce62" table:formula="of:=([.L124]-[.K12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95" calcext:value-type="float">
              <text:p>6695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62" table:formula="of:=(48+[.C125])" office:value-type="float" office:value="67" calcext:value-type="float">
              <text:p>67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20" calcext:value-type="float">
              <text:p>20</text:p>
            </table:table-cell>
            <table:table-cell table:style-name="ce62" table:formula="of:=(48+[.G125])" office:value-type="float" office:value="68" calcext:value-type="float">
              <text:p>68</text:p>
            </table:table-cell>
            <table:table-cell table:style-name="ce62" office:value-type="float" office:value="11" calcext:value-type="float">
              <text:p>11</text:p>
            </table:table-cell>
            <table:table-cell table:style-name="ce62"/>
            <table:table-cell table:style-name="ce62" table:formula="of:=(([.D125]*60*60)+([.E125]*60)+[.F125])" office:value-type="float" office:value="241680" calcext:value-type="float">
              <text:p>241680</text:p>
            </table:table-cell>
            <table:table-cell table:style-name="ce62" table:formula="of:=(([.H125]*60*60)+([.I125]*60)+[.J125])" office:value-type="float" office:value="245460" calcext:value-type="float">
              <text:p>245460</text:p>
            </table:table-cell>
            <table:table-cell table:style-name="ce62" table:formula="of:=([.L125]-[.K12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96" calcext:value-type="float">
              <text:p>6696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62" table:formula="of:=(48+[.C126])" office:value-type="float" office:value="68" calcext:value-type="float">
              <text:p>68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/>
            <table:table-cell table:style-name="ce46" office:value-type="float" office:value="21" calcext:value-type="float">
              <text:p>21</text:p>
            </table:table-cell>
            <table:table-cell table:style-name="ce62" table:formula="of:=(48+[.G126])" office:value-type="float" office:value="69" calcext:value-type="float">
              <text:p>69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62" table:formula="of:=(([.D126]*60*60)+([.E126]*60)+[.F126])" office:value-type="float" office:value="245520" calcext:value-type="float">
              <text:p>245520</text:p>
            </table:table-cell>
            <table:table-cell table:style-name="ce62" table:formula="of:=(([.H126]*60*60)+([.I126]*60)+[.J126])" office:value-type="float" office:value="248880" calcext:value-type="float">
              <text:p>248880</text:p>
            </table:table-cell>
            <table:table-cell table:style-name="ce62" table:formula="of:=([.L126]-[.K12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97" calcext:value-type="float">
              <text:p>6697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62" table:formula="of:=(48+[.C127])" office:value-type="float" office:value="69" calcext:value-type="float">
              <text:p>69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/>
            <table:table-cell table:style-name="ce46" office:value-type="float" office:value="22" calcext:value-type="float">
              <text:p>22</text:p>
            </table:table-cell>
            <table:table-cell table:style-name="ce62" table:formula="of:=(48+[.G127])" office:value-type="float" office:value="70" calcext:value-type="float">
              <text:p>7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/>
            <table:table-cell table:style-name="ce62" table:formula="of:=(([.D127]*60*60)+([.E127]*60)+[.F127])" office:value-type="float" office:value="248940" calcext:value-type="float">
              <text:p>248940</text:p>
            </table:table-cell>
            <table:table-cell table:style-name="ce62" table:formula="of:=(([.H127]*60*60)+([.I127]*60)+[.J127])" office:value-type="float" office:value="253200" calcext:value-type="float">
              <text:p>253200</text:p>
            </table:table-cell>
            <table:table-cell table:style-name="ce62" table:formula="of:=([.L127]-[.K12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12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24:.M127])" office:value-type="float" office:value="14760" calcext:value-type="float">
              <text:p>1476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([.L127]-[.K124])" office:value-type="float" office:value="14940" calcext:value-type="float">
              <text:p>14940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38" calcext:value-type="float">
              <text:p>6638</text:p>
            </table:table-cell>
            <table:table-cell table:style-name="ce46"/>
            <table:table-cell table:style-name="ce62" office:value-type="float" office:value="10" calcext:value-type="float">
              <text:p>10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office:value-type="float" office:value="49" calcext:value-type="float">
              <text:p>49</text:p>
            </table:table-cell>
            <table:table-cell table:style-name="ce46"/>
            <table:table-cell table:style-name="ce62" office:value-type="float" office:value="11" calcext:value-type="float">
              <text:p>11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129]*60*60)+([.E129]*60)+[.F129])" office:value-type="float" office:value="37969" calcext:value-type="float">
              <text:p>37969</text:p>
            </table:table-cell>
            <table:table-cell table:style-name="ce62" table:formula="of:=(([.H129]*60*60)+([.I129]*60)+[.J129])" office:value-type="float" office:value="40140" calcext:value-type="float">
              <text:p>40140</text:p>
            </table:table-cell>
            <table:table-cell table:style-name="ce62" table:formula="of:=([.L129]-[.K12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2" calcext:value-type="float">
              <text:p>6642</text:p>
            </table:table-cell>
            <table:table-cell table:style-name="ce46"/>
            <table:table-cell table:style-name="ce62" office:value-type="float" office:value="13" calcext:value-type="float">
              <text:p>13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 office:value-type="float" office:value="49" calcext:value-type="float">
              <text:p>49</text:p>
            </table:table-cell>
            <table:table-cell table:style-name="ce46"/>
            <table:table-cell table:style-name="ce62" office:value-type="float" office:value="14" calcext:value-type="float">
              <text:p>14</text:p>
            </table:table-cell>
            <table:table-cell table:style-name="ce62" office:value-type="float" office:value="52" calcext:value-type="float">
              <text:p>52</text:p>
            </table:table-cell>
            <table:table-cell table:style-name="ce62" office:value-type="float" office:value="45" calcext:value-type="float">
              <text:p>45</text:p>
            </table:table-cell>
            <table:table-cell table:style-name="ce62" table:formula="of:=(([.D130]*60*60)+([.E130]*60)+[.F130])" office:value-type="float" office:value="50149" calcext:value-type="float">
              <text:p>50149</text:p>
            </table:table-cell>
            <table:table-cell table:style-name="ce62" table:formula="of:=(([.H130]*60*60)+([.I130]*60)+[.J130])" office:value-type="float" office:value="53565" calcext:value-type="float">
              <text:p>53565</text:p>
            </table:table-cell>
            <table:table-cell table:style-name="ce62" table:formula="of:=([.L130]-[.K13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3" calcext:value-type="float">
              <text:p>6643</text:p>
            </table:table-cell>
            <table:table-cell table:style-name="ce46"/>
            <table:table-cell table:style-name="ce62" office:value-type="float" office:value="15" calcext:value-type="float">
              <text:p>15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46"/>
            <table:table-cell table:style-name="ce62" office:value-type="float" office:value="16" calcext:value-type="float">
              <text:p>16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 table:formula="of:=(([.D131]*60*60)+([.E131]*60)+[.F131])" office:value-type="float" office:value="55735" calcext:value-type="float">
              <text:p>55735</text:p>
            </table:table-cell>
            <table:table-cell table:style-name="ce62" table:formula="of:=(([.H131]*60*60)+([.I131]*60)+[.J131])" office:value-type="float" office:value="59316" calcext:value-type="float">
              <text:p>59316</text:p>
            </table:table-cell>
            <table:table-cell table:style-name="ce62" table:formula="of:=([.L131]-[.K13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8" calcext:value-type="float">
              <text:p>6648</text:p>
            </table:table-cell>
            <table:table-cell table:style-name="ce46"/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46"/>
            <table:table-cell table:style-name="ce62" office:value-type="float" office:value="21" calcext:value-type="float">
              <text:p>21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 office:value-type="float" office:value="27" calcext:value-type="float">
              <text:p>27</text:p>
            </table:table-cell>
            <table:table-cell table:style-name="ce62" table:formula="of:=(([.D132]*60*60)+([.E132]*60)+[.F132])" office:value-type="float" office:value="74331" calcext:value-type="float">
              <text:p>74331</text:p>
            </table:table-cell>
            <table:table-cell table:style-name="ce62" table:formula="of:=(([.H132]*60*60)+([.I132]*60)+[.J132])" office:value-type="float" office:value="77967" calcext:value-type="float">
              <text:p>77967</text:p>
            </table:table-cell>
            <table:table-cell table:style-name="ce62" table:formula="of:=([.L132]-[.K13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9" calcext:value-type="float">
              <text:p>6649</text:p>
            </table:table-cell>
            <table:table-cell table:style-name="ce46"/>
            <table:table-cell table:style-name="ce62" office:value-type="float" office:value="21" calcext:value-type="float">
              <text:p>21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46"/>
            <table:table-cell table:style-name="ce62" office:value-type="float" office:value="22" calcext:value-type="float">
              <text:p>22</text:p>
            </table:table-cell>
            <table:table-cell table:style-name="ce62" office:value-type="float" office:value="43" calcext:value-type="float">
              <text:p>43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(([.D133]*60*60)+([.E133]*60)+[.F133])" office:value-type="float" office:value="78007" calcext:value-type="float">
              <text:p>78007</text:p>
            </table:table-cell>
            <table:table-cell table:style-name="ce62" table:formula="of:=(([.H133]*60*60)+([.I133]*60)+[.J133])" office:value-type="float" office:value="81804" calcext:value-type="float">
              <text:p>81804</text:p>
            </table:table-cell>
            <table:table-cell table:style-name="ce62" table:formula="of:=([.L133]-[.K13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54" calcext:value-type="float">
              <text:p>6654</text:p>
            </table:table-cell>
            <table:table-cell table:style-name="ce46" office:value-type="float" office:value="3" calcext:value-type="float">
              <text:p>3</text:p>
            </table:table-cell>
            <table:table-cell table:style-name="ce62" table:formula="of:=(24+[.C134])" office:value-type="float" office:value="27" calcext:value-type="float">
              <text:p>27</text:p>
            </table:table-cell>
            <table:table-cell table:style-name="ce62" office:value-type="float" office:value="5" calcext:value-type="float">
              <text:p>5</text:p>
            </table:table-cell>
            <table:table-cell table:style-name="ce62"/>
            <table:table-cell table:style-name="ce46" office:value-type="float" office:value="4" calcext:value-type="float">
              <text:p>4</text:p>
            </table:table-cell>
            <table:table-cell table:style-name="ce62" table:formula="of:=(24+[.G134])" office:value-type="float" office:value="28" calcext:value-type="float">
              <text:p>28</text:p>
            </table:table-cell>
            <table:table-cell table:style-name="ce62" office:value-type="float" office:value="29" calcext:value-type="float">
              <text:p>29</text:p>
            </table:table-cell>
            <table:table-cell table:style-name="ce62"/>
            <table:table-cell table:style-name="ce62" table:formula="of:=(([.D134]*60*60)+([.E134]*60)+[.F134])" office:value-type="float" office:value="97500" calcext:value-type="float">
              <text:p>97500</text:p>
            </table:table-cell>
            <table:table-cell table:style-name="ce62" table:formula="of:=(([.H134]*60*60)+([.I134]*60)+[.J134])" office:value-type="float" office:value="102540" calcext:value-type="float">
              <text:p>102540</text:p>
            </table:table-cell>
            <table:table-cell table:style-name="ce62" table:formula="of:=([.L134]-[.K13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55" calcext:value-type="float">
              <text:p>6655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62" table:formula="of:=(24+[.C135])" office:value-type="float" office:value="28" calcext:value-type="float">
              <text:p>28</text:p>
            </table:table-cell>
            <table:table-cell table:style-name="ce62" office:value-type="float" office:value="30" calcext:value-type="float">
              <text:p>30</text:p>
            </table:table-cell>
            <table:table-cell table:style-name="ce62"/>
            <table:table-cell table:style-name="ce46" office:value-type="float" office:value="4" calcext:value-type="float">
              <text:p>4</text:p>
            </table:table-cell>
            <table:table-cell table:style-name="ce62" table:formula="of:=(24+[.G135])" office:value-type="float" office:value="28" calcext:value-type="float">
              <text:p>28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35]*60*60)+([.E135]*60)+[.F135])" office:value-type="float" office:value="102600" calcext:value-type="float">
              <text:p>102600</text:p>
            </table:table-cell>
            <table:table-cell table:style-name="ce62" table:formula="of:=(([.H135]*60*60)+([.I135]*60)+[.J135])" office:value-type="float" office:value="104160" calcext:value-type="float">
              <text:p>104160</text:p>
            </table:table-cell>
            <table:table-cell table:style-name="ce62" table:formula="of:=([.L135]-[.K135])" office:value-type="float" office:value="1560" calcext:value-type="float">
              <text:p>15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1" calcext:value-type="float">
              <text:p>6661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62" table:formula="of:=(24+[.C136])" office:value-type="float" office:value="33" calcext:value-type="float">
              <text:p>33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62"/>
            <table:table-cell table:style-name="ce46" office:value-type="float" office:value="9" calcext:value-type="float">
              <text:p>9</text:p>
            </table:table-cell>
            <table:table-cell table:style-name="ce62" table:formula="of:=(24+[.G136])" office:value-type="float" office:value="33" calcext:value-type="float">
              <text:p>33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36]*60*60)+([.E136]*60)+[.F136])" office:value-type="float" office:value="118860" calcext:value-type="float">
              <text:p>118860</text:p>
            </table:table-cell>
            <table:table-cell table:style-name="ce62" table:formula="of:=(([.H136]*60*60)+([.I136]*60)+[.J136])" office:value-type="float" office:value="122160" calcext:value-type="float">
              <text:p>122160</text:p>
            </table:table-cell>
            <table:table-cell table:style-name="ce62" table:formula="of:=([.L136]-[.K136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2" calcext:value-type="float">
              <text:p>6662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62" table:formula="of:=(24+[.C137])" office:value-type="float" office:value="33" calcext:value-type="float">
              <text:p>33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10" calcext:value-type="float">
              <text:p>10</text:p>
            </table:table-cell>
            <table:table-cell table:style-name="ce62" table:formula="of:=(24+[.G137])" office:value-type="float" office:value="34" calcext:value-type="float">
              <text:p>34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37]*60*60)+([.E137]*60)+[.F137])" office:value-type="float" office:value="122220" calcext:value-type="float">
              <text:p>122220</text:p>
            </table:table-cell>
            <table:table-cell table:style-name="ce62" table:formula="of:=(([.H137]*60*60)+([.I137]*60)+[.J137])" office:value-type="float" office:value="125700" calcext:value-type="float">
              <text:p>125700</text:p>
            </table:table-cell>
            <table:table-cell table:style-name="ce62" table:formula="of:=([.L137]-[.K137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7" calcext:value-type="float">
              <text:p>6667</text:p>
            </table:table-cell>
            <table:table-cell table:style-name="ce46" office:value-type="float" office:value="14" calcext:value-type="float">
              <text:p>14</text:p>
            </table:table-cell>
            <table:table-cell table:style-name="ce62" table:formula="of:=(24+[.C138])" office:value-type="float" office:value="38" calcext:value-type="float">
              <text:p>38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15" calcext:value-type="float">
              <text:p>15</text:p>
            </table:table-cell>
            <table:table-cell table:style-name="ce62" table:formula="of:=(24+[.G138])" office:value-type="float" office:value="39" calcext:value-type="float">
              <text:p>39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62"/>
            <table:table-cell table:style-name="ce62" table:formula="of:=(([.D138]*60*60)+([.E138]*60)+[.F138])" office:value-type="float" office:value="140220" calcext:value-type="float">
              <text:p>140220</text:p>
            </table:table-cell>
            <table:table-cell table:style-name="ce62" table:formula="of:=(([.H138]*60*60)+([.I138]*60)+[.J138])" office:value-type="float" office:value="143460" calcext:value-type="float">
              <text:p>143460</text:p>
            </table:table-cell>
            <table:table-cell table:style-name="ce62" table:formula="of:=([.L138]-[.K138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8" calcext:value-type="float">
              <text:p>6668</text:p>
            </table:table-cell>
            <table:table-cell table:style-name="ce46" office:value-type="float" office:value="15" calcext:value-type="float">
              <text:p>15</text:p>
            </table:table-cell>
            <table:table-cell table:style-name="ce62" table:formula="of:=(24+[.C139])" office:value-type="float" office:value="39" calcext:value-type="float">
              <text:p>39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2"/>
            <table:table-cell table:style-name="ce46" office:value-type="float" office:value="16" calcext:value-type="float">
              <text:p>16</text:p>
            </table:table-cell>
            <table:table-cell table:style-name="ce62" table:formula="of:=(24+[.G139])" office:value-type="float" office:value="40" calcext:value-type="float">
              <text:p>40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39]*60*60)+([.E139]*60)+[.F139])" office:value-type="float" office:value="143580" calcext:value-type="float">
              <text:p>143580</text:p>
            </table:table-cell>
            <table:table-cell table:style-name="ce62" table:formula="of:=(([.H139]*60*60)+([.I139]*60)+[.J139])" office:value-type="float" office:value="147300" calcext:value-type="float">
              <text:p>147300</text:p>
            </table:table-cell>
            <table:table-cell table:style-name="ce62" table:formula="of:=([.L139]-[.K139])" office:value-type="float" office:value="3720" calcext:value-type="float">
              <text:p>37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16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29:.M139])" office:value-type="float" office:value="36941" calcext:value-type="float">
              <text:p>36941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[.M129]+([.L131]-[.K130])+([.L133]-[.K132])+([.L135]-[.K134])+([.L137]-[.K136])+([.L139]-[.K138])" office:value-type="float" office:value="39391" calcext:value-type="float">
              <text:p>39391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4" calcext:value-type="float">
              <text:p>6684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62" table:formula="of:=(48+[.C141])" office:value-type="float" office:value="56" calcext:value-type="float">
              <text:p>56</text:p>
            </table:table-cell>
            <table:table-cell table:style-name="ce62" office:value-type="float" office:value="52" calcext:value-type="float">
              <text:p>52</text:p>
            </table:table-cell>
            <table:table-cell table:style-name="ce62"/>
            <table:table-cell table:style-name="ce46" office:value-type="float" office:value="9" calcext:value-type="float">
              <text:p>9</text:p>
            </table:table-cell>
            <table:table-cell table:style-name="ce62" table:formula="of:=(48+[.G141])" office:value-type="float" office:value="57" calcext:value-type="float">
              <text:p>57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41]*60*60)+([.E141]*60)+[.F141])" office:value-type="float" office:value="204720" calcext:value-type="float">
              <text:p>204720</text:p>
            </table:table-cell>
            <table:table-cell table:style-name="ce62" table:formula="of:=(([.H141]*60*60)+([.I141]*60)+[.J141])" office:value-type="float" office:value="208500" calcext:value-type="float">
              <text:p>208500</text:p>
            </table:table-cell>
            <table:table-cell table:style-name="ce62" table:formula="of:=([.L141]-[.K141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5" calcext:value-type="float">
              <text:p>6685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62" table:formula="of:=(48+[.C142])" office:value-type="float" office:value="57" calcext:value-type="float">
              <text:p>57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46" office:value-type="float" office:value="10" calcext:value-type="float">
              <text:p>10</text:p>
            </table:table-cell>
            <table:table-cell table:style-name="ce62" table:formula="of:=(48+[.G142])" office:value-type="float" office:value="58" calcext:value-type="float">
              <text:p>58</text:p>
            </table:table-cell>
            <table:table-cell table:style-name="ce62" office:value-type="float" office:value="29" calcext:value-type="float">
              <text:p>29</text:p>
            </table:table-cell>
            <table:table-cell table:style-name="ce62"/>
            <table:table-cell table:style-name="ce62" table:formula="of:=(([.D142]*60*60)+([.E142]*60)+[.F142])" office:value-type="float" office:value="208500" calcext:value-type="float">
              <text:p>208500</text:p>
            </table:table-cell>
            <table:table-cell table:style-name="ce62" table:formula="of:=(([.H142]*60*60)+([.I142]*60)+[.J142])" office:value-type="float" office:value="210540" calcext:value-type="float">
              <text:p>210540</text:p>
            </table:table-cell>
            <table:table-cell table:style-name="ce62" table:formula="of:=([.L142]-[.K142])" office:value-type="float" office:value="2040" calcext:value-type="float">
              <text:p>20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7" calcext:value-type="float">
              <text:p>6687</text:p>
            </table:table-cell>
            <table:table-cell table:style-name="ce46" office:value-type="float" office:value="11" calcext:value-type="float">
              <text:p>11</text:p>
            </table:table-cell>
            <table:table-cell table:style-name="ce62" table:formula="of:=(48+[.C143])" office:value-type="float" office:value="59" calcext:value-type="float">
              <text:p>59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/>
            <table:table-cell table:style-name="ce46" office:value-type="float" office:value="12" calcext:value-type="float">
              <text:p>12</text:p>
            </table:table-cell>
            <table:table-cell table:style-name="ce62" table:formula="of:=(48+[.G143])" office:value-type="float" office:value="60" calcext:value-type="float">
              <text:p>60</text:p>
            </table:table-cell>
            <table:table-cell table:style-name="ce62" office:value-type="float" office:value="30" calcext:value-type="float">
              <text:p>30</text:p>
            </table:table-cell>
            <table:table-cell table:style-name="ce62"/>
            <table:table-cell table:style-name="ce62" table:formula="of:=(([.D143]*60*60)+([.E143]*60)+[.F143])" office:value-type="float" office:value="214560" calcext:value-type="float">
              <text:p>214560</text:p>
            </table:table-cell>
            <table:table-cell table:style-name="ce62" table:formula="of:=(([.H143]*60*60)+([.I143]*60)+[.J143])" office:value-type="float" office:value="217800" calcext:value-type="float">
              <text:p>217800</text:p>
            </table:table-cell>
            <table:table-cell table:style-name="ce62" table:formula="of:=([.L143]-[.K143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8" calcext:value-type="float">
              <text:p>6688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62" table:formula="of:=(48+[.C144])" office:value-type="float" office:value="60" calcext:value-type="float">
              <text:p>60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62"/>
            <table:table-cell table:style-name="ce46" office:value-type="float" office:value="13" calcext:value-type="float">
              <text:p>13</text:p>
            </table:table-cell>
            <table:table-cell table:style-name="ce62" table:formula="of:=(48+[.G144])" office:value-type="float" office:value="61" calcext:value-type="float">
              <text:p>61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/>
            <table:table-cell table:style-name="ce62" table:formula="of:=(([.D144]*60*60)+([.E144]*60)+[.F144])" office:value-type="float" office:value="217860" calcext:value-type="float">
              <text:p>217860</text:p>
            </table:table-cell>
            <table:table-cell table:style-name="ce62" table:formula="of:=(([.H144]*60*60)+([.I144]*60)+[.J144])" office:value-type="float" office:value="221880" calcext:value-type="float">
              <text:p>221880</text:p>
            </table:table-cell>
            <table:table-cell table:style-name="ce62" table:formula="of:=([.L144]-[.K144])" office:value-type="float" office:value="4020" calcext:value-type="float">
              <text:p>40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9" calcext:value-type="float">
              <text:p>6689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62" table:formula="of:=(48+[.C145])" office:value-type="float" office:value="61" calcext:value-type="float">
              <text:p>61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/>
            <table:table-cell table:style-name="ce46" office:value-type="float" office:value="14" calcext:value-type="float">
              <text:p>14</text:p>
            </table:table-cell>
            <table:table-cell table:style-name="ce62" table:formula="of:=(48+[.G145])" office:value-type="float" office:value="62" calcext:value-type="float">
              <text:p>62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/>
            <table:table-cell table:style-name="ce62" table:formula="of:=(([.D145]*60*60)+([.E145]*60)+[.F145])" office:value-type="float" office:value="221940" calcext:value-type="float">
              <text:p>221940</text:p>
            </table:table-cell>
            <table:table-cell table:style-name="ce62" table:formula="of:=(([.H145]*60*60)+([.I145]*60)+[.J145])" office:value-type="float" office:value="225360" calcext:value-type="float">
              <text:p>225360</text:p>
            </table:table-cell>
            <table:table-cell table:style-name="ce62" table:formula="of:=([.L145]-[.K145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0" calcext:value-type="float">
              <text:p>6690</text:p>
            </table:table-cell>
            <table:table-cell table:style-name="ce46" office:value-type="float" office:value="14" calcext:value-type="float">
              <text:p>14</text:p>
            </table:table-cell>
            <table:table-cell table:style-name="ce62" table:formula="of:=(48+[.C146])" office:value-type="float" office:value="62" calcext:value-type="float">
              <text:p>62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/>
            <table:table-cell table:style-name="ce46" office:value-type="float" office:value="15" calcext:value-type="float">
              <text:p>15</text:p>
            </table:table-cell>
            <table:table-cell table:style-name="ce62" table:formula="of:=(48+[.G146])" office:value-type="float" office:value="63" calcext:value-type="float">
              <text:p>63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62"/>
            <table:table-cell table:style-name="ce62" table:formula="of:=(([.D146]*60*60)+([.E146]*60)+[.F146])" office:value-type="float" office:value="225540" calcext:value-type="float">
              <text:p>225540</text:p>
            </table:table-cell>
            <table:table-cell table:style-name="ce62" table:formula="of:=(([.H146]*60*60)+([.I146]*60)+[.J146])" office:value-type="float" office:value="229200" calcext:value-type="float">
              <text:p>229200</text:p>
            </table:table-cell>
            <table:table-cell table:style-name="ce62" table:formula="of:=([.L146]-[.K146])" office:value-type="float" office:value="3660" calcext:value-type="float">
              <text:p>36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1" calcext:value-type="float">
              <text:p>6691</text:p>
            </table:table-cell>
            <table:table-cell table:style-name="ce46" office:value-type="float" office:value="15" calcext:value-type="float">
              <text:p>15</text:p>
            </table:table-cell>
            <table:table-cell table:style-name="ce62" table:formula="of:=(48+[.C147])" office:value-type="float" office:value="63" calcext:value-type="float">
              <text:p>63</text:p>
            </table:table-cell>
            <table:table-cell table:style-name="ce62" office:value-type="float" office:value="41" calcext:value-type="float">
              <text:p>41</text:p>
            </table:table-cell>
            <table:table-cell table:style-name="ce62"/>
            <table:table-cell table:style-name="ce46" office:value-type="float" office:value="16" calcext:value-type="float">
              <text:p>16</text:p>
            </table:table-cell>
            <table:table-cell table:style-name="ce62" table:formula="of:=(48+[.G147])" office:value-type="float" office:value="64" calcext:value-type="float">
              <text:p>64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47]*60*60)+([.E147]*60)+[.F147])" office:value-type="float" office:value="229260" calcext:value-type="float">
              <text:p>229260</text:p>
            </table:table-cell>
            <table:table-cell table:style-name="ce62" table:formula="of:=(([.H147]*60*60)+([.I147]*60)+[.J147])" office:value-type="float" office:value="233760" calcext:value-type="float">
              <text:p>233760</text:p>
            </table:table-cell>
            <table:table-cell table:style-name="ce62" table:formula="of:=([.L147]-[.K147])" office:value-type="float" office:value="4500" calcext:value-type="float">
              <text:p>45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2" calcext:value-type="float">
              <text:p>6692</text:p>
            </table:table-cell>
            <table:table-cell table:style-name="ce46" office:value-type="float" office:value="16" calcext:value-type="float">
              <text:p>16</text:p>
            </table:table-cell>
            <table:table-cell table:style-name="ce62" table:formula="of:=(48+[.C148])" office:value-type="float" office:value="64" calcext:value-type="float">
              <text:p>64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46" office:value-type="float" office:value="17" calcext:value-type="float">
              <text:p>17</text:p>
            </table:table-cell>
            <table:table-cell table:style-name="ce62" table:formula="of:=(48+[.G148])" office:value-type="float" office:value="65" calcext:value-type="float">
              <text:p>65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48]*60*60)+([.E148]*60)+[.F148])" office:value-type="float" office:value="233760" calcext:value-type="float">
              <text:p>233760</text:p>
            </table:table-cell>
            <table:table-cell table:style-name="ce62" table:formula="of:=(([.H148]*60*60)+([.I148]*60)+[.J148])" office:value-type="float" office:value="237480" calcext:value-type="float">
              <text:p>237480</text:p>
            </table:table-cell>
            <table:table-cell table:style-name="ce62" table:formula="of:=([.L148]-[.K148])" office:value-type="float" office:value="3720" calcext:value-type="float">
              <text:p>37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4" calcext:value-type="float">
              <text:p>6704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62" table:formula="of:=(48+24+[.C149])" office:value-type="float" office:value="76" calcext:value-type="float">
              <text:p>76</text:p>
            </table:table-cell>
            <table:table-cell table:style-name="ce62" office:value-type="float" office:value="6" calcext:value-type="float">
              <text:p>6</text:p>
            </table:table-cell>
            <table:table-cell table:style-name="ce62"/>
            <table:table-cell table:style-name="ce46" office:value-type="float" office:value="5" calcext:value-type="float">
              <text:p>5</text:p>
            </table:table-cell>
            <table:table-cell table:style-name="ce62" table:formula="of:=(48+24+[.G149])" office:value-type="float" office:value="77" calcext:value-type="float">
              <text:p>77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/>
            <table:table-cell table:style-name="ce62" table:formula="of:=(([.D149]*60*60)+([.E149]*60)+[.F149])" office:value-type="float" office:value="273960" calcext:value-type="float">
              <text:p>273960</text:p>
            </table:table-cell>
            <table:table-cell table:style-name="ce62" table:formula="of:=(([.H149]*60*60)+([.I149]*60)+[.J149])" office:value-type="float" office:value="277440" calcext:value-type="float">
              <text:p>277440</text:p>
            </table:table-cell>
            <table:table-cell table:style-name="ce62" table:formula="of:=([.L149]-[.K149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5" calcext:value-type="float">
              <text:p>6705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62" table:formula="of:=(48+24+[.C150])" office:value-type="float" office:value="77" calcext:value-type="float">
              <text:p>77</text:p>
            </table:table-cell>
            <table:table-cell table:style-name="ce62" office:value-type="float" office:value="5" calcext:value-type="float">
              <text:p>5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48+24+[.G150])" office:value-type="float" office:value="78" calcext:value-type="float">
              <text:p>78</text:p>
            </table:table-cell>
            <table:table-cell table:style-name="ce62" office:value-type="float" office:value="2" calcext:value-type="float">
              <text:p>2</text:p>
            </table:table-cell>
            <table:table-cell table:style-name="ce62"/>
            <table:table-cell table:style-name="ce62" table:formula="of:=(([.D150]*60*60)+([.E150]*60)+[.F150])" office:value-type="float" office:value="277500" calcext:value-type="float">
              <text:p>277500</text:p>
            </table:table-cell>
            <table:table-cell table:style-name="ce62" table:formula="of:=(([.H150]*60*60)+([.I150]*60)+[.J150])" office:value-type="float" office:value="280920" calcext:value-type="float">
              <text:p>280920</text:p>
            </table:table-cell>
            <table:table-cell table:style-name="ce62" table:formula="of:=([.L150]-[.K150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6" calcext:value-type="float">
              <text:p>6706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48+24+[.C151])" office:value-type="float" office:value="78" calcext:value-type="float">
              <text:p>78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48+24+[.G151])" office:value-type="float" office:value="78" calcext:value-type="float">
              <text:p>78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51]*60*60)+([.E151]*60)+[.F151])" office:value-type="float" office:value="280980" calcext:value-type="float">
              <text:p>280980</text:p>
            </table:table-cell>
            <table:table-cell table:style-name="ce62" table:formula="of:=(([.H151]*60*60)+([.I151]*60)+[.J151])" office:value-type="float" office:value="284280" calcext:value-type="float">
              <text:p>284280</text:p>
            </table:table-cell>
            <table:table-cell table:style-name="ce62" table:formula="of:=([.L151]-[.K151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7" calcext:value-type="float">
              <text:p>6707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48+24+[.C152])" office:value-type="float" office:value="78" calcext:value-type="float">
              <text:p>78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48+24+[.G152])" office:value-type="float" office:value="80" calcext:value-type="float">
              <text:p>80</text:p>
            </table:table-cell>
            <table:table-cell table:style-name="ce62" office:value-type="float" office:value="13" calcext:value-type="float">
              <text:p>13</text:p>
            </table:table-cell>
            <table:table-cell table:style-name="ce62"/>
            <table:table-cell table:style-name="ce62" table:formula="of:=(([.D152]*60*60)+([.E152]*60)+[.F152])" office:value-type="float" office:value="284340" calcext:value-type="float">
              <text:p>284340</text:p>
            </table:table-cell>
            <table:table-cell table:style-name="ce62" table:formula="of:=(([.H152]*60*60)+([.I152]*60)+[.J152])" office:value-type="float" office:value="288780" calcext:value-type="float">
              <text:p>288780</text:p>
            </table:table-cell>
            <table:table-cell table:style-name="ce62" table:formula="of:=([.L152]-[.K152])" office:value-type="float" office:value="4440" calcext:value-type="float">
              <text:p>44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8" calcext:value-type="float">
              <text:p>6708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62" table:formula="of:=(48+24+[.C153])" office:value-type="float" office:value="80" calcext:value-type="float">
              <text:p>80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62"/>
            <table:table-cell table:style-name="ce46" office:value-type="float" office:value="9" calcext:value-type="float">
              <text:p>9</text:p>
            </table:table-cell>
            <table:table-cell table:style-name="ce62" table:formula="of:=(48+24+[.G153])" office:value-type="float" office:value="81" calcext:value-type="float">
              <text:p>8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62" table:formula="of:=(([.D153]*60*60)+([.E153]*60)+[.F153])" office:value-type="float" office:value="288840" calcext:value-type="float">
              <text:p>288840</text:p>
            </table:table-cell>
            <table:table-cell table:style-name="ce62" table:formula="of:=(([.H153]*60*60)+([.I153]*60)+[.J153])" office:value-type="float" office:value="291600" calcext:value-type="float">
              <text:p>291600</text:p>
            </table:table-cell>
            <table:table-cell table:style-name="ce62" table:formula="of:=([.L153]-[.K153])" office:value-type="float" office:value="2760" calcext:value-type="float">
              <text:p>27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18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41:.M153])" office:value-type="float" office:value="45780" calcext:value-type="float">
              <text:p>4578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([.L142]-[.K141])+([.L144]-[.K143])+([.L146]-[.K145])+([.L148]-[.K147])+([.L153]-[.K149])" office:value-type="float" office:value="46260" calcext:value-type="float">
              <text:p>46260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4" calcext:value-type="float">
              <text:p>6674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62" table:formula="of:=(24+[.C155])" office:value-type="float" office:value="45" calcext:value-type="float">
              <text:p>4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/>
            <table:table-cell table:style-name="ce46" office:value-type="float" office:value="22" calcext:value-type="float">
              <text:p>22</text:p>
            </table:table-cell>
            <table:table-cell table:style-name="ce62" table:formula="of:=(24+[.G155])" office:value-type="float" office:value="46" calcext:value-type="float">
              <text:p>46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/>
            <table:table-cell table:style-name="ce62" table:formula="of:=(([.D155]*60*60)+([.E155]*60)+[.F155])" office:value-type="float" office:value="162540" calcext:value-type="float">
              <text:p>162540</text:p>
            </table:table-cell>
            <table:table-cell table:style-name="ce62" table:formula="of:=(([.H155]*60*60)+([.I155]*60)+[.J155])" office:value-type="float" office:value="166320" calcext:value-type="float">
              <text:p>166320</text:p>
            </table:table-cell>
            <table:table-cell table:style-name="ce62" table:formula="of:=([.L155]-[.K155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5" calcext:value-type="float">
              <text:p>6675</text:p>
            </table:table-cell>
            <table:table-cell table:style-name="ce46" office:value-type="float" office:value="22" calcext:value-type="float">
              <text:p>22</text:p>
            </table:table-cell>
            <table:table-cell table:style-name="ce62" table:formula="of:=(24+[.C156])" office:value-type="float" office:value="46" calcext:value-type="float">
              <text:p>46</text:p>
            </table:table-cell>
            <table:table-cell table:style-name="ce62" office:value-type="float" office:value="17" calcext:value-type="float">
              <text:p>17</text:p>
            </table:table-cell>
            <table:table-cell table:style-name="ce62"/>
            <table:table-cell table:style-name="ce46" office:value-type="float" office:value="23" calcext:value-type="float">
              <text:p>23</text:p>
            </table:table-cell>
            <table:table-cell table:style-name="ce62" table:formula="of:=(24+[.G156])" office:value-type="float" office:value="47" calcext:value-type="float">
              <text:p>47</text:p>
            </table:table-cell>
            <table:table-cell table:style-name="ce62" office:value-type="float" office:value="18" calcext:value-type="float">
              <text:p>18</text:p>
            </table:table-cell>
            <table:table-cell table:style-name="ce62"/>
            <table:table-cell table:style-name="ce62" table:formula="of:=(([.D156]*60*60)+([.E156]*60)+[.F156])" office:value-type="float" office:value="166620" calcext:value-type="float">
              <text:p>166620</text:p>
            </table:table-cell>
            <table:table-cell table:style-name="ce62" table:formula="of:=(([.H156]*60*60)+([.I156]*60)+[.J156])" office:value-type="float" office:value="170280" calcext:value-type="float">
              <text:p>170280</text:p>
            </table:table-cell>
            <table:table-cell table:style-name="ce62" table:formula="of:=([.L156]-[.K156])" office:value-type="float" office:value="3660" calcext:value-type="float">
              <text:p>36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6" calcext:value-type="float">
              <text:p>6676</text:p>
            </table:table-cell>
            <table:table-cell table:style-name="ce46" office:value-type="float" office:value="23" calcext:value-type="float">
              <text:p>23</text:p>
            </table:table-cell>
            <table:table-cell table:style-name="ce62" table:formula="of:=(24+[.C157])" office:value-type="float" office:value="47" calcext:value-type="float">
              <text:p>47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/>
            <table:table-cell table:style-name="ce46" office:value-type="float" office:value="0" calcext:value-type="float">
              <text:p>0</text:p>
            </table:table-cell>
            <table:table-cell table:style-name="ce62" table:formula="of:=(48+[.G157])" office:value-type="float" office:value="48" calcext:value-type="float">
              <text:p>48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/>
            <table:table-cell table:style-name="ce62" table:formula="of:=(([.D157]*60*60)+([.E157]*60)+[.F157])" office:value-type="float" office:value="170400" calcext:value-type="float">
              <text:p>170400</text:p>
            </table:table-cell>
            <table:table-cell table:style-name="ce62" table:formula="of:=(([.H157]*60*60)+([.I157]*60)+[.J157])" office:value-type="float" office:value="174000" calcext:value-type="float">
              <text:p>174000</text:p>
            </table:table-cell>
            <table:table-cell table:style-name="ce62" table:formula="of:=([.L157]-[.K157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0" calcext:value-type="float">
              <text:p>6680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62" table:formula="of:=(48+[.C158])" office:value-type="float" office:value="53" calcext:value-type="float">
              <text:p>53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48+[.G158])" office:value-type="float" office:value="54" calcext:value-type="float">
              <text:p>54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62"/>
            <table:table-cell table:style-name="ce62" table:formula="of:=(([.D158]*60*60)+([.E158]*60)+[.F158])" office:value-type="float" office:value="194160" calcext:value-type="float">
              <text:p>194160</text:p>
            </table:table-cell>
            <table:table-cell table:style-name="ce62" table:formula="of:=(([.H158]*60*60)+([.I158]*60)+[.J158])" office:value-type="float" office:value="195240" calcext:value-type="float">
              <text:p>195240</text:p>
            </table:table-cell>
            <table:table-cell table:style-name="ce62" table:formula="of:=([.L158]-[.K158])" office:value-type="float" office:value="1080" calcext:value-type="float">
              <text:p>10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1" calcext:value-type="float">
              <text:p>6681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48+[.C159])" office:value-type="float" office:value="54" calcext:value-type="float">
              <text:p>54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/>
            <table:table-cell table:style-name="ce46" office:value-type="float" office:value="7" calcext:value-type="float">
              <text:p>7</text:p>
            </table:table-cell>
            <table:table-cell table:style-name="ce62" table:formula="of:=(48+[.G159])" office:value-type="float" office:value="55" calcext:value-type="float">
              <text:p>55</text:p>
            </table:table-cell>
            <table:table-cell table:style-name="ce62" office:value-type="float" office:value="27" calcext:value-type="float">
              <text:p>27</text:p>
            </table:table-cell>
            <table:table-cell table:style-name="ce62"/>
            <table:table-cell table:style-name="ce62" table:formula="of:=(([.D159]*60*60)+([.E159]*60)+[.F159])" office:value-type="float" office:value="196080" calcext:value-type="float">
              <text:p>196080</text:p>
            </table:table-cell>
            <table:table-cell table:style-name="ce62" table:formula="of:=(([.H159]*60*60)+([.I159]*60)+[.J159])" office:value-type="float" office:value="199620" calcext:value-type="float">
              <text:p>199620</text:p>
            </table:table-cell>
            <table:table-cell table:style-name="ce62" table:formula="of:=([.L159]-[.K159])" office:value-type="float" office:value="3540" calcext:value-type="float">
              <text:p>35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2" calcext:value-type="float">
              <text:p>6682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62" table:formula="of:=(48+[.C160])" office:value-type="float" office:value="55" calcext:value-type="float">
              <text:p>55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48+[.G160])" office:value-type="float" office:value="56" calcext:value-type="float">
              <text:p>56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/>
            <table:table-cell table:style-name="ce62" table:formula="of:=(([.D160]*60*60)+([.E160]*60)+[.F160])" office:value-type="float" office:value="199680" calcext:value-type="float">
              <text:p>199680</text:p>
            </table:table-cell>
            <table:table-cell table:style-name="ce62" table:formula="of:=(([.H160]*60*60)+([.I160]*60)+[.J160])" office:value-type="float" office:value="203280" calcext:value-type="float">
              <text:p>203280</text:p>
            </table:table-cell>
            <table:table-cell table:style-name="ce62" table:formula="of:=([.L160]-[.K160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3" calcext:value-type="float">
              <text:p>6683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62" table:formula="of:=(48+[.C161])" office:value-type="float" office:value="56" calcext:value-type="float">
              <text:p>56</text:p>
            </table:table-cell>
            <table:table-cell table:style-name="ce62" office:value-type="float" office:value="29" calcext:value-type="float">
              <text:p>29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48+[.G161])" office:value-type="float" office:value="56" calcext:value-type="float">
              <text:p>56</text:p>
            </table:table-cell>
            <table:table-cell table:style-name="ce62" office:value-type="float" office:value="50" calcext:value-type="float">
              <text:p>50</text:p>
            </table:table-cell>
            <table:table-cell table:style-name="ce62"/>
            <table:table-cell table:style-name="ce62" table:formula="of:=(([.D161]*60*60)+([.E161]*60)+[.F161])" office:value-type="float" office:value="203340" calcext:value-type="float">
              <text:p>203340</text:p>
            </table:table-cell>
            <table:table-cell table:style-name="ce62" table:formula="of:=(([.H161]*60*60)+([.I161]*60)+[.J161])" office:value-type="float" office:value="204600" calcext:value-type="float">
              <text:p>204600</text:p>
            </table:table-cell>
            <table:table-cell table:style-name="ce62" table:formula="of:=([.L161]-[.K161])" office:value-type="float" office:value="1260" calcext:value-type="float">
              <text:p>12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20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55:.M161])" office:value-type="float" office:value="20520" calcext:value-type="float">
              <text:p>2052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([.L157]-[.K155])+([.L159]-[.K158])+([.L161]-[.K160])" office:value-type="float" office:value="21840" calcext:value-type="float">
              <text:p>21840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4" calcext:value-type="float">
              <text:p>6644</text:p>
            </table:table-cell>
            <table:table-cell table:style-name="ce46"/>
            <table:table-cell table:style-name="ce62" office:value-type="float" office:value="16" calcext:value-type="float">
              <text:p>16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46"/>
            <table:table-cell table:style-name="ce62" office:value-type="float" office:value="17" calcext:value-type="float">
              <text:p>17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163]*60*60)+([.E163]*60)+[.F163])" office:value-type="float" office:value="59520" calcext:value-type="float">
              <text:p>59520</text:p>
            </table:table-cell>
            <table:table-cell table:style-name="ce62" table:formula="of:=(([.H163]*60*60)+([.I163]*60)+[.J163])" office:value-type="float" office:value="63060" calcext:value-type="float">
              <text:p>63060</text:p>
            </table:table-cell>
            <table:table-cell table:style-name="ce62" table:formula="of:=([.L163]-[.K163])" office:value-type="float" office:value="3540" calcext:value-type="float">
              <text:p>35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5" calcext:value-type="float">
              <text:p>6645</text:p>
            </table:table-cell>
            <table:table-cell table:style-name="ce46"/>
            <table:table-cell table:style-name="ce62" office:value-type="float" office:value="17" calcext:value-type="float">
              <text:p>17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46"/>
            <table:table-cell table:style-name="ce62" office:value-type="float" office:value="18" calcext:value-type="float">
              <text:p>18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table:formula="of:=(([.D164]*60*60)+([.E164]*60)+[.F164])" office:value-type="float" office:value="63121" calcext:value-type="float">
              <text:p>63121</text:p>
            </table:table-cell>
            <table:table-cell table:style-name="ce62" table:formula="of:=(([.H164]*60*60)+([.I164]*60)+[.J164])" office:value-type="float" office:value="67238" calcext:value-type="float">
              <text:p>67238</text:p>
            </table:table-cell>
            <table:table-cell table:style-name="ce62" table:formula="of:=([.L164]-[.K164])" office:value-type="float" office:value="4117" calcext:value-type="float">
              <text:p>4117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0" calcext:value-type="float">
              <text:p>6650</text:p>
            </table:table-cell>
            <table:table-cell table:style-name="ce46"/>
            <table:table-cell table:style-name="ce62" office:value-type="float" office:value="22" calcext:value-type="float">
              <text:p>22</text:p>
            </table:table-cell>
            <table:table-cell table:style-name="ce62" office:value-type="float" office:value="54" calcext:value-type="float">
              <text:p>54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46"/>
            <table:table-cell table:style-name="ce62" office:value-type="float" office:value="23" calcext:value-type="float">
              <text:p>23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165]*60*60)+([.E165]*60)+[.F165])" office:value-type="float" office:value="82440" calcext:value-type="float">
              <text:p>82440</text:p>
            </table:table-cell>
            <table:table-cell table:style-name="ce62" table:formula="of:=(([.H165]*60*60)+([.I165]*60)+[.J165])" office:value-type="float" office:value="85860" calcext:value-type="float">
              <text:p>85860</text:p>
            </table:table-cell>
            <table:table-cell table:style-name="ce62" table:formula="of:=([.L165]-[.K165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1" calcext:value-type="float">
              <text:p>665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62" table:formula="of:=(24+[.C166])" office:value-type="float" office:value="24" calcext:value-type="float">
              <text:p>24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46" office:value-type="float" office:value="1" calcext:value-type="float">
              <text:p>1</text:p>
            </table:table-cell>
            <table:table-cell table:style-name="ce62" table:formula="of:=(24+[.G166])" office:value-type="float" office:value="25" calcext:value-type="float">
              <text:p>25</text:p>
            </table:table-cell>
            <table:table-cell table:style-name="ce62" office:value-type="float" office:value="6" calcext:value-type="float">
              <text:p>6</text:p>
            </table:table-cell>
            <table:table-cell table:style-name="ce62"/>
            <table:table-cell table:style-name="ce62" table:formula="of:=(([.D166]*60*60)+([.E166]*60)+[.F166])" office:value-type="float" office:value="86580" calcext:value-type="float">
              <text:p>86580</text:p>
            </table:table-cell>
            <table:table-cell table:style-name="ce62" table:formula="of:=(([.H166]*60*60)+([.I166]*60)+[.J166])" office:value-type="float" office:value="90360" calcext:value-type="float">
              <text:p>90360</text:p>
            </table:table-cell>
            <table:table-cell table:style-name="ce62" table:formula="of:=([.L166]-[.K166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6" calcext:value-type="float">
              <text:p>6656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62" table:formula="of:=(24+[.C167])" office:value-type="float" office:value="28" calcext:value-type="float">
              <text:p>28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46" office:value-type="float" office:value="5" calcext:value-type="float">
              <text:p>5</text:p>
            </table:table-cell>
            <table:table-cell table:style-name="ce62" table:formula="of:=(24+[.G167])" office:value-type="float" office:value="29" calcext:value-type="float">
              <text:p>29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67]*60*60)+([.E167]*60)+[.F167])" office:value-type="float" office:value="104280" calcext:value-type="float">
              <text:p>104280</text:p>
            </table:table-cell>
            <table:table-cell table:style-name="ce62" table:formula="of:=(([.H167]*60*60)+([.I167]*60)+[.J167])" office:value-type="float" office:value="107760" calcext:value-type="float">
              <text:p>107760</text:p>
            </table:table-cell>
            <table:table-cell table:style-name="ce62" table:formula="of:=([.L167]-[.K167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7" calcext:value-type="float">
              <text:p>6657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62" table:formula="of:=(24+[.C168])" office:value-type="float" office:value="29" calcext:value-type="float">
              <text:p>29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24+[.G168])" office:value-type="float" office:value="30" calcext:value-type="float">
              <text:p>30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62" table:formula="of:=(([.D168]*60*60)+([.E168]*60)+[.F168])" office:value-type="float" office:value="107820" calcext:value-type="float">
              <text:p>107820</text:p>
            </table:table-cell>
            <table:table-cell table:style-name="ce62" table:formula="of:=(([.H168]*60*60)+([.I168]*60)+[.J168])" office:value-type="float" office:value="111420" calcext:value-type="float">
              <text:p>111420</text:p>
            </table:table-cell>
            <table:table-cell table:style-name="ce62" table:formula="of:=([.L168]-[.K168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3" calcext:value-type="float">
              <text:p>6663</text:p>
            </table:table-cell>
            <table:table-cell table:style-name="ce46" office:value-type="float" office:value="11" calcext:value-type="float">
              <text:p>11</text:p>
            </table:table-cell>
            <table:table-cell table:style-name="ce62" table:formula="of:=(24+[.C169])" office:value-type="float" office:value="35" calcext:value-type="float">
              <text:p>35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46" office:value-type="float" office:value="12" calcext:value-type="float">
              <text:p>12</text:p>
            </table:table-cell>
            <table:table-cell table:style-name="ce62" table:formula="of:=(24+[.G169])" office:value-type="float" office:value="36" calcext:value-type="float">
              <text:p>36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62"/>
            <table:table-cell table:style-name="ce62" table:formula="of:=(([.D169]*60*60)+([.E169]*60)+[.F169])" office:value-type="float" office:value="126000" calcext:value-type="float">
              <text:p>126000</text:p>
            </table:table-cell>
            <table:table-cell table:style-name="ce62" table:formula="of:=(([.H169]*60*60)+([.I169]*60)+[.J169])" office:value-type="float" office:value="130020" calcext:value-type="float">
              <text:p>130020</text:p>
            </table:table-cell>
            <table:table-cell table:style-name="ce62" table:formula="of:=([.L169]-[.K169])" office:value-type="float" office:value="4020" calcext:value-type="float">
              <text:p>40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4" calcext:value-type="float">
              <text:p>6664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62" table:formula="of:=(24+[.C170])" office:value-type="float" office:value="36" calcext:value-type="float">
              <text:p>36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13" calcext:value-type="float">
              <text:p>13</text:p>
            </table:table-cell>
            <table:table-cell table:style-name="ce62" table:formula="of:=(24+[.G170])" office:value-type="float" office:value="37" calcext:value-type="float">
              <text:p>37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62"/>
            <table:table-cell table:style-name="ce62" table:formula="of:=(([.D170]*60*60)+([.E170]*60)+[.F170])" office:value-type="float" office:value="130080" calcext:value-type="float">
              <text:p>130080</text:p>
            </table:table-cell>
            <table:table-cell table:style-name="ce62" table:formula="of:=(([.H170]*60*60)+([.I170]*60)+[.J170])" office:value-type="float" office:value="133260" calcext:value-type="float">
              <text:p>133260</text:p>
            </table:table-cell>
            <table:table-cell table:style-name="ce62" table:formula="of:=([.L170]-[.K170])" office:value-type="float" office:value="3180" calcext:value-type="float">
              <text:p>31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9" calcext:value-type="float">
              <text:p>6669</text:p>
            </table:table-cell>
            <table:table-cell table:style-name="ce46" office:value-type="float" office:value="17" calcext:value-type="float">
              <text:p>17</text:p>
            </table:table-cell>
            <table:table-cell table:style-name="ce62" table:formula="of:=(24+[.C171])" office:value-type="float" office:value="41" calcext:value-type="float">
              <text:p>4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46" office:value-type="float" office:value="17" calcext:value-type="float">
              <text:p>17</text:p>
            </table:table-cell>
            <table:table-cell table:style-name="ce62" table:formula="of:=(24+[.G171])" office:value-type="float" office:value="41" calcext:value-type="float">
              <text:p>41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71]*60*60)+([.E171]*60)+[.F171])" office:value-type="float" office:value="147600" calcext:value-type="float">
              <text:p>147600</text:p>
            </table:table-cell>
            <table:table-cell table:style-name="ce62" table:formula="of:=(([.H171]*60*60)+([.I171]*60)+[.J171])" office:value-type="float" office:value="151080" calcext:value-type="float">
              <text:p>151080</text:p>
            </table:table-cell>
            <table:table-cell table:style-name="ce62" table:formula="of:=([.L171]-[.K171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1" calcext:value-type="float">
              <text:p>6671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62" table:formula="of:=(24+[.C172])" office:value-type="float" office:value="42" calcext:value-type="float">
              <text:p>42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/>
            <table:table-cell table:style-name="ce46" office:value-type="float" office:value="18" calcext:value-type="float">
              <text:p>18</text:p>
            </table:table-cell>
            <table:table-cell table:style-name="ce62" table:formula="of:=(24+[.G172])" office:value-type="float" office:value="42" calcext:value-type="float">
              <text:p>42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72]*60*60)+([.E172]*60)+[.F172])" office:value-type="float" office:value="151440" calcext:value-type="float">
              <text:p>151440</text:p>
            </table:table-cell>
            <table:table-cell table:style-name="ce62" table:formula="of:=(([.H172]*60*60)+([.I172]*60)+[.J172])" office:value-type="float" office:value="154560" calcext:value-type="float">
              <text:p>154560</text:p>
            </table:table-cell>
            <table:table-cell table:style-name="ce62" table:formula="of:=([.L172]-[.K172])" office:value-type="float" office:value="3120" calcext:value-type="float">
              <text:p>31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24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63:.M172])" office:value-type="float" office:value="35737" calcext:value-type="float">
              <text:p>35737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[.M162]+([.L164]-[.K163])+([.L166]-[.K165])+([.L168]-[.K167])+([.L170]-[.K169])+([.L172]-[.K171])" office:value-type="float" office:value="36998" calcext:value-type="float">
              <text:p>36998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6" calcext:value-type="float">
              <text:p>6646</text:p>
            </table:table-cell>
            <table:table-cell table:style-name="ce46"/>
            <table:table-cell table:style-name="ce62" office:value-type="float" office:value="18" calcext:value-type="float">
              <text:p>18</text:p>
            </table:table-cell>
            <table:table-cell table:style-name="ce62" office:value-type="float" office:value="42" calcext:value-type="float">
              <text:p>42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46"/>
            <table:table-cell table:style-name="ce62" office:value-type="float" office:value="19" calcext:value-type="float">
              <text:p>19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office:value-type="float" office:value="37" calcext:value-type="float">
              <text:p>37</text:p>
            </table:table-cell>
            <table:table-cell table:style-name="ce62" table:formula="of:=(([.D174]*60*60)+([.E174]*60)+[.F174])" office:value-type="float" office:value="67334" calcext:value-type="float">
              <text:p>67334</text:p>
            </table:table-cell>
            <table:table-cell table:style-name="ce62" table:formula="of:=(([.H174]*60*60)+([.I174]*60)+[.J174])" office:value-type="float" office:value="70717" calcext:value-type="float">
              <text:p>70717</text:p>
            </table:table-cell>
            <table:table-cell table:style-name="ce62" table:formula="of:=([.L174]-[.K174])" office:value-type="float" office:value="3383" calcext:value-type="float">
              <text:p>3383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7" calcext:value-type="float">
              <text:p>6647</text:p>
            </table:table-cell>
            <table:table-cell table:style-name="ce46"/>
            <table:table-cell table:style-name="ce62" office:value-type="float" office:value="19" calcext:value-type="float">
              <text:p>19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46"/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table:formula="of:=(([.D175]*60*60)+([.E175]*60)+[.F175])" office:value-type="float" office:value="70760" calcext:value-type="float">
              <text:p>70760</text:p>
            </table:table-cell>
            <table:table-cell table:style-name="ce62" table:formula="of:=(([.H175]*60*60)+([.I175]*60)+[.J175])" office:value-type="float" office:value="74192" calcext:value-type="float">
              <text:p>74192</text:p>
            </table:table-cell>
            <table:table-cell table:style-name="ce62" table:formula="of:=([.L175]-[.K175])" office:value-type="float" office:value="3432" calcext:value-type="float">
              <text:p>3432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2" calcext:value-type="float">
              <text:p>6652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62" table:formula="of:=(24+[.C176])" office:value-type="float" office:value="25" calcext:value-type="float">
              <text:p>2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/>
            <table:table-cell table:style-name="ce46" office:value-type="float" office:value="2" calcext:value-type="float">
              <text:p>2</text:p>
            </table:table-cell>
            <table:table-cell table:style-name="ce62" table:formula="of:=(24+[.G176])" office:value-type="float" office:value="26" calcext:value-type="float">
              <text:p>26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62"/>
            <table:table-cell table:style-name="ce62" table:formula="of:=(([.D176]*60*60)+([.E176]*60)+[.F176])" office:value-type="float" office:value="90540" calcext:value-type="float">
              <text:p>90540</text:p>
            </table:table-cell>
            <table:table-cell table:style-name="ce62" table:formula="of:=(([.H176]*60*60)+([.I176]*60)+[.J176])" office:value-type="float" office:value="94020" calcext:value-type="float">
              <text:p>94020</text:p>
            </table:table-cell>
            <table:table-cell table:style-name="ce62" table:formula="of:=([.L176]-[.K176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3" calcext:value-type="float">
              <text:p>6653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62" table:formula="of:=(24+[.C177])" office:value-type="float" office:value="26" calcext:value-type="float">
              <text:p>26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3" calcext:value-type="float">
              <text:p>3</text:p>
            </table:table-cell>
            <table:table-cell table:style-name="ce62" table:formula="of:=(24+[.G177])" office:value-type="float" office:value="27" calcext:value-type="float">
              <text:p>27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62" table:formula="of:=(([.D177]*60*60)+([.E177]*60)+[.F177])" office:value-type="float" office:value="94080" calcext:value-type="float">
              <text:p>94080</text:p>
            </table:table-cell>
            <table:table-cell table:style-name="ce62" table:formula="of:=(([.H177]*60*60)+([.I177]*60)+[.J177])" office:value-type="float" office:value="97380" calcext:value-type="float">
              <text:p>97380</text:p>
            </table:table-cell>
            <table:table-cell table:style-name="ce62" table:formula="of:=([.L177]-[.K177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8" calcext:value-type="float">
              <text:p>6658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24+[.C178])" office:value-type="float" office:value="30" calcext:value-type="float">
              <text:p>30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46" office:value-type="float" office:value="7" calcext:value-type="float">
              <text:p>7</text:p>
            </table:table-cell>
            <table:table-cell table:style-name="ce62" table:formula="of:=(24+[.G178])" office:value-type="float" office:value="31" calcext:value-type="float">
              <text:p>31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78]*60*60)+([.E178]*60)+[.F178])" office:value-type="float" office:value="111480" calcext:value-type="float">
              <text:p>111480</text:p>
            </table:table-cell>
            <table:table-cell table:style-name="ce62" table:formula="of:=(([.H178]*60*60)+([.I178]*60)+[.J178])" office:value-type="float" office:value="114960" calcext:value-type="float">
              <text:p>114960</text:p>
            </table:table-cell>
            <table:table-cell table:style-name="ce62" table:formula="of:=([.L178]-[.K178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9" calcext:value-type="float">
              <text:p>6659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62" table:formula="of:=(24+[.C179])" office:value-type="float" office:value="31" calcext:value-type="float">
              <text:p>31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24+[.G179])" office:value-type="float" office:value="32" calcext:value-type="float">
              <text:p>32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79]*60*60)+([.E179]*60)+[.F179])" office:value-type="float" office:value="115020" calcext:value-type="float">
              <text:p>115020</text:p>
            </table:table-cell>
            <table:table-cell table:style-name="ce62" table:formula="of:=(([.H179]*60*60)+([.I179]*60)+[.J179])" office:value-type="float" office:value="118500" calcext:value-type="float">
              <text:p>118500</text:p>
            </table:table-cell>
            <table:table-cell table:style-name="ce62" table:formula="of:=([.L179]-[.K179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5" calcext:value-type="float">
              <text:p>6665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62" table:formula="of:=(24+[.C180])" office:value-type="float" office:value="37" calcext:value-type="float">
              <text:p>37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46" office:value-type="float" office:value="13" calcext:value-type="float">
              <text:p>13</text:p>
            </table:table-cell>
            <table:table-cell table:style-name="ce62" table:formula="of:=(24+[.G180])" office:value-type="float" office:value="37" calcext:value-type="float">
              <text:p>37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/>
            <table:table-cell table:style-name="ce62" table:formula="of:=(([.D180]*60*60)+([.E180]*60)+[.F180])" office:value-type="float" office:value="133380" calcext:value-type="float">
              <text:p>133380</text:p>
            </table:table-cell>
            <table:table-cell table:style-name="ce62" table:formula="of:=(([.H180]*60*60)+([.I180]*60)+[.J180])" office:value-type="float" office:value="136740" calcext:value-type="float">
              <text:p>136740</text:p>
            </table:table-cell>
            <table:table-cell table:style-name="ce62" table:formula="of:=([.L180]-[.K180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6" calcext:value-type="float">
              <text:p>6666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62" table:formula="of:=(24+[.C181])" office:value-type="float" office:value="37" calcext:value-type="float">
              <text:p>37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/>
            <table:table-cell table:style-name="ce46" office:value-type="float" office:value="14" calcext:value-type="float">
              <text:p>14</text:p>
            </table:table-cell>
            <table:table-cell table:style-name="ce62" table:formula="of:=(24+[.G181])" office:value-type="float" office:value="38" calcext:value-type="float">
              <text:p>38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81]*60*60)+([.E181]*60)+[.F181])" office:value-type="float" office:value="136740" calcext:value-type="float">
              <text:p>136740</text:p>
            </table:table-cell>
            <table:table-cell table:style-name="ce62" table:formula="of:=(([.H181]*60*60)+([.I181]*60)+[.J181])" office:value-type="float" office:value="140100" calcext:value-type="float">
              <text:p>140100</text:p>
            </table:table-cell>
            <table:table-cell table:style-name="ce62" table:formula="of:=([.L181]-[.K181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2" calcext:value-type="float">
              <text:p>6672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62" table:formula="of:=(24+[.C182])" office:value-type="float" office:value="43" calcext:value-type="float">
              <text:p>43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46" office:value-type="float" office:value="20" calcext:value-type="float">
              <text:p>20</text:p>
            </table:table-cell>
            <table:table-cell table:style-name="ce62" table:formula="of:=(24+[.G182])" office:value-type="float" office:value="44" calcext:value-type="float">
              <text:p>44</text:p>
            </table:table-cell>
            <table:table-cell table:style-name="ce62" office:value-type="float" office:value="5" calcext:value-type="float">
              <text:p>5</text:p>
            </table:table-cell>
            <table:table-cell table:style-name="ce62"/>
            <table:table-cell table:style-name="ce62" table:formula="of:=(([.D182]*60*60)+([.E182]*60)+[.F182])" office:value-type="float" office:value="154800" calcext:value-type="float">
              <text:p>154800</text:p>
            </table:table-cell>
            <table:table-cell table:style-name="ce62" table:formula="of:=(([.H182]*60*60)+([.I182]*60)+[.J182])" office:value-type="float" office:value="158700" calcext:value-type="float">
              <text:p>158700</text:p>
            </table:table-cell>
            <table:table-cell table:style-name="ce62" table:formula="of:=([.L182]-[.K182])" office:value-type="float" office:value="3900" calcext:value-type="float">
              <text:p>39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3" calcext:value-type="float">
              <text:p>6673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62" table:formula="of:=(24+[.C183])" office:value-type="float" office:value="44" calcext:value-type="float">
              <text:p>44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21" calcext:value-type="float">
              <text:p>21</text:p>
            </table:table-cell>
            <table:table-cell table:style-name="ce62" table:formula="of:=(24+[.G183])" office:value-type="float" office:value="45" calcext:value-type="float">
              <text:p>45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/>
            <table:table-cell table:style-name="ce62" table:formula="of:=(([.D183]*60*60)+([.E183]*60)+[.F183])" office:value-type="float" office:value="158880" calcext:value-type="float">
              <text:p>158880</text:p>
            </table:table-cell>
            <table:table-cell table:style-name="ce62" table:formula="of:=(([.H183]*60*60)+([.I183]*60)+[.J183])" office:value-type="float" office:value="162240" calcext:value-type="float">
              <text:p>162240</text:p>
            </table:table-cell>
            <table:table-cell table:style-name="ce62" table:formula="of:=([.L183]-[.K183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32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74:.M183])" office:value-type="float" office:value="34535" calcext:value-type="float">
              <text:p>34535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[.M173]+([.L175]-[.K174])+([.L177]-[.K176])+([.L179]-[.K178])+([.L181]-[.K180])+([.L183]-[.K182])" office:value-type="float" office:value="34878" calcext:value-type="float">
              <text:p>34878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39" calcext:value-type="float">
              <text:p>6639</text:p>
            </table:table-cell>
            <table:table-cell table:style-name="ce46"/>
            <table:table-cell table:style-name="ce62" office:value-type="float" office:value="11" calcext:value-type="float">
              <text:p>11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45" calcext:value-type="float">
              <text:p>45</text:p>
            </table:table-cell>
            <table:table-cell table:style-name="ce46"/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15" calcext:value-type="float">
              <text:p>1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 table:formula="of:=(([.D185]*60*60)+([.E185]*60)+[.F185])" office:value-type="float" office:value="40365" calcext:value-type="float">
              <text:p>40365</text:p>
            </table:table-cell>
            <table:table-cell table:style-name="ce62" table:formula="of:=(([.H185]*60*60)+([.I185]*60)+[.J185])" office:value-type="float" office:value="44109" calcext:value-type="float">
              <text:p>44109</text:p>
            </table:table-cell>
            <table:table-cell table:style-name="ce62" table:formula="of:=([.L185]-[.K185])" office:value-type="float" office:value="3744" calcext:value-type="float">
              <text:p>3744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0" calcext:value-type="float">
              <text:p>6640</text:p>
            </table:table-cell>
            <table:table-cell table:style-name="ce46"/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15" calcext:value-type="float">
              <text:p>15</text:p>
            </table:table-cell>
            <table:table-cell table:style-name="ce62" office:value-type="float" office:value="41" calcext:value-type="float">
              <text:p>41</text:p>
            </table:table-cell>
            <table:table-cell table:style-name="ce46"/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 office:value-type="float" office:value="21" calcext:value-type="float">
              <text:p>21</text:p>
            </table:table-cell>
            <table:table-cell table:style-name="ce62" table:formula="of:=(([.D186]*60*60)+([.E186]*60)+[.F186])" office:value-type="float" office:value="44141" calcext:value-type="float">
              <text:p>44141</text:p>
            </table:table-cell>
            <table:table-cell table:style-name="ce62" table:formula="of:=(([.H186]*60*60)+([.I186]*60)+[.J186])" office:value-type="float" office:value="46761" calcext:value-type="float">
              <text:p>46761</text:p>
            </table:table-cell>
            <table:table-cell table:style-name="ce62" table:formula="of:=([.L186]-[.K186])" office:value-type="float" office:value="2620" calcext:value-type="float">
              <text:p>26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1" calcext:value-type="float">
              <text:p>6641</text:p>
            </table:table-cell>
            <table:table-cell table:style-name="ce46"/>
            <table:table-cell table:style-name="ce62" office:value-type="float" office:value="13" calcext:value-type="float">
              <text:p>13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46"/>
            <table:table-cell table:style-name="ce62" office:value-type="float" office:value="13" calcext:value-type="float">
              <text:p>13</text:p>
            </table:table-cell>
            <table:table-cell table:style-name="ce62" office:value-type="float" office:value="54" calcext:value-type="float">
              <text:p>54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62" table:formula="of:=(([.D187]*60*60)+([.E187]*60)+[.F187])" office:value-type="float" office:value="46831" calcext:value-type="float">
              <text:p>46831</text:p>
            </table:table-cell>
            <table:table-cell table:style-name="ce62" table:formula="of:=(([.H187]*60*60)+([.I187]*60)+[.J187])" office:value-type="float" office:value="50054" calcext:value-type="float">
              <text:p>50054</text:p>
            </table:table-cell>
            <table:table-cell table:style-name="ce62" table:formula="of:=([.L187]-[.K187])" office:value-type="float" office:value="3223" calcext:value-type="float">
              <text:p>3223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9" calcext:value-type="float">
              <text:p>6699</text:p>
            </table:table-cell>
            <table:table-cell table:style-name="ce46" office:value-type="float" office:value="22" calcext:value-type="float">
              <text:p>22</text:p>
            </table:table-cell>
            <table:table-cell table:style-name="ce62" table:formula="of:=(48+[.C188])" office:value-type="float" office:value="70" calcext:value-type="float">
              <text:p>70</text:p>
            </table:table-cell>
            <table:table-cell table:style-name="ce62" office:value-type="float" office:value="37" calcext:value-type="float">
              <text:p>37</text:p>
            </table:table-cell>
            <table:table-cell table:style-name="ce62"/>
            <table:table-cell table:style-name="ce46" office:value-type="float" office:value="23" calcext:value-type="float">
              <text:p>23</text:p>
            </table:table-cell>
            <table:table-cell table:style-name="ce62" table:formula="of:=(48+[.G188])" office:value-type="float" office:value="71" calcext:value-type="float">
              <text:p>71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88]*60*60)+([.E188]*60)+[.F188])" office:value-type="float" office:value="254220" calcext:value-type="float">
              <text:p>254220</text:p>
            </table:table-cell>
            <table:table-cell table:style-name="ce62" table:formula="of:=(([.H188]*60*60)+([.I188]*60)+[.J188])" office:value-type="float" office:value="258900" calcext:value-type="float">
              <text:p>258900</text:p>
            </table:table-cell>
            <table:table-cell table:style-name="ce62" table:formula="of:=([.L188]-[.K188])" office:value-type="float" office:value="4680" calcext:value-type="float">
              <text:p>46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0" calcext:value-type="float">
              <text:p>6700</text:p>
            </table:table-cell>
            <table:table-cell table:style-name="ce46" office:value-type="float" office:value="23" calcext:value-type="float">
              <text:p>23</text:p>
            </table:table-cell>
            <table:table-cell table:style-name="ce62" table:formula="of:=(48+[.C189])" office:value-type="float" office:value="71" calcext:value-type="float">
              <text:p>71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46" office:value-type="float" office:value="0" calcext:value-type="float">
              <text:p>0</text:p>
            </table:table-cell>
            <table:table-cell table:style-name="ce62" table:formula="of:=(48+24+[.G189])" office:value-type="float" office:value="72" calcext:value-type="float">
              <text:p>72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2"/>
            <table:table-cell table:style-name="ce62" table:formula="of:=(([.D189]*60*60)+([.E189]*60)+[.F189])" office:value-type="float" office:value="258960" calcext:value-type="float">
              <text:p>258960</text:p>
            </table:table-cell>
            <table:table-cell table:style-name="ce62" table:formula="of:=(([.H189]*60*60)+([.I189]*60)+[.J189])" office:value-type="float" office:value="262380" calcext:value-type="float">
              <text:p>262380</text:p>
            </table:table-cell>
            <table:table-cell table:style-name="ce62" table:formula="of:=([.L189]-[.K189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1" calcext:value-type="float">
              <text:p>670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62" table:formula="of:=(48+24+[.C190])" office:value-type="float" office:value="72" calcext:value-type="float">
              <text:p>72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1" calcext:value-type="float">
              <text:p>1</text:p>
            </table:table-cell>
            <table:table-cell table:style-name="ce62" table:formula="of:=(48+24+[.G190])" office:value-type="float" office:value="73" calcext:value-type="float">
              <text:p>73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62"/>
            <table:table-cell table:style-name="ce62" table:formula="of:=(([.D190]*60*60)+([.E190]*60)+[.F190])" office:value-type="float" office:value="262620" calcext:value-type="float">
              <text:p>262620</text:p>
            </table:table-cell>
            <table:table-cell table:style-name="ce62" table:formula="of:=(([.H190]*60*60)+([.I190]*60)+[.J190])" office:value-type="float" office:value="265860" calcext:value-type="float">
              <text:p>265860</text:p>
            </table:table-cell>
            <table:table-cell table:style-name="ce62" table:formula="of:=([.L190]-[.K190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2" calcext:value-type="float">
              <text:p>670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62" table:formula="of:=(48+24+[.C191])" office:value-type="float" office:value="74" calcext:value-type="float">
              <text:p>74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62"/>
            <table:table-cell table:style-name="ce46" office:value-type="float" office:value="2" calcext:value-type="float">
              <text:p>2</text:p>
            </table:table-cell>
            <table:table-cell table:style-name="ce62" table:formula="of:=(48+24+[.G191])" office:value-type="float" office:value="74" calcext:value-type="float">
              <text:p>74</text:p>
            </table:table-cell>
            <table:table-cell table:style-name="ce62" office:value-type="float" office:value="10" calcext:value-type="float">
              <text:p>10</text:p>
            </table:table-cell>
            <table:table-cell table:style-name="ce62"/>
            <table:table-cell table:style-name="ce62" table:formula="of:=(([.D191]*60*60)+([.E191]*60)+[.F191])" office:value-type="float" office:value="266460" calcext:value-type="float">
              <text:p>266460</text:p>
            </table:table-cell>
            <table:table-cell table:style-name="ce62" table:formula="of:=(([.H191]*60*60)+([.I191]*60)+[.J191])" office:value-type="float" office:value="267000" calcext:value-type="float">
              <text:p>267000</text:p>
            </table:table-cell>
            <table:table-cell table:style-name="ce62" table:formula="of:=([.L191]-[.K191])" office:value-type="float" office:value="540" calcext:value-type="float">
              <text:p>5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3" calcext:value-type="float">
              <text:p>6703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62" table:formula="of:=(48+24+[.C192])" office:value-type="float" office:value="74" calcext:value-type="float">
              <text:p>74</text:p>
            </table:table-cell>
            <table:table-cell table:style-name="ce62" office:value-type="float" office:value="54" calcext:value-type="float">
              <text:p>54</text:p>
            </table:table-cell>
            <table:table-cell table:style-name="ce62"/>
            <table:table-cell table:style-name="ce46" office:value-type="float" office:value="3" calcext:value-type="float">
              <text:p>3</text:p>
            </table:table-cell>
            <table:table-cell table:style-name="ce62" table:formula="of:=(48+24+[.G192])" office:value-type="float" office:value="75" calcext:value-type="float">
              <text:p>75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92]*60*60)+([.E192]*60)+[.F192])" office:value-type="float" office:value="269640" calcext:value-type="float">
              <text:p>269640</text:p>
            </table:table-cell>
            <table:table-cell table:style-name="ce62" table:formula="of:=(([.H192]*60*60)+([.I192]*60)+[.J192])" office:value-type="float" office:value="273480" calcext:value-type="float">
              <text:p>273480</text:p>
            </table:table-cell>
            <table:table-cell table:style-name="ce62" table:formula="of:=([.L192]-[.K192])" office:value-type="float" office:value="3840" calcext:value-type="float">
              <text:p>38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35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85:.M192])" office:value-type="float" office:value="25307" calcext:value-type="float">
              <text:p>25307</text:p>
            </table:table-cell>
            <table:table-cell table:style-name="ce58" office:value-type="string" calcext:value-type="string">
              <text:p>Total elasped time (runs)</text:p>
            </table:table-cell>
            <table:table-cell table:style-name="ce47" table:formula="of:=([.L187]-[.K185])" office:value-type="float" office:value="9689" calcext:value-type="float">
              <text:p>9689</text:p>
            </table:table-cell>
            <table:table-cell table:style-name="ce58" office:value-type="string" calcext:value-type="string">
              <text:p>Total dummy</text:p>
            </table:table-cell>
            <table:table-cell table:style-name="ce47" table:formula="of:=([.L192]-[.K188])" office:value-type="float" office:value="19260" calcext:value-type="float">
              <text:p>19260</text:p>
            </table:table-cell>
            <table:table-cell table:style-name="ce58"/>
            <table:table-cell table:style-name="ce47"/>
            <table:table-cell table:style-name="ce62" table:number-columns-repeated="3"/>
            <table:table-cell table:number-columns-repeated="1011"/>
          </table:table-row>
        </table:table-row-group>
        <table:table-row table:style-name="ro3" table:number-rows-repeated="673">
          <table:table-cell table:number-columns-repeated="1024"/>
        </table:table-row>
        <table:table-row table:style-name="ro4" table:number-rows-repeated="10477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49" table:style-name="ta6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32" office:value-type="string" calcext:value-type="string">
            <text:p>Run Number</text:p>
          </table:table-cell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End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Start time (sec)</text:p>
          </table:table-cell>
          <table:table-cell table:style-name="ce32" office:value-type="string" calcext:value-type="string">
            <text:p>End time (sec)</text:p>
          </table:table-cell>
          <table:table-cell table:style-name="ce3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42" office:value-type="float" office:value="8.86" calcext:value-type="float">
            <text:p>8.86</text:p>
          </table:table-cell>
          <table:table-cell table:style-name="ce43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3"/>
            <table:table-cell table:style-name="ce48" office:value-type="float" office:value="4865" calcext:value-type="float">
              <text:p>4865</text:p>
            </table:table-cell>
            <table:table-cell table:style-name="ce43"/>
            <table:table-cell table:style-name="ce59" office:value-type="float" office:value="11" calcext:value-type="float">
              <text:p>11</text:p>
            </table:table-cell>
            <table:table-cell table:style-name="ce59" office:value-type="float" office:value="35" calcext:value-type="float">
              <text:p>35</text:p>
            </table:table-cell>
            <table:table-cell table:style-name="ce59" office:value-type="float" office:value="21" calcext:value-type="float">
              <text:p>21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table:formula="of:=(([.D4]*60*60)+([.E4]*60)+[.F4])" office:value-type="float" office:value="41721" calcext:value-type="float">
              <text:p>41721</text:p>
            </table:table-cell>
            <table:table-cell table:style-name="ce59" table:formula="of:=(([.H4]*60*60)+([.I4]*60)+[.J4])" office:value-type="float" office:value="44858" calcext:value-type="float">
              <text:p>44858</text:p>
            </table:table-cell>
            <table:table-cell table:style-name="ce59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4866" calcext:value-type="float">
              <text:p>4866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 office:value-type="float" office:value="41" calcext:value-type="float">
              <text:p>41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25" calcext:value-type="float">
              <text:p>25</text:p>
            </table:table-cell>
            <table:table-cell table:style-name="ce59" office:value-type="float" office:value="50" calcext:value-type="float">
              <text:p>50</text:p>
            </table:table-cell>
            <table:table-cell table:style-name="ce59" table:formula="of:=(([.D5]*60*60)+([.E5]*60)+[.F5])" office:value-type="float" office:value="44921" calcext:value-type="float">
              <text:p>44921</text:p>
            </table:table-cell>
            <table:table-cell table:style-name="ce59" table:formula="of:=(([.H5]*60*60)+([.I5]*60)+[.J5])" office:value-type="float" office:value="48350" calcext:value-type="float">
              <text:p>48350</text:p>
            </table:table-cell>
            <table:table-cell table:style-name="ce59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4867" calcext:value-type="float">
              <text:p>4867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number-columns-repeated="2" table:style-name="ce59" office:value-type="float" office:value="26" calcext:value-type="float">
              <text:p>26</text:p>
            </table:table-cell>
            <table:table-cell table:style-name="ce43"/>
            <table:table-cell table:style-name="ce59" office:value-type="float" office:value="14" calcext:value-type="float">
              <text:p>14</text:p>
            </table:table-cell>
            <table:table-cell table:style-name="ce59" office:value-type="float" office:value="26" calcext:value-type="float">
              <text:p>26</text:p>
            </table:table-cell>
            <table:table-cell table:style-name="ce59" office:value-type="float" office:value="43" calcext:value-type="float">
              <text:p>43</text:p>
            </table:table-cell>
            <table:table-cell table:style-name="ce59" table:formula="of:=(([.D6]*60*60)+([.E6]*60)+[.F6])" office:value-type="float" office:value="48386" calcext:value-type="float">
              <text:p>48386</text:p>
            </table:table-cell>
            <table:table-cell table:style-name="ce59" table:formula="of:=(([.H6]*60*60)+([.I6]*60)+[.J6])" office:value-type="float" office:value="52003" calcext:value-type="float">
              <text:p>52003</text:p>
            </table:table-cell>
            <table:table-cell table:style-name="ce59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4868" calcext:value-type="float">
              <text:p>4868</text:p>
            </table:table-cell>
            <table:table-cell table:style-name="ce43"/>
            <table:table-cell table:style-name="ce59" office:value-type="float" office:value="14" calcext:value-type="float">
              <text:p>14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43"/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 table:formula="of:=(([.D7]*60*60)+([.E7]*60)+[.F7])" office:value-type="float" office:value="52154" calcext:value-type="float">
              <text:p>52154</text:p>
            </table:table-cell>
            <table:table-cell table:style-name="ce59" table:formula="of:=(([.H7]*60*60)+([.I7]*60)+[.J7])" office:value-type="float" office:value="55676" calcext:value-type="float">
              <text:p>55676</text:p>
            </table:table-cell>
            <table:table-cell table:style-name="ce59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*</text:p>
            </table:table-cell>
            <table:table-cell table:style-name="ce48" office:value-type="float" office:value="4870" calcext:value-type="float">
              <text:p>4870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21" calcext:value-type="float">
              <text:p>2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8]*60*60)+([.E8]*60)+[.F8])" office:value-type="float" office:value="57904" calcext:value-type="float">
              <text:p>57904</text:p>
            </table:table-cell>
            <table:table-cell table:style-name="ce59" table:formula="of:=(([.H8]*60*60)+([.I8]*60)+[.J8])" office:value-type="float" office:value="58860" calcext:value-type="float">
              <text:p>58860</text:p>
            </table:table-cell>
            <table:table-cell table:style-name="ce59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3" office:value-type="string" calcext:value-type="string">
              <text:p>Setup</text:p>
            </table:table-cell>
            <table:table-cell table:style-name="ce43"/>
            <table:table-cell table:style-name="ce59" office:value-type="float" office:value="10" calcext:value-type="float">
              <text:p>10</text:p>
            </table:table-cell>
            <table:table-cell table:style-name="ce63" office:value-type="float" office:value="22" calcext:value-type="float">
              <text:p>2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 table:number-columns-repeated="4"/>
            <table:table-cell table:style-name="ce59" table:formula="of:=(([.D9]*60*60)+([.E9]*60)+[.F9])" office:value-type="float" office:value="37320" calcext:value-type="float">
              <text:p>37320</text:p>
            </table:table-cell>
            <table:table-cell table:style-name="ce4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3" office:value-type="string" calcext:value-type="string">
              <text:p>Target change</text:p>
            </table:table-cell>
            <table:table-cell table:style-name="ce43"/>
            <table:table-cell table:style-name="ce59" office:value-type="float" office:value="15" calcext:value-type="float">
              <text:p>15</text:p>
            </table:table-cell>
            <table:table-cell table:style-name="ce63" office:value-type="float" office:value="42" calcext:value-type="float">
              <text:p>4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 table:number-columns-repeated="4"/>
            <table:table-cell table:style-name="ce59" table:formula="of:=(([.D10]*60*60)+([.E10]*60)+[.F10])" office:value-type="float" office:value="56520" calcext:value-type="float">
              <text:p>56520</text:p>
            </table:table-cell>
            <table:table-cell table:style-name="ce59" table:formula="of:=[.K8]" office:value-type="float" office:value="57904" calcext:value-type="float">
              <text:p>57904</text:p>
            </table:table-cell>
            <table:table-cell table:style-name="ce4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3" office:value-type="string" calcext:value-type="string">
              <text:p>Magnets</text:p>
            </table:table-cell>
            <table:table-cell table:style-name="ce43"/>
            <table:table-cell table:style-name="ce59" office:value-type="float" office:value="10" calcext:value-type="float">
              <text:p>10</text:p>
            </table:table-cell>
            <table:table-cell table:style-name="ce63" office:value-type="float" office:value="22" calcext:value-type="float">
              <text:p>2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 table:number-columns-repeated="4"/>
            <table:table-cell table:style-name="ce59" table:formula="of:=(([.D11]*60*60)+([.E11]*60)+[.F11])" office:value-type="float" office:value="37320" calcext:value-type="float">
              <text:p>37320</text:p>
            </table:table-cell>
            <table:table-cell table:style-name="ce59" table:formula="of:=[.K4]" office:value-type="float" office:value="41721" calcext:value-type="float">
              <text:p>41721</text:p>
            </table:table-cell>
            <table:table-cell table:style-name="ce59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 office:value-type="float" office:value="6.79" calcext:value-type="float">
              <text:p>6.79</text:p>
            </table:table-cell>
            <table:table-cell table:style-name="ce49" office:value-type="string" calcext:value-type="string">
              <text:p>4865-4870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([.L8]-[.K4])" office:value-type="float" office:value="17139" calcext:value-type="float">
              <text:p>17139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8]-[.K9])+[.M11]" office:value-type="float" office:value="25941" calcext:value-type="float">
              <text:p>25941</text:p>
            </table:table-cell>
            <table:table-cell table:style-name="ce55" office:value-type="string" calcext:value-type="string">
              <text:p>Total dummy</text:p>
            </table:table-cell>
            <table:table-cell table:style-name="ce42" table:formula="of:=([.L10]-[.K10])+[.M8]" office:value-type="float" office:value="2340" calcext:value-type="float">
              <text:p>2340</text:p>
            </table:table-cell>
            <table:table-cell table:style-name="ce55" office:value-type="string" calcext:value-type="string">
              <text:p>Total elasped minus dummy</text:p>
            </table:table-cell>
            <table:table-cell table:style-name="ce42" table:formula="of:=([.F12]-[.H12])" office:value-type="float" office:value="23601" calcext:value-type="float">
              <text:p>23601</text:p>
            </table:table-cell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44" office:value-type="float" office:value="11.86" calcext:value-type="float">
            <text:p>11.86</text:p>
          </table:table-cell>
          <table:table-cell table:style-name="ce45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5"/>
            <table:table-cell table:style-name="ce50" office:value-type="float" office:value="4871" calcext:value-type="float">
              <text:p>4871</text:p>
            </table:table-cell>
            <table:table-cell table:style-name="ce45"/>
            <table:table-cell table:style-name="ce52" office:value-type="float" office:value="16" calcext:value-type="float">
              <text:p>16</text:p>
            </table:table-cell>
            <table:table-cell table:style-name="ce52" office:value-type="float" office:value="36" calcext:value-type="float">
              <text:p>36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45"/>
            <table:table-cell table:style-name="ce52" office:value-type="float" office:value="17" calcext:value-type="float">
              <text:p>17</text:p>
            </table:table-cell>
            <table:table-cell table:number-columns-repeated="2" table:style-name="ce52" office:value-type="float" office:value="20" calcext:value-type="float">
              <text:p>20</text:p>
            </table:table-cell>
            <table:table-cell table:style-name="ce52" table:formula="of:=(([.D14]*60*60)+([.E14]*60)+[.F14])" office:value-type="float" office:value="59760" calcext:value-type="float">
              <text:p>59760</text:p>
            </table:table-cell>
            <table:table-cell table:style-name="ce52" table:formula="of:=(([.H14]*60*60)+([.I14]*60)+[.J14])" office:value-type="float" office:value="62420" calcext:value-type="float">
              <text:p>62420</text:p>
            </table:table-cell>
            <table:table-cell table:style-name="ce52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3" calcext:value-type="float">
              <text:p>4873</text:p>
            </table:table-cell>
            <table:table-cell table:style-name="ce45"/>
            <table:table-cell table:style-name="ce52" office:value-type="float" office:value="18" calcext:value-type="float">
              <text:p>18</text:p>
            </table:table-cell>
            <table:table-cell table:style-name="ce52" office:value-type="float" office:value="12" calcext:value-type="float">
              <text:p>12</text:p>
            </table:table-cell>
            <table:table-cell table:style-name="ce52" office:value-type="float" office:value="14" calcext:value-type="float">
              <text:p>14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52" office:value-type="float" office:value="39" calcext:value-type="float">
              <text:p>39</text:p>
            </table:table-cell>
            <table:table-cell table:style-name="ce52" table:formula="of:=(([.D15]*60*60)+([.E15]*60)+[.F15])" office:value-type="float" office:value="65534" calcext:value-type="float">
              <text:p>65534</text:p>
            </table:table-cell>
            <table:table-cell table:style-name="ce52" table:formula="of:=(([.H15]*60*60)+([.I15]*60)+[.J15])" office:value-type="float" office:value="68679" calcext:value-type="float">
              <text:p>68679</text:p>
            </table:table-cell>
            <table:table-cell table:style-name="ce52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 office:value-type="string" calcext:value-type="string">
              <text:p>*</text:p>
            </table:table-cell>
            <table:table-cell table:style-name="ce50" office:value-type="float" office:value="4874" calcext:value-type="float">
              <text:p>4874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52" office:value-type="float" office:value="18" calcext:value-type="float">
              <text:p>18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30" calcext:value-type="float">
              <text:p>30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52" table:formula="of:=(([.D16]*60*60)+([.E16]*60)+[.F16])" office:value-type="float" office:value="68718" calcext:value-type="float">
              <text:p>68718</text:p>
            </table:table-cell>
            <table:table-cell table:style-name="ce52" table:formula="of:=(([.H16]*60*60)+([.I16]*60)+[.J16])" office:value-type="float" office:value="70200" calcext:value-type="float">
              <text:p>70200</text:p>
            </table:table-cell>
            <table:table-cell table:style-name="ce52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5" calcext:value-type="float">
              <text:p>4875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31" calcext:value-type="float">
              <text:p>31</text:p>
            </table:table-cell>
            <table:table-cell table:style-name="ce52" office:value-type="float" office:value="29" calcext:value-type="float">
              <text:p>29</text:p>
            </table:table-cell>
            <table:table-cell table:style-name="ce45"/>
            <table:table-cell table:style-name="ce52" office:value-type="float" office:value="20" calcext:value-type="float">
              <text:p>20</text:p>
            </table:table-cell>
            <table:table-cell table:style-name="ce52" office:value-type="float" office:value="33" calcext:value-type="float">
              <text:p>33</text:p>
            </table:table-cell>
            <table:table-cell table:style-name="ce52" office:value-type="float" office:value="31" calcext:value-type="float">
              <text:p>31</text:p>
            </table:table-cell>
            <table:table-cell table:style-name="ce52" table:formula="of:=(([.D17]*60*60)+([.E17]*60)+[.F17])" office:value-type="float" office:value="70289" calcext:value-type="float">
              <text:p>70289</text:p>
            </table:table-cell>
            <table:table-cell table:style-name="ce52" table:formula="of:=(([.H17]*60*60)+([.I17]*60)+[.J17])" office:value-type="float" office:value="74011" calcext:value-type="float">
              <text:p>74011</text:p>
            </table:table-cell>
            <table:table-cell table:style-name="ce52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6" calcext:value-type="float">
              <text:p>4876</text:p>
            </table:table-cell>
            <table:table-cell table:style-name="ce45"/>
            <table:table-cell table:style-name="ce52" office:value-type="float" office:value="20" calcext:value-type="float">
              <text:p>20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59" calcext:value-type="float">
              <text:p>59</text:p>
            </table:table-cell>
            <table:table-cell table:style-name="ce45"/>
            <table:table-cell table:style-name="ce52" office:value-type="float" office:value="21" calcext:value-type="float">
              <text:p>21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16" calcext:value-type="float">
              <text:p>16</text:p>
            </table:table-cell>
            <table:table-cell table:style-name="ce52" table:formula="of:=(([.D18]*60*60)+([.E18]*60)+[.F18])" office:value-type="float" office:value="74099" calcext:value-type="float">
              <text:p>74099</text:p>
            </table:table-cell>
            <table:table-cell table:style-name="ce52" table:formula="of:=(([.H18]*60*60)+([.I18]*60)+[.J18])" office:value-type="float" office:value="77656" calcext:value-type="float">
              <text:p>77656</text:p>
            </table:table-cell>
            <table:table-cell table:style-name="ce52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7" calcext:value-type="float">
              <text:p>4877</text:p>
            </table:table-cell>
            <table:table-cell table:style-name="ce45"/>
            <table:table-cell table:style-name="ce52" office:value-type="float" office:value="21" calcext:value-type="float">
              <text:p>21</text:p>
            </table:table-cell>
            <table:table-cell table:style-name="ce52" office:value-type="float" office:value="35" calcext:value-type="float">
              <text:p>35</text:p>
            </table:table-cell>
            <table:table-cell table:style-name="ce52" office:value-type="float" office:value="19" calcext:value-type="float">
              <text:p>19</text:p>
            </table:table-cell>
            <table:table-cell table:style-name="ce45"/>
            <table:table-cell table:style-name="ce52" office:value-type="float" office:value="22" calcext:value-type="float">
              <text:p>22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52" table:formula="of:=(([.D19]*60*60)+([.E19]*60)+[.F19])" office:value-type="float" office:value="77719" calcext:value-type="float">
              <text:p>77719</text:p>
            </table:table-cell>
            <table:table-cell table:style-name="ce52" table:formula="of:=(([.H19]*60*60)+([.I19]*60)+[.J19])" office:value-type="float" office:value="81245" calcext:value-type="float">
              <text:p>81245</text:p>
            </table:table-cell>
            <table:table-cell table:style-name="ce52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8" calcext:value-type="float">
              <text:p>4878</text:p>
            </table:table-cell>
            <table:table-cell table:style-name="ce45"/>
            <table:table-cell table:style-name="ce52" office:value-type="float" office:value="22" calcext:value-type="float">
              <text:p>22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53" calcext:value-type="float">
              <text:p>53</text:p>
            </table:table-cell>
            <table:table-cell table:style-name="ce45"/>
            <table:table-cell table:style-name="ce52" office:value-type="float" office:value="22" calcext:value-type="float">
              <text:p>22</text:p>
            </table:table-cell>
            <table:table-cell table:style-name="ce52" office:value-type="float" office:value="37" calcext:value-type="float">
              <text:p>37</text:p>
            </table:table-cell>
            <table:table-cell table:style-name="ce52" office:value-type="float" office:value="18" calcext:value-type="float">
              <text:p>18</text:p>
            </table:table-cell>
            <table:table-cell table:style-name="ce52" table:formula="of:=(([.D20]*60*60)+([.E20]*60)+[.F20])" office:value-type="float" office:value="81293" calcext:value-type="float">
              <text:p>81293</text:p>
            </table:table-cell>
            <table:table-cell table:style-name="ce52" table:formula="of:=(([.H20]*60*60)+([.I20]*60)+[.J20])" office:value-type="float" office:value="81438" calcext:value-type="float">
              <text:p>81438</text:p>
            </table:table-cell>
            <table:table-cell table:style-name="ce52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/>
            <table:table-cell table:style-name="ce50" office:value-type="float" office:value="4879" calcext:value-type="float">
              <text:p>4879</text:p>
            </table:table-cell>
            <table:table-cell table:style-name="ce45"/>
            <table:table-cell table:style-name="ce52" office:value-type="float" office:value="23" calcext:value-type="float">
              <text:p>23</text:p>
            </table:table-cell>
            <table:table-cell table:style-name="ce52" office:value-type="float" office:value="38" calcext:value-type="float">
              <text:p>38</text:p>
            </table:table-cell>
            <table:table-cell table:style-name="ce52" office:value-type="float" office:value="47" calcext:value-type="float">
              <text:p>47</text:p>
            </table:table-cell>
            <table:table-cell table:style-name="ce45"/>
            <table:table-cell table:style-name="ce52" office:value-type="float" office:value="24" calcext:value-type="float">
              <text:p>24</text:p>
            </table:table-cell>
            <table:table-cell table:style-name="ce52" office:value-type="float" office:value="42" calcext:value-type="float">
              <text:p>42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table:formula="of:=(([.D21]*60*60)+([.E21]*60)+[.F21])" office:value-type="float" office:value="85127" calcext:value-type="float">
              <text:p>85127</text:p>
            </table:table-cell>
            <table:table-cell table:style-name="ce52" table:formula="of:=(([.H21]*60*60)+([.I21]*60)+[.J21])" office:value-type="float" office:value="88954" calcext:value-type="float">
              <text:p>88954</text:p>
            </table:table-cell>
            <table:table-cell table:style-name="ce52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 office:value-type="string" calcext:value-type="string">
              <text:p>*</text:p>
            </table:table-cell>
            <table:table-cell table:style-name="ce50" office:value-type="float" office:value="4880" calcext:value-type="float">
              <text:p>4880</text:p>
            </table:table-cell>
            <table:table-cell table:style-name="ce45"/>
            <table:table-cell table:style-name="ce52" office:value-type="float" office:value="24" calcext:value-type="float">
              <text:p>24</text:p>
            </table:table-cell>
            <table:table-cell table:style-name="ce52" office:value-type="float" office:value="54" calcext:value-type="float">
              <text:p>54</text:p>
            </table:table-cell>
            <table:table-cell table:style-name="ce52" office:value-type="float" office:value="44" calcext:value-type="float">
              <text:p>44</text:p>
            </table:table-cell>
            <table:table-cell table:style-name="ce45"/>
            <table:table-cell table:style-name="ce52" office:value-type="float" office:value="25" calcext:value-type="float">
              <text:p>25</text:p>
            </table:table-cell>
            <table:table-cell table:style-name="ce52" office:value-type="float" office:value="13" calcext:value-type="float">
              <text:p>13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52" table:formula="of:=(([.D22]*60*60)+([.E22]*60)+[.F22])" office:value-type="float" office:value="89684" calcext:value-type="float">
              <text:p>89684</text:p>
            </table:table-cell>
            <table:table-cell table:style-name="ce52" table:formula="of:=(([.H22]*60*60)+([.I22]*60)+[.J22])" office:value-type="float" office:value="90780" calcext:value-type="float">
              <text:p>90780</text:p>
            </table:table-cell>
            <table:table-cell table:style-name="ce52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/>
            <table:table-cell table:style-name="ce50" office:value-type="string" calcext:value-type="string">
              <text:p>Setup</text:p>
            </table:table-cell>
            <table:table-cell table:style-name="ce45"/>
            <table:table-cell table:style-name="ce52" office:value-type="float" office:value="16" calcext:value-type="float">
              <text:p>16</text:p>
            </table:table-cell>
            <table:table-cell table:style-name="ce52" office:value-type="float" office:value="26" calcext:value-type="float">
              <text:p>26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45" table:number-columns-repeated="4"/>
            <table:table-cell table:style-name="ce52" table:formula="of:=(([.D23]*60*60)+([.E23]*60)+[.F23])" office:value-type="float" office:value="59160" calcext:value-type="float">
              <text:p>59160</text:p>
            </table:table-cell>
            <table:table-cell table:style-name="ce4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/>
            <table:table-cell table:style-name="ce50" office:value-type="string" calcext:value-type="string">
              <text:p>Target change</text:p>
            </table:table-cell>
            <table:table-cell table:style-name="ce45"/>
            <table:table-cell table:style-name="ce52" office:value-type="float" office:value="24" calcext:value-type="float">
              <text:p>24</text:p>
            </table:table-cell>
            <table:table-cell table:style-name="ce52" office:value-type="float" office:value="53" calcext:value-type="float">
              <text:p>53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45" table:number-columns-repeated="4"/>
            <table:table-cell table:style-name="ce52" table:formula="of:=(([.D24]*60*60)+([.E24]*60)+[.F24])" office:value-type="float" office:value="89580" calcext:value-type="float">
              <text:p>89580</text:p>
            </table:table-cell>
            <table:table-cell table:style-name="ce52" table:formula="of:=[.K22]" office:value-type="float" office:value="89684" calcext:value-type="float">
              <text:p>89684</text:p>
            </table:table-cell>
            <table:table-cell table:style-name="ce4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4" office:value-type="float" office:value="9.79" calcext:value-type="float">
              <text:p>9.79</text:p>
            </table:table-cell>
            <table:table-cell table:style-name="ce51" office:value-type="string" calcext:value-type="string">
              <text:p>4871-4880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([.L22]-[.K14])" office:value-type="float" office:value="31020" calcext:value-type="float">
              <text:p>31020</text:p>
            </table:table-cell>
            <table:table-cell table:style-name="ce64" office:value-type="string" calcext:value-type="string">
              <text:p>Total elasped time</text:p>
            </table:table-cell>
            <table:table-cell table:style-name="ce44" table:formula="of:=([.L22]-[.K23])" office:value-type="float" office:value="31620" calcext:value-type="float">
              <text:p>31620</text:p>
            </table:table-cell>
            <table:table-cell table:style-name="ce57" office:value-type="string" calcext:value-type="string">
              <text:p>Total dummy</text:p>
            </table:table-cell>
            <table:table-cell table:style-name="ce44" table:formula="of:=([.L24]-[.K24])+[.M22]" office:value-type="float" office:value="1200" calcext:value-type="float">
              <text:p>1200</text:p>
            </table:table-cell>
            <table:table-cell table:style-name="ce57" office:value-type="string" calcext:value-type="string">
              <text:p>Total elasped minus dummy</text:p>
            </table:table-cell>
            <table:table-cell table:style-name="ce44" table:formula="of:=([.F25]-[.H25])" office:value-type="float" office:value="30420" calcext:value-type="float">
              <text:p>30420</text:p>
            </table:table-cell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46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46"/>
            <table:table-cell table:style-name="ce53" office:value-type="float" office:value="4881" calcext:value-type="float">
              <text:p>4881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(([.D27]*60*60)+([.E27]*60)+[.F27])" office:value-type="float" office:value="4855" calcext:value-type="float">
              <text:p>4855</text:p>
            </table:table-cell>
            <table:table-cell table:style-name="ce62" table:formula="of:=(([.H27]*60*60)+([.I27]*60)+[.J27])" office:value-type="float" office:value="5896" calcext:value-type="float">
              <text:p>5896</text:p>
            </table:table-cell>
            <table:table-cell table:style-name="ce62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4882" calcext:value-type="float">
              <text:p>4882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49" calcext:value-type="float">
              <text:p>49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46"/>
            <table:table-cell table:style-name="ce62" office:value-type="float" office:value="2" calcext:value-type="float">
              <text:p>2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office:value-type="float" office:value="17" calcext:value-type="float">
              <text:p>17</text:p>
            </table:table-cell>
            <table:table-cell table:style-name="ce62" table:formula="of:=(([.D28]*60*60)+([.E28]*60)+[.F28])" office:value-type="float" office:value="6554" calcext:value-type="float">
              <text:p>6554</text:p>
            </table:table-cell>
            <table:table-cell table:style-name="ce62" table:formula="of:=(([.H28]*60*60)+([.I28]*60)+[.J28])" office:value-type="float" office:value="9197" calcext:value-type="float">
              <text:p>9197</text:p>
            </table:table-cell>
            <table:table-cell table:style-name="ce62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4" calcext:value-type="float">
              <text:p>4884</text:p>
            </table:table-cell>
            <table:table-cell table:style-name="ce46"/>
            <table:table-cell table:style-name="ce62" office:value-type="float" office:value="2" calcext:value-type="float">
              <text:p>2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46"/>
            <table:table-cell table:style-name="ce62" office:value-type="float" office:value="3" calcext:value-type="float">
              <text:p>3</text:p>
            </table:table-cell>
            <table:table-cell table:number-columns-repeated="2" table:style-name="ce62" office:value-type="float" office:value="0" calcext:value-type="float">
              <text:p>0</text:p>
            </table:table-cell>
            <table:table-cell table:style-name="ce62" table:formula="of:=(([.D29]*60*60)+([.E29]*60)+[.F29])" office:value-type="float" office:value="9591" calcext:value-type="float">
              <text:p>9591</text:p>
            </table:table-cell>
            <table:table-cell table:style-name="ce62" table:formula="of:=(([.H29]*60*60)+([.I29]*60)+[.J29])" office:value-type="float" office:value="10800" calcext:value-type="float">
              <text:p>10800</text:p>
            </table:table-cell>
            <table:table-cell table:style-name="ce62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5" calcext:value-type="float">
              <text:p>4885</text:p>
            </table:table-cell>
            <table:table-cell table:style-name="ce46"/>
            <table:table-cell table:style-name="ce62" office:value-type="float" office:value="3" calcext:value-type="float">
              <text:p>3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46"/>
            <table:table-cell table:style-name="ce62" office:value-type="float" office:value="3" calcext:value-type="float">
              <text:p>3</text:p>
            </table:table-cell>
            <table:table-cell table:style-name="ce62" office:value-type="float" office:value="43" calcext:value-type="float">
              <text:p>43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0]*60*60)+([.E30]*60)+[.F30])" office:value-type="float" office:value="11071" calcext:value-type="float">
              <text:p>11071</text:p>
            </table:table-cell>
            <table:table-cell table:style-name="ce62" table:formula="of:=(([.H30]*60*60)+([.I30]*60)+[.J30])" office:value-type="float" office:value="13380" calcext:value-type="float">
              <text:p>13380</text:p>
            </table:table-cell>
            <table:table-cell table:style-name="ce62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7" calcext:value-type="float">
              <text:p>4887</text:p>
            </table:table-cell>
            <table:table-cell table:style-name="ce46"/>
            <table:table-cell table:style-name="ce62" office:value-type="float" office:value="4" calcext:value-type="float">
              <text:p>4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1]*60*60)+([.E31]*60)+[.F31])" office:value-type="float" office:value="15880" calcext:value-type="float">
              <text:p>15880</text:p>
            </table:table-cell>
            <table:table-cell table:style-name="ce62" table:formula="of:=(([.H31]*60*60)+([.I31]*60)+[.J31])" office:value-type="float" office:value="18540" calcext:value-type="float">
              <text:p>18540</text:p>
            </table:table-cell>
            <table:table-cell table:style-name="ce62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8" calcext:value-type="float">
              <text:p>4888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10" calcext:value-type="float">
              <text:p>10</text:p>
            </table:table-cell>
            <table:table-cell table:style-name="ce62" office:value-type="float" office:value="41" calcext:value-type="float">
              <text:p>41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48" calcext:value-type="float">
              <text:p>48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2]*60*60)+([.E32]*60)+[.F32])" office:value-type="float" office:value="18641" calcext:value-type="float">
              <text:p>18641</text:p>
            </table:table-cell>
            <table:table-cell table:style-name="ce62" table:formula="of:=(([.H32]*60*60)+([.I32]*60)+[.J32])" office:value-type="float" office:value="20880" calcext:value-type="float">
              <text:p>20880</text:p>
            </table:table-cell>
            <table:table-cell table:style-name="ce62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9" calcext:value-type="float">
              <text:p>4889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46"/>
            <table:table-cell table:style-name="ce62" office:value-type="float" office:value="6" calcext:value-type="float">
              <text:p>6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3]*60*60)+([.E33]*60)+[.F33])" office:value-type="float" office:value="21220" calcext:value-type="float">
              <text:p>21220</text:p>
            </table:table-cell>
            <table:table-cell table:style-name="ce62" table:formula="of:=(([.H33]*60*60)+([.I33]*60)+[.J33])" office:value-type="float" office:value="23100" calcext:value-type="float">
              <text:p>23100</text:p>
            </table:table-cell>
            <table:table-cell table:style-name="ce62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90" calcext:value-type="float">
              <text:p>4890</text:p>
            </table:table-cell>
            <table:table-cell table:style-name="ce46"/>
            <table:table-cell table:style-name="ce62" office:value-type="float" office:value="6" calcext:value-type="float">
              <text:p>6</text:p>
            </table:table-cell>
            <table:table-cell table:style-name="ce62" office:value-type="float" office:value="27" calcext:value-type="float">
              <text:p>27</text:p>
            </table:table-cell>
            <table:table-cell table:style-name="ce62" office:value-type="float" office:value="10" calcext:value-type="float">
              <text:p>10</text:p>
            </table:table-cell>
            <table:table-cell table:style-name="ce46"/>
            <table:table-cell table:style-name="ce62" office:value-type="float" office:value="6" calcext:value-type="float">
              <text:p>6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4]*60*60)+([.E34]*60)+[.F34])" office:value-type="float" office:value="23230" calcext:value-type="float">
              <text:p>23230</text:p>
            </table:table-cell>
            <table:table-cell table:style-name="ce62" table:formula="of:=(([.H34]*60*60)+([.I34]*60)+[.J34])" office:value-type="float" office:value="25080" calcext:value-type="float">
              <text:p>25080</text:p>
            </table:table-cell>
            <table:table-cell table:style-name="ce62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string" calcext:value-type="string">
              <text:p>Setup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19" calcext:value-type="float">
              <text:p>19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46" table:number-columns-repeated="4"/>
            <table:table-cell table:style-name="ce62" table:formula="of:=(([.D35]*60*60)+([.E35]*60)+[.F35])" office:value-type="float" office:value="4740" calcext:value-type="float">
              <text:p>4740</text:p>
            </table:table-cell>
            <table:table-cell table:style-name="ce46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string" calcext:value-type="string">
              <text:p>Target change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46" table:number-columns-repeated="4"/>
            <table:table-cell table:style-name="ce62" table:formula="of:=(([.D36]*60*60)+([.E36]*60)+[.F36])" office:value-type="float" office:value="4855" calcext:value-type="float">
              <text:p>4855</text:p>
            </table:table-cell>
            <table:table-cell table:style-name="ce62" table:formula="of:=[.K27]" office:value-type="float" office:value="4855" calcext:value-type="float">
              <text:p>4855</text:p>
            </table:table-cell>
            <table:table-cell table:style-name="ce46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float" office:value="21.18" calcext:value-type="float">
              <text:p>21.18</text:p>
            </table:table-cell>
            <table:table-cell table:style-name="ce54" office:value-type="string" calcext:value-type="string">
              <text:p>4881-4890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([.L34]-[.K27])" office:value-type="float" office:value="20225" calcext:value-type="float">
              <text:p>20225</text:p>
            </table:table-cell>
            <table:table-cell table:style-name="ce65" office:value-type="string" calcext:value-type="string">
              <text:p>Total elasped time</text:p>
            </table:table-cell>
            <table:table-cell table:style-name="ce47" table:formula="of:=([.L34]-[.K35])" office:value-type="float" office:value="20340" calcext:value-type="float">
              <text:p>20340</text:p>
            </table:table-cell>
            <table:table-cell table:style-name="ce58" office:value-type="string" calcext:value-type="string">
              <text:p>Total dummy</text:p>
            </table:table-cell>
            <table:table-cell table:style-name="ce47" table:formula="of:=([.L36]-[.K36])+[.M27]" office:value-type="float" office:value="1041" calcext:value-type="float">
              <text:p>1041</text:p>
            </table:table-cell>
            <table:table-cell table:style-name="ce58" office:value-type="string" calcext:value-type="string">
              <text:p>Total elasped minus dummy</text:p>
            </table:table-cell>
            <table:table-cell table:style-name="ce47" table:formula="of:=([.F37]-[.H37])" office:value-type="float" office:value="19299" calcext:value-type="float">
              <text:p>19299</text:p>
            </table:table-cell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1">
          <table:table-cell table:number-columns-repeated="1024"/>
        </table:table-row>
        <table:table-row table:style-name="ro4" table:number-rows-repeated="10478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.8_20_GeV_20_Summary" style:display-name="PageStyle_3.8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3p8" style:display-name="PageStyle_0p5_3p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4.9_20_GeV_20_Summary" style:display-name="PageStyle_4.9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4p9" style:display-name="PageStyle_0p5_4p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_20_of_20_runs_20_3p8" style:display-name="PageStyle_Time of runs 3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me_20_of_20_runs_20_49" style:display-name="PageStyle_Time of runs 4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079" meta:object-count="0"/>
    <meta:generator>LibreOfficeDev/6.0.5.2$Linux_X86_64 LibreOffice_project/</meta:generator>
  </office:meta>
</office:document-meta>
</file>